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27cm" fo:margin-left="0.025cm" fo:margin-right="0.007cm" table:align="margins" fo:background-color="transparent">
        <style:background-image/>
      </style:table-properties>
    </style:style>
    <style:style style:name="Table34.A" style:family="table-column">
      <style:table-column-properties style:column-width="10.289cm" style:rel-column-width="34181*"/>
    </style:style>
    <style:style style:name="Table34.B" style:family="table-column">
      <style:table-column-properties style:column-width="9.439cm" style:rel-column-width="3135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8" style:family="table">
      <style:table-properties style:width="16.72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6cm" style:rel-column-width="6453*"/>
    </style:style>
    <style:style style:name="Table8.B" style:family="table-column">
      <style:table-column-properties style:column-width="2.124cm" style:rel-column-width="8326*"/>
    </style:style>
    <style:style style:name="Table8.C" style:family="table-column">
      <style:table-column-properties style:column-width="12.949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88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2cm" style:rel-column-width="12824*"/>
    </style:style>
    <style:style style:name="Table6.B" style:family="table-column">
      <style:table-column-properties style:column-width="1.718cm" style:rel-column-width="7368*"/>
    </style:style>
    <style:style style:name="Table6.C" style:family="table-column">
      <style:table-column-properties style:column-width="10.578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27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28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599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498cm" style:rel-column-width="18017*"/>
    </style:style>
    <style:style style:name="Table70.B" style:family="table-column">
      <style:table-column-properties style:column-width="1.598cm" style:rel-column-width="6405*"/>
    </style:style>
    <style:style style:name="Table70.C" style:family="table-column">
      <style:table-column-properties style:column-width="10.262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498cm" style:rel-column-width="18017*"/>
    </style:style>
    <style:style style:name="Table23.B" style:family="table-column">
      <style:table-column-properties style:column-width="1.598cm" style:rel-column-width="6405*"/>
    </style:style>
    <style:style style:name="Table23.C" style:family="table-column">
      <style:table-column-properties style:column-width="10.262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498cm" style:rel-column-width="18017*"/>
    </style:style>
    <style:style style:name="Table22.B" style:family="table-column">
      <style:table-column-properties style:column-width="1.598cm" style:rel-column-width="6405*"/>
    </style:style>
    <style:style style:name="Table22.C" style:family="table-column">
      <style:table-column-properties style:column-width="10.262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498cm" style:rel-column-width="18017*"/>
    </style:style>
    <style:style style:name="Table24.B" style:family="table-column">
      <style:table-column-properties style:column-width="1.598cm" style:rel-column-width="6405*"/>
    </style:style>
    <style:style style:name="Table24.C" style:family="table-column">
      <style:table-column-properties style:column-width="10.262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498cm" style:rel-column-width="18017*"/>
    </style:style>
    <style:style style:name="Table19.B" style:family="table-column">
      <style:table-column-properties style:column-width="1.598cm" style:rel-column-width="6405*"/>
    </style:style>
    <style:style style:name="Table19.C" style:family="table-column">
      <style:table-column-properties style:column-width="10.262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498cm" style:rel-column-width="18017*"/>
    </style:style>
    <style:style style:name="Table69.B" style:family="table-column">
      <style:table-column-properties style:column-width="1.598cm" style:rel-column-width="6405*"/>
    </style:style>
    <style:style style:name="Table69.C" style:family="table-column">
      <style:table-column-properties style:column-width="10.262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498cm" style:rel-column-width="18017*"/>
    </style:style>
    <style:style style:name="Table33.B" style:family="table-column">
      <style:table-column-properties style:column-width="1.598cm" style:rel-column-width="6405*"/>
    </style:style>
    <style:style style:name="Table33.C" style:family="table-column">
      <style:table-column-properties style:column-width="10.262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32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498cm" style:rel-column-width="15568*"/>
    </style:style>
    <style:style style:name="Table25.B" style:family="table-column">
      <style:table-column-properties style:column-width="1.598cm" style:rel-column-width="5535*"/>
    </style:style>
    <style:style style:name="Table25.C" style:family="table-column">
      <style:table-column-properties style:column-width="1.692cm" style:rel-column-width="5858*"/>
    </style:style>
    <style:style style:name="Table25.D" style:family="table-column">
      <style:table-column-properties style:column-width="11.142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1cm" style:rel-column-width="16573*"/>
    </style:style>
    <style:style style:name="Table1.B" style:family="table-column">
      <style:table-column-properties style:column-width="1.766cm" style:rel-column-width="5877*"/>
    </style:style>
    <style:style style:name="Table1.C" style:family="table-column">
      <style:table-column-properties style:column-width="12.95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1cm" style:rel-column-width="16573*"/>
    </style:style>
    <style:style style:name="Table3.B" style:family="table-column">
      <style:table-column-properties style:column-width="1.766cm" style:rel-column-width="5877*"/>
    </style:style>
    <style:style style:name="Table3.C" style:family="table-column">
      <style:table-column-properties style:column-width="12.95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81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81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43cm" fo:margin-left="0.674cm" fo:margin-right="0.443cm" table:align="margins"/>
    </style:style>
    <style:style style:name="Table73.A" style:family="table-column">
      <style:table-column-properties style:column-width="18.643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4cm" style:rel-column-width="37157*"/>
    </style:style>
    <style:style style:name="Table74.B" style:family="table-column">
      <style:table-column-properties style:column-width="8.068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43cm" fo:margin-left="0.674cm" fo:margin-right="0.443cm" table:align="margins"/>
    </style:style>
    <style:style style:name="Table75.A" style:family="table-column">
      <style:table-column-properties style:column-width="18.643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3cm" style:rel-column-width="38069*"/>
    </style:style>
    <style:style style:name="Table76.B" style:family="table-column">
      <style:table-column-properties style:column-width="7.809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83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1cm" style:rel-column-width="16550*"/>
    </style:style>
    <style:style style:name="Table10.B" style:family="table-column">
      <style:table-column-properties style:column-width="1.762cm" style:rel-column-width="5869*"/>
    </style:style>
    <style:style style:name="Table10.C" style:family="table-column">
      <style:table-column-properties style:column-width="12.95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1cm" style:rel-column-width="16573*"/>
    </style:style>
    <style:style style:name="Table11.B" style:family="table-column">
      <style:table-column-properties style:column-width="1.766cm" style:rel-column-width="5877*"/>
    </style:style>
    <style:style style:name="Table11.C" style:family="table-column">
      <style:table-column-properties style:column-width="12.95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1cm" style:rel-column-width="16573*"/>
    </style:style>
    <style:style style:name="Table40.B" style:family="table-column">
      <style:table-column-properties style:column-width="1.766cm" style:rel-column-width="5877*"/>
    </style:style>
    <style:style style:name="Table40.C" style:family="table-column">
      <style:table-column-properties style:column-width="12.95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1cm" style:rel-column-width="16573*"/>
    </style:style>
    <style:style style:name="Table39.B" style:family="table-column">
      <style:table-column-properties style:column-width="1.766cm" style:rel-column-width="5877*"/>
    </style:style>
    <style:style style:name="Table39.C" style:family="table-column">
      <style:table-column-properties style:column-width="12.95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1cm" style:rel-column-width="16573*"/>
    </style:style>
    <style:style style:name="Table4.B" style:family="table-column">
      <style:table-column-properties style:column-width="1.766cm" style:rel-column-width="5877*"/>
    </style:style>
    <style:style style:name="Table4.C" style:family="table-column">
      <style:table-column-properties style:column-width="12.95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1cm" style:rel-column-width="16573*"/>
    </style:style>
    <style:style style:name="Table5.B" style:family="table-column">
      <style:table-column-properties style:column-width="1.766cm" style:rel-column-width="5877*"/>
    </style:style>
    <style:style style:name="Table5.C" style:family="table-column">
      <style:table-column-properties style:column-width="12.95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1cm" style:rel-column-width="16573*"/>
    </style:style>
    <style:style style:name="Table71.B" style:family="table-column">
      <style:table-column-properties style:column-width="1.766cm" style:rel-column-width="5877*"/>
    </style:style>
    <style:style style:name="Table71.C" style:family="table-column">
      <style:table-column-properties style:column-width="12.95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1cm" style:rel-column-width="16573*"/>
    </style:style>
    <style:style style:name="Table72.B" style:family="table-column">
      <style:table-column-properties style:column-width="1.766cm" style:rel-column-width="5877*"/>
    </style:style>
    <style:style style:name="Table72.C" style:family="table-column">
      <style:table-column-properties style:column-width="12.95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1cm" style:rel-column-width="16573*"/>
    </style:style>
    <style:style style:name="Table12.B" style:family="table-column">
      <style:table-column-properties style:column-width="1.766cm" style:rel-column-width="5877*"/>
    </style:style>
    <style:style style:name="Table12.C" style:family="table-column">
      <style:table-column-properties style:column-width="12.95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1cm" style:rel-column-width="16573*"/>
    </style:style>
    <style:style style:name="Table13.B" style:family="table-column">
      <style:table-column-properties style:column-width="1.766cm" style:rel-column-width="5877*"/>
    </style:style>
    <style:style style:name="Table13.C" style:family="table-column">
      <style:table-column-properties style:column-width="12.95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22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1cm" style:rel-column-width="16617*"/>
    </style:style>
    <style:style style:name="Table14.B" style:family="table-column">
      <style:table-column-properties style:column-width="1.762cm" style:rel-column-width="5858*"/>
    </style:style>
    <style:style style:name="Table14.C" style:family="table-column">
      <style:table-column-properties style:column-width="12.959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1cm" style:rel-column-width="16573*"/>
    </style:style>
    <style:style style:name="Table15.B" style:family="table-column">
      <style:table-column-properties style:column-width="1.766cm" style:rel-column-width="5877*"/>
    </style:style>
    <style:style style:name="Table15.C" style:family="table-column">
      <style:table-column-properties style:column-width="12.95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1cm" style:rel-column-width="16573*"/>
    </style:style>
    <style:style style:name="Table16.B" style:family="table-column">
      <style:table-column-properties style:column-width="1.766cm" style:rel-column-width="5877*"/>
    </style:style>
    <style:style style:name="Table16.C" style:family="table-column">
      <style:table-column-properties style:column-width="12.95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1cm" style:rel-column-width="16573*"/>
    </style:style>
    <style:style style:name="Table17.B" style:family="table-column">
      <style:table-column-properties style:column-width="1.766cm" style:rel-column-width="5877*"/>
    </style:style>
    <style:style style:name="Table17.C" style:family="table-column">
      <style:table-column-properties style:column-width="12.95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4.732cm" fo:margin-left="2.387cm" fo:margin-right="2.641cm" fo:break-before="page" table:align="margins"/>
    </style:style>
    <style:style style:name="Table18.A" style:family="table-column">
      <style:table-column-properties style:column-width="14.732cm" style:rel-column-width="65535*"/>
    </style:style>
    <style:style style:name="Table18.A1" style:family="table-cell">
      <style:table-cell-properties fo:padding="0.097cm" fo:border="0.002cm solid #000000"/>
    </style:style>
    <style:style style:name="Table2" style:family="table">
      <style:table-properties style:width="18.643cm" fo:margin-left="0.674cm" fo:margin-right="0.443cm" table:align="margins"/>
    </style:style>
    <style:style style:name="Table2.A" style:family="table-column">
      <style:table-column-properties style:column-width="18.643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43cm" fo:margin-left="0.674cm" fo:margin-right="0.443cm" table:align="margins"/>
    </style:style>
    <style:style style:name="Table32.A" style:family="table-column">
      <style:table-column-properties style:column-width="18.643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1cm" style:rel-column-width="16573*"/>
    </style:style>
    <style:style style:name="Table20.B" style:family="table-column">
      <style:table-column-properties style:column-width="1.766cm" style:rel-column-width="5877*"/>
    </style:style>
    <style:style style:name="Table20.C" style:family="table-column">
      <style:table-column-properties style:column-width="12.95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1cm" style:rel-column-width="16573*"/>
    </style:style>
    <style:style style:name="Table21.B" style:family="table-column">
      <style:table-column-properties style:column-width="1.766cm" style:rel-column-width="5877*"/>
    </style:style>
    <style:style style:name="Table21.C" style:family="table-column">
      <style:table-column-properties style:column-width="12.95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43cm" fo:margin-left="0.674cm" fo:margin-right="0.443cm" table:align="margins"/>
    </style:style>
    <style:style style:name="Table28.A" style:family="table-column">
      <style:table-column-properties style:column-width="18.643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cm" style:rel-column-width="36370*"/>
    </style:style>
    <style:style style:name="Table30.B" style:family="table-column">
      <style:table-column-properties style:column-width="8.292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1cm" style:rel-column-width="16573*"/>
    </style:style>
    <style:style style:name="Table26.B" style:family="table-column">
      <style:table-column-properties style:column-width="1.766cm" style:rel-column-width="5877*"/>
    </style:style>
    <style:style style:name="Table26.C" style:family="table-column">
      <style:table-column-properties style:column-width="12.95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1cm" style:rel-column-width="16573*"/>
    </style:style>
    <style:style style:name="Table27.B" style:family="table-column">
      <style:table-column-properties style:column-width="1.766cm" style:rel-column-width="5877*"/>
    </style:style>
    <style:style style:name="Table27.C" style:family="table-column">
      <style:table-column-properties style:column-width="12.95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43cm" fo:margin-left="0.674cm" fo:margin-right="0.443cm" table:align="margins"/>
    </style:style>
    <style:style style:name="Table31.A" style:family="table-column">
      <style:table-column-properties style:column-width="18.643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1cm" style:rel-column-width="16573*"/>
    </style:style>
    <style:style style:name="Table50.B" style:family="table-column">
      <style:table-column-properties style:column-width="1.766cm" style:rel-column-width="5877*"/>
    </style:style>
    <style:style style:name="Table50.C" style:family="table-column">
      <style:table-column-properties style:column-width="12.95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1cm" style:rel-column-width="16573*"/>
    </style:style>
    <style:style style:name="Table51.B" style:family="table-column">
      <style:table-column-properties style:column-width="1.766cm" style:rel-column-width="5877*"/>
    </style:style>
    <style:style style:name="Table51.C" style:family="table-column">
      <style:table-column-properties style:column-width="12.95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04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cm" style:rel-column-width="15102*"/>
    </style:style>
    <style:style style:name="Table53.B" style:family="table-column">
      <style:table-column-properties style:column-width="2.166cm" style:rel-column-width="7472*"/>
    </style:style>
    <style:style style:name="Table53.C" style:family="table-column">
      <style:table-column-properties style:column-width="2.312cm" style:rel-column-width="7976*"/>
    </style:style>
    <style:style style:name="Table53.D" style:family="table-column">
      <style:table-column-properties style:column-width="10.146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8.A" style:family="table-column">
      <style:table-column-properties style:column-width="18.381cm" style:rel-column-width="65535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6.609cm" fo:margin-left="2.671cm" fo:margin-right="10.479cm" table:align="margins" fo:background-color="transparent">
        <style:background-image/>
      </style:table-properties>
    </style:style>
    <style:style style:name="Table79.A" style:family="table-column">
      <style:table-column-properties style:column-width="2.2cm" style:rel-column-width="21810*"/>
    </style:style>
    <style:style style:name="Table79.C" style:family="table-column">
      <style:table-column-properties style:column-width="2.21cm" style:rel-column-width="21915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43cm" fo:margin-left="0.674cm" fo:margin-right="0.443cm" table:align="margins"/>
    </style:style>
    <style:style style:name="Table52.A" style:family="table-column">
      <style:table-column-properties style:column-width="18.643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43cm" fo:margin-left="0.674cm" fo:margin-right="0.443cm" table:align="margins"/>
    </style:style>
    <style:style style:name="Table54.A" style:family="table-column">
      <style:table-column-properties style:column-width="18.643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1cm" style:rel-column-width="16573*"/>
    </style:style>
    <style:style style:name="Table44.B" style:family="table-column">
      <style:table-column-properties style:column-width="1.766cm" style:rel-column-width="5877*"/>
    </style:style>
    <style:style style:name="Table44.C" style:family="table-column">
      <style:table-column-properties style:column-width="12.95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8cm" style:rel-column-width="16562*"/>
    </style:style>
    <style:style style:name="Table46.B" style:family="table-column">
      <style:table-column-properties style:column-width="1.766cm" style:rel-column-width="5877*"/>
    </style:style>
    <style:style style:name="Table46.C" style:family="table-column">
      <style:table-column-properties style:column-width="12.952cm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1cm" style:rel-column-width="16573*"/>
    </style:style>
    <style:style style:name="Table64.B" style:family="table-column">
      <style:table-column-properties style:column-width="1.766cm" style:rel-column-width="5877*"/>
    </style:style>
    <style:style style:name="Table64.C" style:family="table-column">
      <style:table-column-properties style:column-width="12.95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1cm" style:rel-column-width="16573*"/>
    </style:style>
    <style:style style:name="Table65.B" style:family="table-column">
      <style:table-column-properties style:column-width="1.766cm" style:rel-column-width="5877*"/>
    </style:style>
    <style:style style:name="Table65.C" style:family="table-column">
      <style:table-column-properties style:column-width="12.95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43cm" fo:margin-left="0.674cm" fo:margin-right="0.443cm" table:align="margins"/>
    </style:style>
    <style:style style:name="Table66.A" style:family="table-column">
      <style:table-column-properties style:column-width="18.643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1cm" style:rel-column-width="16573*"/>
    </style:style>
    <style:style style:name="Table48.B" style:family="table-column">
      <style:table-column-properties style:column-width="1.766cm" style:rel-column-width="5877*"/>
    </style:style>
    <style:style style:name="Table48.C" style:family="table-column">
      <style:table-column-properties style:column-width="12.95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5cm" style:rel-column-width="16585*"/>
    </style:style>
    <style:style style:name="Table49.B" style:family="table-column">
      <style:table-column-properties style:column-width="1.762cm" style:rel-column-width="5865*"/>
    </style:style>
    <style:style style:name="Table49.C" style:family="table-column">
      <style:table-column-properties style:column-width="12.95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1cm" style:rel-column-width="16573*"/>
    </style:style>
    <style:style style:name="Table38.B" style:family="table-column">
      <style:table-column-properties style:column-width="1.766cm" style:rel-column-width="5877*"/>
    </style:style>
    <style:style style:name="Table38.C" style:family="table-column">
      <style:table-column-properties style:column-width="12.95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1cm" style:rel-column-width="16573*"/>
    </style:style>
    <style:style style:name="Table41.B" style:family="table-column">
      <style:table-column-properties style:column-width="1.766cm" style:rel-column-width="5877*"/>
    </style:style>
    <style:style style:name="Table41.C" style:family="table-column">
      <style:table-column-properties style:column-width="12.95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1cm" style:rel-column-width="16573*"/>
    </style:style>
    <style:style style:name="Table42.B" style:family="table-column">
      <style:table-column-properties style:column-width="1.766cm" style:rel-column-width="5877*"/>
    </style:style>
    <style:style style:name="Table42.C" style:family="table-column">
      <style:table-column-properties style:column-width="12.95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1cm" style:rel-column-width="16573*"/>
    </style:style>
    <style:style style:name="Table43.B" style:family="table-column">
      <style:table-column-properties style:column-width="1.766cm" style:rel-column-width="5877*"/>
    </style:style>
    <style:style style:name="Table43.C" style:family="table-column">
      <style:table-column-properties style:column-width="12.95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0.A" style:family="table-column">
      <style:table-column-properties style:column-width="4.981cm" style:rel-column-width="16573*"/>
    </style:style>
    <style:style style:name="Table80.B" style:family="table-column">
      <style:table-column-properties style:column-width="1.766cm" style:rel-column-width="5877*"/>
    </style:style>
    <style:style style:name="Table80.C" style:family="table-column">
      <style:table-column-properties style:column-width="12.95cm" style:rel-column-width="43085*"/>
    </style:style>
    <style:style style:name="Table80.1" style:family="table-row">
      <style:table-row-properties fo:background-color="#e6e6e6">
        <style:background-image/>
      </style:table-row-properties>
    </style:style>
    <style:style style:name="Table8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0.2" style:family="table-row">
      <style:table-row-properties fo:background-color="#ffffcc">
        <style:background-image/>
      </style:table-row-properties>
    </style:style>
    <style:style style:name="Table8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1.A" style:family="table-column">
      <style:table-column-properties style:column-width="4.978cm" style:rel-column-width="16562*"/>
    </style:style>
    <style:style style:name="Table81.B" style:family="table-column">
      <style:table-column-properties style:column-width="1.766cm" style:rel-column-width="5877*"/>
    </style:style>
    <style:style style:name="Table81.C" style:family="table-column">
      <style:table-column-properties style:column-width="12.952cm" style:rel-column-width="43096*"/>
    </style:style>
    <style:style style:name="Table81.1" style:family="table-row">
      <style:table-row-properties fo:background-color="#e6e6e6">
        <style:background-image/>
      </style:table-row-properties>
    </style:style>
    <style:style style:name="Table8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1.2" style:family="table-row">
      <style:table-row-properties fo:background-color="#ffffcc">
        <style:background-image/>
      </style:table-row-properties>
    </style:style>
    <style:style style:name="Table8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1cm" style:rel-column-width="16573*"/>
    </style:style>
    <style:style style:name="Table36.B" style:family="table-column">
      <style:table-column-properties style:column-width="1.766cm" style:rel-column-width="5877*"/>
    </style:style>
    <style:style style:name="Table36.C" style:family="table-column">
      <style:table-column-properties style:column-width="12.95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78cm" style:rel-column-width="16562*"/>
    </style:style>
    <style:style style:name="Table37.B" style:family="table-column">
      <style:table-column-properties style:column-width="1.766cm" style:rel-column-width="5877*"/>
    </style:style>
    <style:style style:name="Table37.C" style:family="table-column">
      <style:table-column-properties style:column-width="8.241cm" style:rel-column-width="27416*"/>
    </style:style>
    <style:style style:name="Table37.D" style:family="table-column">
      <style:table-column-properties style:column-width="4.713cm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1cm" style:rel-column-width="16573*"/>
    </style:style>
    <style:style style:name="Table55.B" style:family="table-column">
      <style:table-column-properties style:column-width="1.766cm" style:rel-column-width="5877*"/>
    </style:style>
    <style:style style:name="Table55.C" style:family="table-column">
      <style:table-column-properties style:column-width="12.95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1cm" style:rel-column-width="16573*"/>
    </style:style>
    <style:style style:name="Table56.B" style:family="table-column">
      <style:table-column-properties style:column-width="1.766cm" style:rel-column-width="5877*"/>
    </style:style>
    <style:style style:name="Table56.C" style:family="table-column">
      <style:table-column-properties style:column-width="12.95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53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2cm" style:rel-column-width="5520*"/>
    </style:style>
    <style:style style:name="Table57.B" style:family="table-column">
      <style:table-column-properties style:column-width="13.511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1cm" style:rel-column-width="16573*"/>
    </style:style>
    <style:style style:name="Table58.B" style:family="table-column">
      <style:table-column-properties style:column-width="1.766cm" style:rel-column-width="5877*"/>
    </style:style>
    <style:style style:name="Table58.C" style:family="table-column">
      <style:table-column-properties style:column-width="12.95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1cm" style:rel-column-width="16573*"/>
    </style:style>
    <style:style style:name="Table59.B" style:family="table-column">
      <style:table-column-properties style:column-width="1.766cm" style:rel-column-width="5877*"/>
    </style:style>
    <style:style style:name="Table59.C" style:family="table-column">
      <style:table-column-properties style:column-width="12.95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1cm" style:rel-column-width="16573*"/>
    </style:style>
    <style:style style:name="Table60.B" style:family="table-column">
      <style:table-column-properties style:column-width="1.766cm" style:rel-column-width="5877*"/>
    </style:style>
    <style:style style:name="Table60.C" style:family="table-column">
      <style:table-column-properties style:column-width="12.95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1cm" style:rel-column-width="16573*"/>
    </style:style>
    <style:style style:name="Table61.B" style:family="table-column">
      <style:table-column-properties style:column-width="1.766cm" style:rel-column-width="5877*"/>
    </style:style>
    <style:style style:name="Table61.C" style:family="table-column">
      <style:table-column-properties style:column-width="12.95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1cm" style:rel-column-width="16573*"/>
    </style:style>
    <style:style style:name="Table62.B" style:family="table-column">
      <style:table-column-properties style:column-width="1.766cm" style:rel-column-width="5877*"/>
    </style:style>
    <style:style style:name="Table62.C" style:family="table-column">
      <style:table-column-properties style:column-width="12.95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1cm" style:rel-column-width="16573*"/>
    </style:style>
    <style:style style:name="Table63.B" style:family="table-column">
      <style:table-column-properties style:column-width="1.766cm" style:rel-column-width="5877*"/>
    </style:style>
    <style:style style:name="Table63.C" style:family="table-column">
      <style:table-column-properties style:column-width="12.95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1cm" style:rel-column-width="16573*"/>
    </style:style>
    <style:style style:name="Table67.B" style:family="table-column">
      <style:table-column-properties style:column-width="1.766cm" style:rel-column-width="5877*"/>
    </style:style>
    <style:style style:name="Table67.C" style:family="table-column">
      <style:table-column-properties style:column-width="12.95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1cm" style:rel-column-width="16573*"/>
    </style:style>
    <style:style style:name="Table68.B" style:family="table-column">
      <style:table-column-properties style:column-width="1.766cm" style:rel-column-width="5877*"/>
    </style:style>
    <style:style style:name="Table68.C" style:family="table-column">
      <style:table-column-properties style:column-width="12.95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1cm" style:rel-column-width="16573*"/>
    </style:style>
    <style:style style:name="Table29.B" style:family="table-column">
      <style:table-column-properties style:column-width="1.766cm" style:rel-column-width="5877*"/>
    </style:style>
    <style:style style:name="Table29.C" style:family="table-column">
      <style:table-column-properties style:column-width="12.95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1cm" style:rel-column-width="16573*"/>
    </style:style>
    <style:style style:name="Table35.B" style:family="table-column">
      <style:table-column-properties style:column-width="1.766cm" style:rel-column-width="5877*"/>
    </style:style>
    <style:style style:name="Table35.C" style:family="table-column">
      <style:table-column-properties style:column-width="12.95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05cm" fo:margin-left="0.328cm" fo:margin-right="0.226cm" table:align="margins"/>
    </style:style>
    <style:style style:name="Table45.A" style:family="table-column">
      <style:table-column-properties style:column-width="19.205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6cm" style:rel-column-width="12987*"/>
    </style:style>
    <style:style style:name="Table9.B" style:family="table-column">
      <style:table-column-properties style:column-width="15.843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Table82" style:family="table">
      <style:table-properties style:width="18.493cm" fo:margin-left="0.753cm" fo:margin-right="0.513cm" table:align="margins"/>
    </style:style>
    <style:style style:name="Table82.A" style:family="table-column">
      <style:table-column-properties style:column-width="18.493cm" style:rel-column-width="10484*"/>
    </style:style>
    <style:style style:name="Table82.A1" style:family="table-cell">
      <style:table-cell-properties fo:padding="0.097cm" fo:border="0.002cm solid #000000"/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39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text-properties style:font-name="Arial2" fo:font-size="10pt" style:font-size-asian="10pt" style:font-size-complex="10pt"/>
    </style:style>
    <style:style style:name="P47" style:family="paragraph" style:parent-style-name="Text_20_body">
      <style:text-properties style:font-name="Arial2" fo:font-weight="normal" style:font-weight-asian="normal" style:font-weight-complex="normal"/>
    </style:style>
    <style:style style:name="P48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text-properties style:font-name="Arial2" fo:font-style="normal" style:font-style-asian="normal" style:font-style-complex="normal"/>
    </style:style>
    <style:style style:name="P50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5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7" style:family="paragraph" style:parent-style-name="Text_20_body">
      <style:paragraph-properties fo:margin-top="0cm" fo:margin-bottom="0cm" fo:text-align="start" style:justify-single-word="false"/>
    </style:style>
    <style:style style:name="P58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</style:style>
    <style:style style:name="P59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0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1" style:family="paragraph" style:parent-style-name="Text_20_body">
      <style:paragraph-properties fo:margin-top="0cm" fo:margin-bottom="0cm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3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4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6" style:family="paragraph" style:parent-style-name="Standard">
      <style:text-properties style:font-name="Arial2" fo:font-size="10pt" style:font-size-asian="10pt" style:font-size-complex="10pt"/>
    </style:style>
    <style:style style:name="P67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69" style:family="paragraph" style:parent-style-name="Standard">
      <style:paragraph-properties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2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</style:style>
    <style:style style:name="P78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79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0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break-before="page"/>
    </style:style>
    <style:style style:name="P82" style:family="paragraph" style:parent-style-name="Contents_20_Heading">
      <style:paragraph-properties fo:break-before="page"/>
    </style:style>
    <style:style style:name="P83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84" style:family="paragraph" style:parent-style-name="Text_20_body">
      <style:paragraph-properties fo:margin-left="1.127cm" fo:margin-right="0cm" fo:text-indent="0cm" style:auto-text-indent="false"/>
    </style:style>
    <style:style style:name="P85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6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87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88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ext_20_body">
      <style:paragraph-properties fo:margin-left="0cm" fo:margin-right="0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0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1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2" style:family="paragraph" style:parent-style-name="Text_20_body">
      <style:paragraph-properties fo:margin-left="0.342cm" fo:margin-right="-0.005cm" fo:margin-top="0cm" fo:margin-bottom="0.4cm" fo:text-align="start" style:justify-single-word="false" fo:text-indent="0cm" style:auto-text-indent="false" fo:background-color="transparent">
        <style:background-image/>
      </style:paragraph-properties>
    </style:style>
    <style:style style:name="P93" style:family="paragraph" style:parent-style-name="Standard">
      <style:paragraph-properties fo:margin-left="0.342cm" fo:margin-right="-0.005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4" style:family="paragraph" style:parent-style-name="Standard">
      <style:paragraph-properties fo:margin-left="0.342cm" fo:margin-right="-0.005cm" fo:text-indent="0cm" style:auto-text-indent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5" style:family="paragraph" style:parent-style-name="Contents_20_1">
      <style:paragraph-properties>
        <style:tab-stops>
          <style:tab-stop style:position="19.759cm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19.26cm" style:type="right" style:leader-style="dotted" style:leader-text="."/>
        </style:tab-stops>
      </style:paragraph-properties>
    </style:style>
    <style:style style:name="P97" style:family="paragraph" style:parent-style-name="Heading_20_1">
      <style:paragraph-properties fo:break-before="page"/>
    </style:style>
    <style:style style:name="P98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99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100" style:family="paragraph" style:parent-style-name="Heading_20_2">
      <style:text-properties style:font-name="Arial2" fo:font-size="10pt" style:font-size-asian="10pt" style:font-size-complex="10pt"/>
    </style:style>
    <style:style style:name="P101" style:family="paragraph" style:parent-style-name="Heading_20_2">
      <style:paragraph-properties fo:break-before="page"/>
    </style:style>
    <style:style style:name="P102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03" style:family="paragraph" style:parent-style-name="Text_20_body" style:list-style-name="L1"/>
    <style:style style:name="P104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05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06" style:family="paragraph" style:parent-style-name="Text_20_body" style:list-style-name="L1">
      <style:paragraph-properties>
        <style:tab-stops>
          <style:tab-stop style:position="6.405cm"/>
        </style:tab-stops>
      </style:paragraph-properties>
    </style:style>
    <style:style style:name="P107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108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09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10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11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12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13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14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15" style:family="paragraph" style:parent-style-name="Text_20_body">
      <style:paragraph-properties fo:margin-top="0cm" fo:margin-bottom="0.4cm"/>
      <style:text-properties fo:font-weight="normal" style:font-weight-asian="normal" style:font-weight-complex="normal"/>
    </style:style>
    <style:style style:name="P116" style:family="paragraph" style:parent-style-name="Text_20_body" style:list-style-name="L1">
      <style:paragraph-properties fo:margin-top="0.4cm" fo:margin-bottom="0.199cm"/>
    </style:style>
    <style:style style:name="P117" style:family="paragraph" style:parent-style-name="Text_20_body" style:list-style-name="L2">
      <style:paragraph-properties fo:margin-left="1.258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18" style:family="paragraph" style:parent-style-name="Text_20_body" style:list-style-name="L2">
      <style:paragraph-properties fo:margin-left="1.302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19" style:family="paragraph" style:parent-style-name="Text_20_body" style:list-style-name="L2">
      <style:paragraph-properties fo:margin-left="1.244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0" style:family="paragraph" style:parent-style-name="Text_20_body">
      <style:paragraph-properties fo:margin-left="0.4cm" fo:margin-right="0cm" fo:margin-top="0.101cm" fo:margin-bottom="0.101cm" fo:text-indent="0cm" style:auto-text-indent="false"/>
    </style:style>
    <style:style style:name="P121" style:family="paragraph" style:parent-style-name="Text_20_body">
      <style:paragraph-properties fo:margin-left="0.4cm" fo:margin-right="0.4cm" fo:margin-top="0.101cm" fo:margin-bottom="0.101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22" style:family="paragraph" style:parent-style-name="Standard" style:list-style-name="L1"/>
    <style:style style:name="P123" style:family="paragraph" style:parent-style-name="Standard" style:list-style-name="L3">
      <style:paragraph-properties fo:margin-top="0cm" fo:margin-bottom="0.199cm"/>
    </style:style>
    <style:style style:name="P124" style:family="paragraph">
      <style:paragraph-properties fo:text-align="center"/>
    </style:style>
    <style:style style:name="P125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26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-complex="Arial2"/>
    </style:style>
    <style:style style:name="T21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2" style:family="text">
      <style:text-properties style:use-window-font-color="true" style:font-name="Courier New" fo:font-weight="bold" style:font-weight-asian="bold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5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6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7" style:family="text">
      <style:text-properties fo:color="#c00000"/>
    </style:style>
    <style:style style:name="T28" style:family="text">
      <style:text-properties fo:color="#c00000" style:font-name="Arial2" style:font-size-asian="10pt" style:font-name-complex="Arial2" style:font-size-complex="10pt"/>
    </style:style>
    <style:style style:name="T29" style:family="text">
      <style:text-properties fo:color="#c00000" style:font-name="Arial2" fo:font-size="10pt" style:font-size-asian="10pt" style:font-name-complex="Arial2" style:font-size-complex="10pt"/>
    </style:style>
    <style:style style:name="T30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1" style:family="text">
      <style:text-properties fo:color="#c00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2" style:family="text">
      <style:text-properties fo:color="#c00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fo:color="#c00000" style:font-name="Arial2" fo:font-weight="normal" style:font-size-asian="10pt" style:font-weight-asian="normal" style:font-name-complex="Arial2" style:font-size-complex="10pt" style:font-weight-complex="normal"/>
    </style:style>
    <style:style style:name="T34" style:family="text">
      <style:text-properties fo:color="#c00000" style:font-name-complex="Arial2"/>
    </style:style>
    <style:style style:name="T35" style:family="text">
      <style:text-properties fo:color="#c00000" style:font-name-asian="Monospace" style:font-name-complex="Arial2"/>
    </style:style>
    <style:style style:name="T36" style:family="text">
      <style:text-properties fo:color="#0000c0"/>
    </style:style>
    <style:style style:name="T37" style:family="text">
      <style:text-properties fo:color="#0000c0" style:font-name="Arial2" style:font-size-asian="10pt" style:font-name-complex="Arial2" style:font-size-complex="10pt"/>
    </style:style>
    <style:style style:name="T38" style:family="text">
      <style:text-properties fo:color="#0000c0" style:font-name="Arial2" fo:font-size="10pt" style:font-size-asian="10pt" style:font-name-complex="Arial2" style:font-size-complex="10pt"/>
    </style:style>
    <style:style style:name="T39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40" style:family="text">
      <style:text-properties fo:color="#0000c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41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42" style:family="text">
      <style:text-properties fo:color="#0000c0" style:font-name="Arial2" fo:font-weight="normal" style:font-size-asian="10pt" style:font-weight-asian="normal" style:font-name-complex="Arial2" style:font-size-complex="10pt" style:font-weight-complex="normal"/>
    </style:style>
    <style:style style:name="T43" style:family="text">
      <style:text-properties fo:color="#0000c0" style:font-name-complex="Arial2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name-asian="Arial2" style:font-weight-asian="bold" style:font-name-complex="Arial2" style:font-weight-complex="bold"/>
    </style:style>
    <style:style style:name="T46" style:family="text">
      <style:text-properties style:font-name="Arial2"/>
    </style:style>
    <style:style style:name="T47" style:family="text">
      <style:text-properties style:font-name="Arial2" fo:font-size="10pt" style:font-size-asian="10pt" style:font-size-complex="10pt"/>
    </style:style>
    <style:style style:name="T48" style:family="text">
      <style:text-properties style:font-name="Arial2" fo:font-size="10pt" style:font-size-asian="10pt" style:font-name-complex="Arial2" style:font-size-complex="10pt"/>
    </style:style>
    <style:style style:name="T49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50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53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4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5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6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7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8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59" style:family="text">
      <style:text-properties style:font-name="Arial2" fo:font-style="normal" style:font-style-asian="normal" style:font-style-complex="normal"/>
    </style:style>
    <style:style style:name="T60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Arial2" fo:font-style="italic" style:font-style-asian="italic" style:font-style-complex="italic"/>
    </style:style>
    <style:style style:name="T62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font-name="Arial2" fo:font-weight="normal" style:font-weight-asian="normal" style:font-weight-complex="normal"/>
    </style:style>
    <style:style style:name="T64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65" style:family="text">
      <style:text-properties style:font-name="Arial2" fo:font-size="4pt" style:font-size-asian="4pt" style:font-size-complex="4pt"/>
    </style:style>
    <style:style style:name="T66" style:family="text">
      <style:text-properties style:font-name-asian="Arial2" style:font-name-complex="Arial2"/>
    </style:style>
    <style:style style:name="T67" style:family="text">
      <style:text-properties fo:font-size="4pt" style:font-size-asian="4pt" style:font-size-complex="4pt"/>
    </style:style>
    <style:style style:name="T68" style:family="text">
      <style:text-properties fo:font-size="4pt" style:font-name-asian="Arial2" style:font-size-asian="4pt" style:font-name-complex="Arial2" style:font-size-complex="4pt"/>
    </style:style>
    <style:style style:name="T69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style:font-weight-asian="bold" style:font-weight-complex="bold"/>
    </style:style>
    <style:style style:name="T75" style:family="text">
      <style:text-properties fo:font-weight="normal" style:font-name-asian="Arial2" style:font-weight-asian="normal" style:font-name-complex="Arial2" style:font-weight-complex="normal"/>
    </style:style>
    <style:style style:name="T76" style:family="text">
      <style:text-properties style:font-name="Courier New" fo:font-weight="bold" style:font-weight-asian="bold" style:font-weight-complex="bold"/>
    </style:style>
    <style:style style:name="T77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78" style:family="text">
      <style:text-properties style:font-name="Courier New" fo:font-weight="bold" style:font-size-asian="10pt" style:font-weight-asian="bold" style:font-size-complex="10pt" style:font-weight-complex="bold"/>
    </style:style>
    <style:style style:name="T79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2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4" style:family="text">
      <style:text-properties style:font-name="Courier New" fo:font-style="normal" style:font-style-asian="normal" style:font-style-complex="normal"/>
    </style:style>
    <style:style style:name="T85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86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7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8" style:family="text">
      <style:text-properties fo:color="#5c8526" style:font-name="Arial2" fo:font-size="10pt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89" style:family="text">
      <style:text-properties fo:font-variant="normal" fo:text-transform="none"/>
    </style:style>
    <style:style style:name="T90" style:family="text">
      <style:text-properties fo:font-variant="normal" fo:text-transform="none" fo:font-weight="normal" style:font-weight-asian="normal" style:font-weight-complex="normal"/>
    </style:style>
    <style:style style:name="T91" style:family="text">
      <style:text-properties fo:font-variant="normal" fo:text-transform="none" fo:font-style="normal" style:font-style-asian="normal" style:font-style-complex="normal"/>
    </style:style>
    <style:style style:name="T92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/>
    </style:style>
    <style:style style:name="T94" style:family="text">
      <style:text-properties fo:color="#000000" style:font-name-complex="Arial2"/>
    </style:style>
    <style:style style:name="T95" style:family="text">
      <style:text-properties fo:color="#000000" style:font-name="Arial2" fo:font-size="10pt" style:font-size-asian="10pt" style:font-name-complex="Arial2" style:font-size-complex="10pt"/>
    </style:style>
    <style:style style:name="T96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97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8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99" style:family="text">
      <style:text-properties fo:color="#000000" style:font-name="Arial2" style:font-size-asian="10pt" style:font-name-complex="Arial2" style:font-size-complex="10pt"/>
    </style:style>
    <style:style style:name="T100" style:family="text">
      <style:text-properties fo:color="#000000" style:font-name="Courier New" fo:font-style="normal" fo:font-weight="bold" style:font-name-asian="Monospace" style:font-size-asian="10pt" style:font-style-asian="normal" style:font-weight-asian="bold" style:font-name-complex="Arial2" style:font-size-complex="10pt" style:font-style-complex="normal" style:font-weight-complex="bold"/>
    </style:style>
    <style:style style:name="T101" style:family="text">
      <style:text-properties fo:color="#008000"/>
    </style:style>
    <style:style style:name="T102" style:family="text">
      <style:text-properties fo:color="#008000" style:font-name-complex="Arial2"/>
    </style:style>
    <style:style style:name="T103" style:family="text">
      <style:text-properties fo:color="#008000" style:font-name="Arial2" fo:font-size="10pt" style:font-size-asian="10pt" style:font-name-complex="Arial2" style:font-size-complex="10pt"/>
    </style:style>
    <style:style style:name="T104" style:family="text">
      <style:text-properties fo:color="#008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05" style:family="text">
      <style:text-properties fo:color="#008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6" style:family="text">
      <style:text-properties fo:color="#008000" style:font-name="Arial2" style:font-size-asian="10pt" style:font-name-complex="Arial2" style:font-size-complex="10pt"/>
    </style:style>
    <style:style style:name="T107" style:family="text">
      <style:text-properties fo:color="#008000" style:font-name="Arial2" fo:font-weight="normal" style:font-name-asian="Monospace" style:font-size-asian="10pt" style:font-weight-asian="normal" style:font-name-complex="Arial2" style:font-size-complex="10pt" style:font-weight-complex="normal"/>
    </style:style>
    <style:style style:name="T108" style:family="text">
      <style:text-properties fo:color="#008000" style:font-name="Arial2" fo:font-weight="normal" style:font-size-asian="10pt" style:font-weight-asian="normal" style:font-name-complex="Arial2" style:font-size-complex="10pt" style:font-weight-complex="normal"/>
    </style:style>
    <style:style style:name="T109" style:family="text">
      <style:text-properties fo:color="#008000" style:font-name-asian="Monospace" style:font-name-complex="Arial2"/>
    </style:style>
    <style:style style:name="T110" style:family="text">
      <style:text-properties style:font-name-complex="Arial2"/>
    </style:style>
    <style:style style:name="T111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12" style:family="text">
      <style:text-properties style:font-name="Verdana" fo:font-size="10pt" style:font-size-asian="12.0500001907349pt" style:font-size-complex="13.8000001907349pt"/>
    </style:style>
    <style:style style:name="T113" style:family="text">
      <style:text-properties style:font-name="Arial" style:font-name-asian="Arial" style:font-name-complex="Arial"/>
    </style:style>
    <style:style style:name="T114" style:family="text">
      <style:text-properties style:font-name="Arial" style:font-name-asian="DejaVu Sans" style:font-name-complex="DejaVu Sans"/>
    </style:style>
    <style:style style:name="T115" style:family="text">
      <style:text-properties style:font-name="Arial" fo:font-weight="bold" style:font-weight-asian="bold" style:font-weight-complex="bold"/>
    </style:style>
    <style:style style:name="T116" style:family="text">
      <style:text-properties fo:color="#808080" style:font-name="Arial2" fo:font-size="10pt" style:font-size-asian="10pt" style:font-name-complex="Arial2" style:font-size-complex="10pt"/>
    </style:style>
    <style:style style:name="T117" style:family="text">
      <style:text-properties fo:color="#80808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18" style:family="text">
      <style:text-properties style:font-name-asian="Monospace" style:font-name-complex="Monospace"/>
    </style:style>
    <style:style style:name="T119" style:family="text"/>
    <style:style style:name="T120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21" style:family="text">
      <style:text-properties style:font-name="Arial2" fo:font-size="10pt" fo:font-style="italic" style:font-name-complex="Arial2" style:font-size-complex="10pt" style:font-style-complex="italic"/>
    </style:style>
    <style:style style:name="T122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25" svg:width="3.864cm" svg:height="1.103cm" draw:transform="rotate (-0.523598775599386) translate (16.4270972222222cm -0.259291666666667cm)" draw:corner-radius="0.199cm">
     <text:p text:style-name="P124"><text:span text:style-name="T120">DRAFT</text:span></text:p>
    </draw:rect><draw:rect text:anchor-type="paragraph" draw:z-index="6" draw:style-name="gr3" draw:text-style-name="P124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6">SKS (Secure Key Store)</text:p>
      <text:p text:style-name="P26">API and Architectur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8"/>
      <text:p text:style-name="P68"/>
      <text:p text:style-name="P68"><draw:frame text:anchor-type="paragraph" draw:z-index="5" draw:style-name="gr2" draw:text-style-name="P126" svg:width="16.613cm" svg:height="1.195cm" svg:x="1.565cm" svg:y="0.374cm">
     <draw:text-box>
      <text:p><text:span text:style-name="T121">Disclaimer</text:span><text:span text:style-name="T122">: This is a system in development. <text:s/>That is, the specification may change without notice.</text:span></text:p>
      <text:p><text:span text:style-name="T122">However, it should still give you a good insight in the “Cloud” Token concept. <text:s/></text:span><text:span text:style-name="T121">Feedback is encouraged!</text:span></text:p>
     </draw:text-box>
    </draw:frame></text:p>
      <text:p text:style-name="P68"/>
      <text:p text:style-name="P68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82">Table of Contents</text:p>
          </text:index-title>
          <text:p text:style-name="P95"><text:a xlink:type="simple" xlink:href="#2.Introduction|outline" text:style-name="Internet_20_link" text:visited-style-name="Internet_20_link">Introduction<text:tab/>4</text:a></text:p>
          <text:p text:style-name="P95"><text:a xlink:type="simple" xlink:href="#3.Architecture|outline" text:style-name="Internet_20_link" text:visited-style-name="Internet_20_link">Architecture<text:tab/>4</text:a></text:p>
          <text:p text:style-name="P95"><text:a xlink:type="simple" xlink:href="#4.Provisioning API|outline" text:style-name="Internet_20_link" text:visited-style-name="Internet_20_link">Provisioning API<text:tab/>4</text:a></text:p>
          <text:p text:style-name="P96"><text:a xlink:type="simple" xlink:href="#4.1.Backward Compatibility|outline" text:style-name="Internet_20_link" text:visited-style-name="Internet_20_link">Backward Compatibility<text:tab/>5</text:a></text:p>
          <text:p text:style-name="P95"><text:a xlink:type="simple" xlink:href="#5.User API|outline" text:style-name="Internet_20_link" text:visited-style-name="Internet_20_link">User API<text:tab/>5</text:a></text:p>
          <text:p text:style-name="P95"><text:a xlink:type="simple" xlink:href="#6.Security Model|outline" text:style-name="Internet_20_link" text:visited-style-name="Internet_20_link">Security Model<text:tab/>5</text:a></text:p>
          <text:p text:style-name="P95"><text:a xlink:type="simple" xlink:href="#7.Objects|outline" text:style-name="Internet_20_link" text:visited-style-name="Internet_20_link">Objects<text:tab/>6</text:a></text:p>
          <text:p text:style-name="P96"><text:a xlink:type="simple" xlink:href="#7.1.Key Protection Objects|outline" text:style-name="Internet_20_link" text:visited-style-name="Internet_20_link">Key Protection Objects<text:tab/>6</text:a></text:p>
          <text:p text:style-name="P96"><text:a xlink:type="simple" xlink:href="#7.3.Key Entries|outline" text:style-name="Internet_20_link" text:visited-style-name="Internet_20_link">Key Entries<text:tab/>7</text:a></text:p>
          <text:p text:style-name="P96"><text:a xlink:type="simple" xlink:href="#7.4.Provisioning Objects|outline" text:style-name="Internet_20_link" text:visited-style-name="Internet_20_link">Provisioning Objects<text:tab/>7</text:a></text:p>
          <text:p text:style-name="P95"><text:a xlink:type="simple" xlink:href="#8.Algorithm Support|outline" text:style-name="Internet_20_link" text:visited-style-name="Internet_20_link">Algorithm Support<text:tab/>8</text:a></text:p>
          <text:p text:style-name="P95"><text:a xlink:type="simple" xlink:href="#9.Data Types|outline" text:style-name="Internet_20_link" text:visited-style-name="Internet_20_link">Data Types<text:tab/>9</text:a></text:p>
          <text:p text:style-name="P95"><text:a xlink:type="simple" xlink:href="#10.Return Values|outline" text:style-name="Internet_20_link" text:visited-style-name="Internet_20_link">Return Values<text:tab/>9</text:a></text:p>
          <text:p text:style-name="P95"><text:a xlink:type="simple" xlink:href="#11.Error Codes|outline" text:style-name="Internet_20_link" text:visited-style-name="Internet_20_link">Error Codes<text:tab/>9</text:a></text:p>
          <text:p text:style-name="P95"><text:a xlink:type="simple" xlink:href="#12.Key Policy Attributes|outline" text:style-name="Internet_20_link" text:visited-style-name="Internet_20_link">Key Policy Attributes<text:tab/>10</text:a></text:p>
          <text:p text:style-name="P96"><text:a xlink:type="simple" xlink:href="#12.1.Export Control|outline" text:style-name="Internet_20_link" text:visited-style-name="Internet_20_link">Export Control<text:tab/>10</text:a></text:p>
          <text:p text:style-name="P96"><text:a xlink:type="simple" xlink:href="#12.2.PIN Input Control|outline" text:style-name="Internet_20_link" text:visited-style-name="Internet_20_link">PIN Input Control<text:tab/>10</text:a></text:p>
          <text:p text:style-name="P96"><text:a xlink:type="simple" xlink:href="#12.3.PIN Grouping Control|outline" text:style-name="Internet_20_link" text:visited-style-name="Internet_20_link">PIN Grouping Control<text:tab/>10</text:a></text:p>
          <text:p text:style-name="P96"><text:a xlink:type="simple" xlink:href="#12.4.PIN Pattern Control|outline" text:style-name="Internet_20_link" text:visited-style-name="Internet_20_link">PIN Pattern Control<text:tab/>11</text:a></text:p>
          <text:p text:style-name="P96"><text:a xlink:type="simple" xlink:href="#12.5.PIN and PUK Formats|outline" text:style-name="Internet_20_link" text:visited-style-name="Internet_20_link">PIN and PUK Formats<text:tab/>11</text:a></text:p>
          <text:p text:style-name="P96"><text:a xlink:type="simple" xlink:href="#12.6.Delete Control|outline" text:style-name="Internet_20_link" text:visited-style-name="Internet_20_link">Delete Control<text:tab/>11</text:a></text:p>
          <text:p text:style-name="P96"><text:a xlink:type="simple" xlink:href="#12.7.Biometric Protection|outline" text:style-name="Internet_20_link" text:visited-style-name="Internet_20_link">Biometric Protection<text:tab/>12</text:a></text:p>
          <text:p text:style-name="P96"><text:a xlink:type="simple" xlink:href="#12.9.Key Usage|outline" text:style-name="Internet_20_link" text:visited-style-name="Internet_20_link">Key Usage<text:tab/>12</text:a></text:p>
          <text:p text:style-name="P95"><text:a xlink:type="simple" xlink:href="#13.Methods|outline" text:style-name="Internet_20_link" text:visited-style-name="Internet_20_link">Methods<text:tab/>12</text:a></text:p>
          <text:p text:style-name="P96"><text:a xlink:type="simple" xlink:href="#13.1.createProvisioningSession (1)|outline" text:style-name="Internet_20_link" text:visited-style-name="Internet_20_link">createProvisioningSession (1)<text:tab/>13</text:a></text:p>
          <text:p text:style-name="P96"><text:a xlink:type="simple" xlink:href="#13.2.closeProvisioningSession (2)|outline" text:style-name="Internet_20_link" text:visited-style-name="Internet_20_link">closeProvisioningSession (2)<text:tab/>18</text:a></text:p>
          <text:p text:style-name="P96"><text:a xlink:type="simple" xlink:href="#13.3.enumerateProvisioningSessions (3)|outline" text:style-name="Internet_20_link" text:visited-style-name="Internet_20_link">enumerateProvisioningSessions (3)<text:tab/>19</text:a></text:p>
          <text:p text:style-name="P96"><text:a xlink:type="simple" xlink:href="#13.4.abortProvisioningSession (4)|outline" text:style-name="Internet_20_link" text:visited-style-name="Internet_20_link">abortProvisioningSession (4)<text:tab/>20</text:a></text:p>
          <text:p text:style-name="P96"><text:a xlink:type="simple" xlink:href="#13.5.signProvisioningSessionData (5)|outline" text:style-name="Internet_20_link" text:visited-style-name="Internet_20_link">signProvisioningSessionData (5)<text:tab/>21</text:a></text:p>
          <text:p text:style-name="P96"><text:a xlink:type="simple" xlink:href="#13.6.createPUKPolicy (7)|outline" text:style-name="Internet_20_link" text:visited-style-name="Internet_20_link">createPUKPolicy (7)<text:tab/>22</text:a></text:p>
          <text:p text:style-name="P96"><text:a xlink:type="simple" xlink:href="#13.7.createPINPolicy (8)|outline" text:style-name="Internet_20_link" text:visited-style-name="Internet_20_link">createPINPolicy (8)<text:tab/>23</text:a></text:p>
          <text:p text:style-name="P96"><text:a xlink:type="simple" xlink:href="#13.8.createKeyPair (9)|outline" text:style-name="Internet_20_link" text:visited-style-name="Internet_20_link">createKeyPair (9)<text:tab/>24</text:a></text:p>
          <text:p text:style-name="P96"><text:a xlink:type="simple" xlink:href="#13.9.setCertificatePath (10)|outline" text:style-name="Internet_20_link" text:visited-style-name="Internet_20_link">setCertificatePath (10)<text:tab/>27</text:a></text:p>
          <text:p text:style-name="P96"><text:a xlink:type="simple" xlink:href="#13.10.setSymmetricKey (11)|outline" text:style-name="Internet_20_link" text:visited-style-name="Internet_20_link">setSymmetricKey (11)<text:tab/>29</text:a></text:p>
          <text:p text:style-name="P96"><text:a xlink:type="simple" xlink:href="#13.11.addExtensionData (12)|outline" text:style-name="Internet_20_link" text:visited-style-name="Internet_20_link">addExtensionData (12)<text:tab/>30</text:a></text:p>
          <text:p text:style-name="P96"><text:a xlink:type="simple" xlink:href="#13.12.getKeyHandle (19)|outline" text:style-name="Internet_20_link" text:visited-style-name="Internet_20_link">getKeyHandle (19)<text:tab/>33</text:a></text:p>
          <text:p text:style-name="P96"><text:a xlink:type="simple" xlink:href="#13.13.restorePrivateKey (20)|outline" text:style-name="Internet_20_link" text:visited-style-name="Internet_20_link">restorePrivateKey (20)<text:tab/>34</text:a></text:p>
          <text:p text:style-name="P96"><text:a xlink:type="simple" xlink:href="#13.14.getDeviceInfo (22)|outline" text:style-name="Internet_20_link" text:visited-style-name="Internet_20_link">getDeviceInfo (22)<text:tab/>35</text:a></text:p>
          <text:p text:style-name="P96"><text:a xlink:type="simple" xlink:href="#13.15.postProvisioningDeleteKey (50)|outline" text:style-name="Internet_20_link" text:visited-style-name="Internet_20_link">postProvisioningDeleteKey (50)<text:tab/>36</text:a></text:p>
          <text:p text:style-name="P96"><text:a xlink:type="simple" xlink:href="#13.16.postProvisioningUpdateKey (51)|outline" text:style-name="Internet_20_link" text:visited-style-name="Internet_20_link">postProvisioningUpdateKey (51)<text:tab/>37</text:a></text:p>
          <text:p text:style-name="P96"><text:a xlink:type="simple" xlink:href="#13.17.enumerateKeys (100)|outline" text:style-name="Internet_20_link" text:visited-style-name="Internet_20_link">enumerateKeys (100)<text:tab/>38</text:a></text:p>
          <text:p text:style-name="P96"><text:a xlink:type="simple" xlink:href="#13.18.getKeyAttributes (101)|outline" text:style-name="Internet_20_link" text:visited-style-name="Internet_20_link">getKeyAttributes (101)<text:tab/>39</text:a></text:p>
          <text:p text:style-name="P96"><text:a xlink:type="simple" xlink:href="#13.19.getKeyProtectionInfo (102)|outline" text:style-name="Internet_20_link" text:visited-style-name="Internet_20_link">getKeyProtectionInfo (102)<text:tab/>40</text:a></text:p>
          <text:p text:style-name="P96"><text:a xlink:type="simple" xlink:href="#13.20.getExtensionObject (103)|outline" text:style-name="Internet_20_link" text:visited-style-name="Internet_20_link">getExtensionObject (103)<text:tab/>41</text:a></text:p>
          <text:p text:style-name="P96"><text:a xlink:type="simple" xlink:href="#13.21.deleteKey (104)|outline" text:style-name="Internet_20_link" text:visited-style-name="Internet_20_link">deleteKey (104)<text:tab/>42</text:a></text:p>
          <text:p text:style-name="P96"><text:a xlink:type="simple" xlink:href="#13.22.unlockKey (105)|outline" text:style-name="Internet_20_link" text:visited-style-name="Internet_20_link">unlockKey (105)<text:tab/>43</text:a></text:p>
          <text:p text:style-name="P96"><text:soft-page-break/><text:a xlink:type="simple" xlink:href="#13.23.exportKey (106)|outline" text:style-name="Internet_20_link" text:visited-style-name="Internet_20_link">exportKey (106)<text:tab/>44</text:a></text:p>
          <text:p text:style-name="P96"><text:a xlink:type="simple" xlink:href="#13.24.signHashedData (110)|outline" text:style-name="Internet_20_link" text:visited-style-name="Internet_20_link">signHashedData (110)<text:tab/>45</text:a></text:p>
          <text:p text:style-name="P95"><text:a xlink:type="simple" xlink:href="#14.Session Security Mechanisms|outline" text:style-name="Internet_20_link" text:visited-style-name="Internet_20_link">Session Security Mechanisms<text:tab/>46</text:a></text:p>
          <text:p text:style-name="P96"><text:a xlink:type="simple" xlink:href="#14.1.Encrypted Data|outline" text:style-name="Internet_20_link" text:visited-style-name="Internet_20_link">Encrypted Data<text:tab/>46</text:a></text:p>
          <text:p text:style-name="P96"><text:a xlink:type="simple" xlink:href="#14.2.MAC Operations|outline" text:style-name="Internet_20_link" text:visited-style-name="Internet_20_link">MAC Operations<text:tab/>46</text:a></text:p>
          <text:p text:style-name="P96"><text:a xlink:type="simple" xlink:href="#14.3.Attestations|outline" text:style-name="Internet_20_link" text:visited-style-name="Internet_20_link">Attestations<text:tab/>46</text:a></text:p>
          <text:p text:style-name="P96"><text:a xlink:type="simple" xlink:href="#14.4.Post Provisioning MAC Operations|outline" text:style-name="Internet_20_link" text:visited-style-name="Internet_20_link">Post Provisioning MAC Operations<text:tab/>46</text:a></text:p>
          <text:p text:style-name="P95"><text:a xlink:type="simple" xlink:href="#15.Missing Methods|outline" text:style-name="Internet_20_link" text:visited-style-name="Internet_20_link">Missing Methods<text:tab/>47</text:a></text:p>
          <text:p text:style-name="P95"><text:a xlink:type="simple" xlink:href="#16.Sample Session|outline" text:style-name="Internet_20_link" text:visited-style-name="Internet_20_link">Sample Session<text:tab/>48</text:a></text:p>
          <text:p text:style-name="P95"><text:a xlink:type="simple" xlink:href="#17.Remote Key Lookup|outline" text:style-name="Internet_20_link" text:visited-style-name="Internet_20_link">Remote Key Lookup<text:tab/>49</text:a></text:p>
          <text:p text:style-name="P95"><text:a xlink:type="simple" xlink:href="#18.Security Considerations|outline" text:style-name="Internet_20_link" text:visited-style-name="Internet_20_link">Security Considerations<text:tab/>50</text:a></text:p>
          <text:p text:style-name="P95"><text:a xlink:type="simple" xlink:href="#19.Intellectual Property Rights|outline" text:style-name="Internet_20_link" text:visited-style-name="Internet_20_link">Intellectual Property Rights<text:tab/>50</text:a></text:p>
          <text:p text:style-name="P95"><text:a xlink:type="simple" xlink:href="#20.References|outline" text:style-name="Internet_20_link" text:visited-style-name="Internet_20_link">References<text:tab/>51</text:a></text:p>
          <text:p text:style-name="P95"><text:a xlink:type="simple" xlink:href="#21.Acknowledgments|outline" text:style-name="Internet_20_link" text:visited-style-name="Internet_20_link">Acknowledgments<text:tab/>52</text:a></text:p>
          <text:p text:style-name="P95"><text:a xlink:type="simple" xlink:href="#22.Author|outline" text:style-name="Internet_20_link" text:visited-style-name="Internet_20_link">Author<text:tab/>52</text:a></text:p>
        </text:index-body>
      </text:table-of-content>
      <text:h text:style-name="Heading_20_1" text:outline-level="1"/>
      <text:h text:style-name="P97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s</text:reference-ref>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70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101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3">“On the Internet anybody can be an operator of something”<text:line-break/></text:p>
      <text:p text:style-name="Text_20_body"><text:span text:style-name="T70">Many card schemes also depend on roles like SO (Security Officer) which squarely matches scenarios with users associated with a multitude of </text:span><text:span text:style-name="T1">independent</text:span><text:span text:style-name="T70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70">. <text:s/>Using SKS, the </text:span><text:span text:style-name="T1">technical</text:span><text:span text:style-name="T70"> part of the SO role, exclusively becomes an affair between the card and the issuers, </text:span><text:span text:style-name="T1">where each issuer is confined to their own virtual card and SO policy</text:span><text:span text:style-name="T70">.</text:span></text:p>
      <text:p text:style-name="P52"><text:span text:style-name="T70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70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8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8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8">If another User API is used the only requirement is that the key objects created by the provisioning API, are compatible with the former.</text:p>
      <text:p text:style-name="P28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97" text:outline-level="1">Objects</text:h>
      <text:p text:style-name="P28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8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8">Note: unlike 7816-compatible smart cards, an SKS exposes no visible file system, only objects.</text:p>
      <text:p text:style-name="P28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7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8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8"><text:span text:style-name="CrossRef"><text:span text:style-name="T18"/></text:span></text:p>
      <text:h text:style-name="Heading_20_2" text:outline-level="2"/>
      <text:h text:style-name="P101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70"> denotes an </text:span><text:span text:style-name="T1">optional</text:span><text:span text:style-name="T70"> secret key defined by calling </text:span><text:span text:style-name="CrossRef"><text:span text:style-name="T70"><text:reference-ref text:reference-format="text" text:ref-name="setpiggybacked">setSymmetricKey</text:reference-ref></text:span></text:span><text:span text:style-name="T70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72"> denote </text:span><text:span text:style-name="T2">optional</text:span><text:span text:style-name="T72"> extension objects defined by calling </text:span><text:span text:style-name="CrossRef"><text:span text:style-name="T70"><text:reference-ref text:reference-format="text" text:ref-name="addextensiondata">addExtensionData</text:reference-ref></text:span></text:span><text:span text:style-name="T72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70"><text:reference-ref text:reference-format="text" text:ref-name="setpiggybacked">setSymmetricKey</text:reference-ref></text:span></text:span><text:span text:style-name="T70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97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2">URI</text:p>
          </table:table-cell>
          <table:table-cell table:style-name="Table34.B1" office:value-type="string">
            <text:p text:style-name="P12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128-cbc</text:p>
          </table:table-cell>
          <table:table-cell table:style-name="Table34.B4" table:number-rows-spanned="3" office:value-type="string">
            <text:p text:style-name="P2"><text:span text:style-name="T73">See </text:span><text:span text:style-name="CrossRef"><text:span text:style-name="T74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7">See </text:span><text:span text:style-name="CrossRef"><text:span text:style-name="T47"><text:reference-ref text:reference-format="text" text:ref-name="fips.197">FIPS 197</text:reference-ref></text:span></text:span>. <text:s text:c="2"/><text:span text:style-name="T47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3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dsig-more#ecdsa-sha256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2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2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Attestation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1"/>
      <text:p text:style-name="Standard"/>
      <text:h text:style-name="P97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Type</text:p>
          </table:table-cell>
          <table:table-cell table:style-name="Table8.A1" office:value-type="string">
            <text:p text:style-name="P12">Length</text:p>
          </table:table-cell>
          <table:table-cell table:style-name="Table8.C1" office:value-type="string">
            <text:p text:style-name="P12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67"> </text:span>] which MUST contain an 1-32 byte string according to the <text:span text:style-name="CrossRef"><text:reference-ref text:reference-format="text" text:ref-name="xml.schema">XML Schema</text:reference-ref></text:span> data type <text:span text:style-name="T1">NCName</text:span><text:span text:style-name="T70"> but restricted to: | a-z | A-Z | 0-9 | . | _ | - |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terminating null characters. <text:s/>String literals are in this specification considered equivalent to <text:span text:style-name="T47">byte[</text:span><text:span text:style-name="T65"> </text:span><text:span text:style-name="T47">].</text:span>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Name</text:p>
          </table:table-cell>
          <table:table-cell table:style-name="Table6.A1" office:value-type="string">
            <text:p text:style-name="P12">Type</text:p>
          </table:table-cell>
          <table:table-cell table:style-name="Table6.C1" office:value-type="string">
            <text:p text:style-name="P12">Comment</text:p>
          </table:table-cell>
        </table:table-row>
        <table:table-row table:style-name="Table6.2">
          <table:table-cell table:style-name="Table6.A2" office:value-type="string">
            <text:p text:style-name="P15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5">ErrorString</text:p>
          </table:table-cell>
          <table:table-cell table:style-name="Table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Nam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Comment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7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7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7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7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7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7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7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7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7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h text:style-name="P98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70"><text:reference-ref text:reference-format="text" text:ref-name="privatekeybackup">PrivateKeyBackup</text:reference-ref></text:span></text:span>, <text:span text:style-name="CrossRef"><text:span text:style-name="T70"><text:reference-ref text:reference-format="text" text:ref-name="updatable.key">Updatable</text:reference-ref></text:span></text:span>, and <text:span text:style-name="CrossRef"><text:span text:style-name="T70"><text:reference-ref text:reference-format="text" text:ref-name="enablepincaching">EnablePINCaching</text:reference-ref></text:span></text:span>.</text:p>
      <text:p text:style-name="P49"/>
      <text:h text:style-name="Heading_20_2" text:outline-level="2"><text:reference-mark-start text:name="exportcontrol"/>Export Control<text:reference-mark-end text:name="exportcontrol"/></text:h>
      <text:p text:style-name="Standard"><text:span text:style-name="T73">The following table illustrates the use of the </text:span><text:span text:style-name="CrossRef"><text:reference-ref text:reference-format="text" text:ref-name="exportpolicy">ExportPolicy</text:reference-ref></text:span><text:span text:style-name="T73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2">KeyGen2 Name</text:p>
          </table:table-cell>
          <table:table-cell table:style-name="Table70.A1" office:value-type="string">
            <text:p text:style-name="P12">Value</text:p>
          </table:table-cell>
          <table:table-cell table:style-name="Table70.C1" office:value-type="string">
            <text:p text:style-name="P12">Comment</text:p>
          </table:table-cell>
        </table:table-row>
        <table:table-row table:style-name="Table70.2">
          <table:table-cell table:style-name="Table70.A2" office:value-type="string">
            <text:p text:style-name="P21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1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1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1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1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2">KeyGen2 Name</text:p>
          </table:table-cell>
          <table:table-cell table:style-name="Table23.A1" office:value-type="string">
            <text:p text:style-name="P12">Value</text:p>
          </table:table-cell>
          <table:table-cell table:style-name="Table23.C1" office:value-type="string">
            <text:p text:style-name="P12">Comment</text:p>
          </table:table-cell>
        </table:table-row>
        <table:table-row table:style-name="Table23.2">
          <table:table-cell table:style-name="Table23.A2" office:value-type="string">
            <text:p text:style-name="P21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1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1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1"/>
      <text:p text:style-name="P32">Note that this policy attribute requires that the middleware is “cooperative” to be enforced.</text:p>
      <text:p text:style-name="P32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">KeyGen2 Name</text:p>
          </table:table-cell>
          <table:table-cell table:style-name="Table22.A1" office:value-type="string">
            <text:p text:style-name="P12">Value</text:p>
          </table:table-cell>
          <table:table-cell table:style-name="Table22.C1" office:value-type="string">
            <text:p text:style-name="P12">Comment</text:p>
          </table:table-cell>
        </table:table-row>
        <table:table-row table:style-name="Table22.2">
          <table:table-cell table:style-name="Table22.A2" office:value-type="string">
            <text:p text:style-name="P21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1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1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6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1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1"/>
      <text:p text:style-name="Text_20_body">During provisioning the middleware MUST maintain the PIN policy and optionally ask the user to create another PIN if there is a policy mismatch because <text:span text:style-name="CrossRef"><text:reference-ref text:reference-format="text" text:ref-name="createKeyPair">createKeyPair</text:reference-ref></text:span> will return an error if it fed with inappropriate arguments.</text:p>
      <text:p text:style-name="Text_20_body">Keys protected by a <text:span text:style-name="T24">shared</text:span> PIN MUST be treated as having a single PIN error counter.</text:p>
      <text:p text:style-name="P31"/>
      <text:p text:style-name="P74">Continued on the next page...</text:p>
      <text:p text:style-name="P74"/>
      <text:h text:style-name="P101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">KeyGen2 Name</text:p>
          </table:table-cell>
          <table:table-cell table:style-name="Table24.A1" office:value-type="string">
            <text:p text:style-name="P12">Mask</text:p>
          </table:table-cell>
          <table:table-cell table:style-name="Table24.C1" office:value-type="string">
            <text:p text:style-name="P12">Comment</text:p>
          </table:table-cell>
        </table:table-row>
        <table:table-row table:style-name="Table24.2">
          <table:table-cell table:style-name="Table24.A2" office:value-type="string">
            <text:p text:style-name="P21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1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1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1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1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Standard">The PIN MUST be "alphanumeric" and contain a mix of <text:span text:style-name="T1">letters</text:span>, <text:span text:style-name="T1">digits</text:span> and <text:span text:style-name="T1">punctuation</text:span> characters. <text:s/><text:span text:style-name="T46">See </text:span>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1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7"> </text:span><text:span text:style-name="CrossRef"><text:reference-ref text:reference-format="text" text:ref-name="pinpukformat">PIN and PUK Formats</text:reference-ref></text:span>).</text:p>
      <text:p text:style-name="P31">For organizations having very strict or unusual requirements on PIN patterns, it is RECOMMENDED letting the user define PINs during enrollment in a web application and then deploy issuer-set PIN codes during provisioning.</text:p>
      <text:p text:style-name="P31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>KeyGen2 Name</text:p>
          </table:table-cell>
          <table:table-cell table:style-name="Table19.A1" office:value-type="string">
            <text:p text:style-name="P12">Value</text:p>
          </table:table-cell>
          <table:table-cell table:style-name="Table19.C1" office:value-type="string">
            <text:p text:style-name="P12">Comment</text:p>
          </table:table-cell>
        </table:table-row>
        <table:table-row table:style-name="Table19.2">
          <table:table-cell table:style-name="Table19.A2" office:value-type="string">
            <text:p text:style-name="P21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1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1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1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1"/>
      <text:p text:style-name="P47"><text:span text:style-name="T1">Note that format specifiers only deal with how PINs and PUKs are treated in GUIs; internally key protection data is always stored as strings of bytes</text:span>.</text:p>
      <text:p text:style-name="P47">Length of the clear-text binary value MUST NOT exceed 100 bytes.</text:p>
      <text:p text:style-name="P25">See <text:span text:style-name="T24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5"/>
      <text:p text:style-name="P25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2">KeyGen2 Name</text:p>
          </table:table-cell>
          <table:table-cell table:style-name="Table69.A1" office:value-type="string">
            <text:p text:style-name="P12">Value</text:p>
          </table:table-cell>
          <table:table-cell table:style-name="Table69.C1" office:value-type="string">
            <text:p text:style-name="P12">Comment</text:p>
          </table:table-cell>
        </table:table-row>
        <table:table-row table:style-name="Table69.2">
          <table:table-cell table:style-name="Table69.A2" office:value-type="string">
            <text:p text:style-name="P21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1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1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1"/>
      <text:p text:style-name="P48">Also see <text:span text:style-name="CrossRef"><text:reference-ref text:reference-format="text" text:ref-name="deletekey">deleteKey</text:reference-ref></text:span>.</text:p>
      <text:p text:style-name="P48"/>
      <text:p text:style-name="P69">Continued on the next page...</text:p>
      <text:h text:style-name="P101" text:outline-level="2"><text:reference-mark-start text:name="biometricoption"/><text:span text:style-name="CrossRef"><text:span text:style-name="T21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2">KeyGen2 Name</text:p>
          </table:table-cell>
          <table:table-cell table:style-name="Table33.A1" office:value-type="string">
            <text:p text:style-name="P12">Value</text:p>
          </table:table-cell>
          <table:table-cell table:style-name="Table33.C1" office:value-type="string">
            <text:p text:style-name="P12">Comment</text:p>
          </table:table-cell>
        </table:table-row>
        <table:table-row table:style-name="Table33.2">
          <table:table-cell table:style-name="Table33.A2" office:value-type="string">
            <text:p text:style-name="P21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1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1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1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100" text:outline-level="2"/>
      <text:p text:style-name="P46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7">The biometric protection option is only intended to be applied to </text:span><text:span text:style-name="CrossRef"><text:span text:style-name="T112"><text:reference-ref text:reference-format="text" text:ref-name="user.api">User API</text:reference-ref></text:span></text:span><text:span text:style-name="T47"> methods like </text:span><text:span text:style-name="CrossRef"><text:span text:style-name="T112"><text:reference-ref text:reference-format="text" text:ref-name="signdata">signHashedData</text:reference-ref></text:span></text:span><text:span text:style-name="T47">.</text:span></text:p>
      <text:p text:style-name="P46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<text:span text:style-name="T1">asymmetric keys</text:span> may be used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2">KeyGen2 Name</text:p>
          </table:table-cell>
          <table:table-cell table:style-name="Table25.A1" office:value-type="string">
            <text:p text:style-name="P12">Value</text:p>
          </table:table-cell>
          <table:table-cell table:style-name="Table25.A1" office:value-type="string">
            <text:p text:style-name="P12">Notes</text:p>
          </table:table-cell>
          <table:table-cell table:style-name="Table25.D1" office:value-type="string">
            <text:p text:style-name="P12">Comment</text:p>
          </table:table-cell>
        </table:table-row>
        <table:table-row table:style-name="Table25.2">
          <table:table-cell table:style-name="Table25.A2" office:value-type="string">
            <text:p text:style-name="P20">signature</text:p>
          </table:table-cell>
          <table:table-cell table:style-name="Table25.A2" office:value-type="string">
            <text:p text:style-name="P7">0x00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authentication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20">encryp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 for RSA and ECC respectively</text:p>
          </table:table-cell>
        </table:table-row>
        <table:table-row table:style-name="Table25.2">
          <table:table-cell table:style-name="Table25.A2" office:value-type="string">
            <text:p text:style-name="P20">universal</text:p>
          </table:table-cell>
          <table:table-cell table:style-name="Table25.A2" office:value-type="string">
            <text:p text:style-name="P7">0x03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20">transport</text:p>
          </table:table-cell>
          <table:table-cell table:style-name="Table25.A2" office:value-type="string">
            <text:p text:style-name="P7">0x04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70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symmetric-key</text:p>
          </table:table-cell>
          <table:table-cell table:style-name="Table25.A2" office:value-type="string">
            <text:p text:style-name="P7">0x05</text:p>
          </table:table-cell>
          <table:table-cell table:style-name="Table25.C2" office:value-type="float" office:value="3">
            <text:p text:style-name="P65">3</text:p>
          </table:table-cell>
          <table:table-cell table:style-name="Table25.D2" office:value-type="string">
            <text:p text:style-name="P64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4"><text:span text:style-name="CrossRef"><text:span text:style-name="T13">See </text:span></text:span><text:span text:style-name="CrossRef"><text:span text:style-name="T70"><text:reference-ref text:reference-format="text" text:ref-name="setpiggybacked">setSymmetricKey</text:reference-ref></text:span></text:span></text:p>
          </table:table-cell>
        </table:table-row>
      </table:table>
      <text:p text:style-name="P31"/>
      <text:p text:style-name="P31">The purpose of the <text:span text:style-name="T23">signature</text:span> and <text:span text:style-name="T23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76">nonRepudiation</text:span> and <text:span text:style-name="T76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5">Notes</text:p>
      <text:p text:style-name="P31">1. The key MUST NOT be subject to a <text:span text:style-name="CrossRef"><text:span text:style-name="T70"><text:reference-ref text:reference-format="text" text:ref-name="setpiggybacked">setSymmetricKey</text:reference-ref></text:span></text:span> operation.</text:p>
      <text:p text:style-name="P31">2. The key MUST NOT be exportable. <text:s/>See <text:span text:style-name="CrossRef"><text:reference-ref text:reference-format="text" text:ref-name="exportcontrol">Export Control</text:reference-ref></text:span>.</text:p>
      <text:p text:style-name="P38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31"/>
      <text:h text:style-name="Heading_20_1" text:outline-level="1">Methods</text:h>
      <text:p text:style-name="P115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113">≥</text:span><text:span text:style-name="T114"> 100.</text:span></text:p>
      <table:table table:name="Table82" table:style-name="Table82">
        <table:table-column table:style-name="Table82.A"/>
        <table:table-row>
          <table:table-cell table:style-name="Table82.A1" office:value-type="string">
            <text:p text:style-name="P121"><text:span text:style-name="T114">Note: The described API is adapted for an SKS using low-level byte-streams for communication. <text:s/>However, the SKS design is equally applicable to API schemes using high-level objects and exceptions. <text:s/>The only thing that MUST remain intact are the cryptographic operations including how objects are represented in MACs.</text:span></text:p>
          </table:table-cell>
        </table:table-row>
      </table:table>
      <text:p text:style-name="P107"><text:span text:style-name="T114"/></text:p>
      <text:h text:style-name="P102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ype</text:p>
          </table:table-cell>
          <table:table-cell table:style-name="Table1.C1" office:value-type="string">
            <text:p text:style-name="P12">Comment</text:p>
          </table:table-cell>
        </table:table-row>
        <table:table-row table:style-name="Table1.2">
          <table:table-cell table:style-name="Table1.A2" office:value-type="string">
            <text:p text:style-name="P15">SessionKeyAlgorithm</text:p>
          </table:table-cell>
          <table:table-cell table:style-name="Table1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5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5">ServerEphemeralKey</text:p>
          </table:table-cell>
          <table:table-cell table:style-name="Table1.A2" office:value-type="string">
            <text:p text:style-name="P3">byte[<text:span text:style-name="T67"> </text:span>]</text:p>
          </table:table-cell>
          <table:table-cell table:style-name="Table1.C2" office:value-type="string">
            <text:p text:style-name="P25"><text:span text:style-name="T47">Server-created ephemeral ECDH key</text:span>. <text:s/>See <text:span text:style-name="CrossRef"><text:span text:style-name="T70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IssuerURI</text:p>
          </table:table-cell>
          <table:table-cell table:style-name="Table1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70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<text:reference-mark-start text:name="sess.updatable"/>Updatable<text:reference-mark-end text:name="sess.updatable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5">Client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Locally acquired time in UNIX “epoch” format in <text:span text:style-name="T1">seconds. <text:s/>See </text:span><text:span text:style-name="CrossRef"><text:span text:style-name="T70"><text:reference-ref text:reference-format="text" text:ref-name="client.time">Client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76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46"> </text:span><text:span text:style-name="T76">SessionKey</text:span><text:span text:style-name="T46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12">Type</text:p>
          </table:table-cell>
          <table:table-cell table:style-name="Table3.C1" office:value-type="string">
            <text:p text:style-name="P12">Comment</text:p>
          </table:table-cell>
        </table:table-row>
        <table:table-row table:style-name="Table3.2">
          <table:table-cell table:style-name="Table3.A2" office:value-type="string">
            <text:p text:style-name="P15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5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5">ClientEphemeralKey</text:p>
          </table:table-cell>
          <table:table-cell table:style-name="Table3.A2" office:value-type="string">
            <text:p text:style-name="P3">byte[<text:span text:style-name="T67"> </text:span>]</text:p>
          </table:table-cell>
          <table:table-cell table:style-name="Table3.C2" office:value-type="string">
            <text:p text:style-name="P8">SKS-created ephemeral ECDH key which <text:span text:style-name="T70">MUST be in </text:span><text:span text:style-name="CrossRef"><text:span text:style-name="T70"><text:reference-ref text:reference-format="text" text:ref-name="X.509">X.509</text:reference-ref></text:span></text:span><text:span text:style-name="T70"> DER format</text:span></text:p>
          </table:table-cell>
        </table:table-row>
        <table:table-row table:style-name="Table3.2">
          <table:table-cell table:style-name="Table3.A2" office:value-type="string">
            <text:p text:style-name="P15">SessionAttestation</text:p>
          </table:table-cell>
          <table:table-cell table:style-name="Table3.A2" office:value-type="string">
            <text:p text:style-name="P3">byte[<text:span text:style-name="T67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5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82">createProvisioningSession</text:span><text:span text:style-name="T70"> establishes a </text:span><text:span text:style-name="T1">persistent session key</text:span><text:span text:style-name="T70"> that is only known by the issuer and the SKS for usage in subsequent provisioning steps. <text:s/>In addition, the SKS is </text:span><text:span text:style-name="T1">optionally</text:span><text:span text:style-name="T70"> authenticated by the issuer.</text:span></text:p>
      <text:p text:style-name="P31"/>
      <text:p text:style-name="P79"/>
      <text:p text:style-name="P31"/>
      <text:p text:style-name="P31"/>
      <text:p text:style-name="P74">Continued on the next page...</text:p>
      <text:p text:style-name="P74"/>
      <text:p text:style-name="P81">Shown below is the mandatory to support<text:span text:style-name="T97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2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1010812079" text:style-name="L1">
              <text:list-item>
                <text:p text:style-name="P108">Generate a for this SKS <text:span text:style-name="T1">unique</text:span> <text:span text:style-name="T76">ClientSessionID</text:span></text:p>
              </text:list-item>
              <text:list-item>
                <text:p text:style-name="P104">Output <text:span text:style-name="T76">ClientSessionID</text:span></text:p>
              </text:list-item>
              <text:list-item>
                <text:p text:style-name="P104">Generate an <text:span text:style-name="T1">ephemeral</text:span> ECDH key-pair <text:span text:style-name="T76">EKP</text:span> using <text:span text:style-name="T1">the same named curve</text:span> as <text:span text:style-name="T76">ServerEphemeralKey</text:span></text:p>
              </text:list-item>
              <text:list-item>
                <text:p text:style-name="P103">Output <text:span text:style-name="T81">ClientEphemeralKey</text:span> = <text:span text:style-name="T83">EKP.PublicKey</text:span></text:p>
              </text:list-item>
              <text:list-item>
                <text:p text:style-name="P104">Apply the <text:span text:style-name="CrossRef"><text:reference-ref text:reference-format="text" text:ref-name="sp800-56a">SP800-56A</text:reference-ref></text:span> C(2, 0, ECC CDH) algorithm on <text:span text:style-name="T76">EKP.PrivateKey</text:span> and <text:span text:style-name="T76">ServerEphemeralKey</text:span> creating a shared secret <text:span text:style-name="T76">Z</text:span></text:p>
              </text:list-item>
              <text:list-item>
                <text:p text:style-name="P105">Define a variable byte[32] <text:reference-mark-start text:name="sess.key"/><text:span text:style-name="T76">SessionKey</text:span><text:reference-mark-end text:name="sess.key"/></text:p>
              </text:list-item>
              <text:list-item>
                <text:p text:style-name="P106">Set <text:span text:style-name="T76">SessionKey</text:span> = <text:span text:style-name="CrossRef"><text:span text:style-name="T70"><text:reference-ref text:reference-format="text" text:ref-name="HMAC_SHA256">HMAC-SHA256</text:reference-ref></text:span></text:span> (<text:span text:style-name="T76">Z</text:span>, <text:span text:style-name="T76">ClientSessionID</text:span> || <text:tab/> <text:span text:style-name="T85">// KDF (Key Derivation Function)</text:span><text:line-break/><text:tab/><text:span text:style-name="T76">ServerSessionID</text:span> ||<text:line-break/> <text:tab/><text:span text:style-name="T76">IssuerURI</text:span> ||<text:line-break/><text:tab/><text:span text:style-name="CrossRef"><text:span text:style-name="T70"><text:reference-ref text:reference-format="text" text:ref-name="devcert">Device Certificate</text:reference-ref></text:span></text:span><text:span text:style-name="T63">)</text:span><text:tab/></text:p>
              </text:list-item>
              <text:list-item>
                <text:p text:style-name="P111"><text:span text:style-name="T63">Output </text:span><text:span text:style-name="T81">SessionAttestation</text:span> = <text:span text:style-name="CrossRef"><text:span text:style-name="T70"><text:reference-ref text:reference-format="text" text:ref-name="sign">Sign</text:reference-ref></text:span></text:span><text:span text:style-name="T71"> </text:span><text:span text:style-name="T63">(</text:span><text:span text:style-name="T62">Attestation Private Key</text:span><text:span text:style-name="T63">,</text:span> <text:s text:c="2"/><text:span text:style-name="T85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70"><text:reference-ref text:reference-format="text" text:ref-name="HMAC_SHA256">HMAC-SHA256</text:reference-ref></text:span></text:span> (<text:span text:style-name="T76">SessionKey</text:span>,<text:tab/><text:span text:style-name="T76">ClientSessionID</text:span> ||<text:line-break/><text:tab/><text:span text:style-name="T76">ServerSessionID</text:span> ||<text:line-break/> <text:tab/><text:span text:style-name="T76">IssuerURI</text:span> ||<text:line-break/><text:tab/><text:span text:style-name="T76">ServerEphemeralKey</text:span> ||<text:line-break/><text:tab/><text:span text:style-name="T76">EKP.PublicKey</text:span> ||<text:line-break/><text:tab/><text:span text:style-name="T76">Updatable</text:span> ||<text:line-break/><text:tab/><text:span text:style-name="T76">ClientTime</text:span> ||<text:line-break/><text:tab/><text:span text:style-name="T76">SessionLifeTime</text:span> ||<text:line-break/><text:tab/><text:span text:style-name="T76">SessionKeyLimit</text:span>))</text:p>
              </text:list-item>
              <text:list-item>
                <text:p text:style-name="P112">Define a variable short <text:reference-mark-start text:name="mac.seq.cnt"/><text:span text:style-name="T76">MACSequenceCounter</text:span><text:reference-mark-end text:name="mac.seq.cnt"/> and set it to <text:span text:style-name="T1">zero</text:span></text:p>
              </text:list-item>
              <text:list-item>
                <text:p text:style-name="P112"><text:span text:style-name="T46">Store </text:span><text:span text:style-name="T76">SessionKey</text:span><text:span text:style-name="T46">, </text:span><text:span text:style-name="T76">MACSequenceCounter</text:span><text:span text:style-name="T46">, </text:span><text:span text:style-name="T76">ClientSessionID</text:span><text:span text:style-name="T46">, </text:span><text:span text:style-name="T76">ServerSessionID</text:span><text:span text:style-name="T46">, </text:span><text:span text:style-name="T76">IssuerURI</text:span><text:span text:style-name="T46">, </text:span><text:span text:style-name="T76">Updatable</text:span><text:span text:style-name="T46">, </text:span><text:span text:style-name="T81">ClientTime</text:span><text:span text:style-name="T46">, </text:span><text:span text:style-name="T76">SessionLifeTime</text:span><text:span text:style-name="T46"> and </text:span><text:span text:style-name="T76">SessionKeyLimit</text:span><text:span text:style-name="T46"> in the </text:span><text:span text:style-name="CrossRef"><text:reference-ref text:reference-format="text" text:ref-name="cred.db">Credential Database</text:reference-ref></text:span><text:span text:style-name="CrossRef"> </text:span><text:span text:style-name="T46">and return a handle to the database entry in </text:span><text:span text:style-name="T76">ProvisioningHandle</text:span></text:p>
              </text:list-item>
              <text:list-item>
                <text:p text:style-name="P113">Output <text:span text:style-name="T76">ProvisioningHandle</text:span></text:p>
              </text:list-item>
            </text:list>
          </table:table-cell>
        </table:table-row>
      </table:table>
      <text:p text:style-name="P33"/>
      <text:p text:style-name="Text_20_body"><text:span text:style-name="T70">Creation of a session key is an </text:span><text:span text:style-name="T1">atomic</text:span><text:span text:style-name="T70"> operation.</text:span></text:p>
      <text:p text:style-name="P78"/>
      <text:p text:style-name="P31"/>
      <text:p text:style-name="P31"/>
      <text:p text:style-name="P31"/>
      <text:p text:style-name="P37">Continued on the next page...</text:p>
      <text:p text:style-name="P80">Remarks</text:p>
      <text:p text:style-name="P33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3">An SKS SHOULD only constrain the number of simultaneous sessions due to lack of storage.</text:p>
      <text:p text:style-name="P33">A provisioning session SHOULD NOT be terminated due to power down of an SKS.</text:p>
      <text:p text:style-name="Text_20_body"><text:span text:style-name="T52">Using </text:span><text:span text:style-name="CrossRef"><text:span text:style-name="T70"><text:reference-ref text:reference-format="text" text:ref-name="keygen2">KeyGen2</text:reference-ref></text:span></text:span><text:span text:style-name="T52"> </text:span><text:reference-mark-start text:name="issueruri"/><text:span text:style-name="T79">IssuerURI</text:span><text:reference-mark-end text:name="issueruri"/><text:span text:style-name="T52"> is the URL to which the result of this method is POSTed. <text:s/>The string MUST NOT exceed 1024 bytes.</text:span></text:p>
      <text:p text:style-name="Text_20_body"><text:reference-mark-start text:name="iisuer.puk.key"/><text:span text:style-name="T83">ServerEphemeralKey</text:span><text:reference-mark-end text:name="iisuer.puk.key"/><text:span text:style-name="T70"> </text:span><text:span text:style-name="T52">MUST be in </text:span><text:span text:style-name="CrossRef"><text:span text:style-name="T70"><text:reference-ref text:reference-format="text" text:ref-name="X.509">X.509</text:reference-ref></text:span></text:span><text:span text:style-name="T52"> DER format and MUST match the </text:span><text:span text:style-name="CrossRef"><text:span text:style-name="T70"><text:reference-ref text:reference-format="text" text:ref-name="elliptic.curves">Elliptic Curves</text:reference-ref></text:span></text:span><text:span text:style-name="T52"> capabilities given by </text:span><text:span text:style-name="CrossRef"><text:span text:style-name="T70"><text:reference-ref text:reference-format="text" text:ref-name="getDeviceData">getDeviceInfo</text:reference-ref></text:span></text:span>.</text:p>
      <text:p text:style-name="Text_20_body"><text:span text:style-name="T72">The </text:span><text:reference-mark-start text:name="sign"/><text:span text:style-name="T2">Sign</text:span><text:reference-mark-end text:name="sign"/><text:span text:style-name="T70"> function MUST use </text:span><text:span text:style-name="CrossRef"><text:span text:style-name="T70"><text:reference-ref text:reference-format="text" text:ref-name="DIAS">DIAS</text:reference-ref></text:span></text:span><text:span text:style-name="T70"> or </text:span><text:span text:style-name="CrossRef"><text:span text:style-name="T70"><text:reference-ref text:reference-format="text" text:ref-name="pkcs1">PKCS #1</text:reference-ref></text:span></text:span><text:span text:style-name="T70"> RSASSA signatures for RSA keys and </text:span><text:span text:style-name="CrossRef"><text:span text:style-name="T70"><text:reference-ref text:reference-format="text" text:ref-name="ECDSA">ECDSA</text:reference-ref></text:span></text:span><text:span text:style-name="T70"> for ECC keys with </text:span><text:span text:style-name="CrossRef"><text:span text:style-name="T70"><text:reference-ref text:reference-format="text" text:ref-name="SHA256">SHA256</text:reference-ref></text:span></text:span><text:span text:style-name="T70"> as the hash function. <text:s/>The distinction between RSA and ECDSA keys is performed through the </text:span><text:span text:style-name="CrossRef"><text:span text:style-name="T70"><text:reference-ref text:reference-format="text" text:ref-name="devcert">Device Certificate</text:reference-ref></text:span></text:span> (see <text:span text:style-name="CrossRef"><text:span text:style-name="T70"><text:reference-ref text:reference-format="text" text:ref-name="getDeviceData">getDeviceInfo</text:reference-ref></text:span></text:span>)<text:span text:style-name="CrossRef"><text:span text:style-name="T70"> </text:span></text:span><text:span text:style-name="T70">which in </text:span><text:span text:style-name="CrossRef"><text:span text:style-name="T70"><text:reference-ref text:reference-format="text" text:ref-name="keygen2">KeyGen2</text:reference-ref></text:span></text:span><text:span text:style-name="T70"> is supplied as well as a part of the response to the issuer, while a </text:span><text:span text:style-name="CrossRef"><text:span text:style-name="T70"><text:reference-ref text:reference-format="text" text:ref-name="DIAS">DIAS</text:reference-ref></text:span></text:span><text:span text:style-name="T70"> signature also requires the DIAS policy OID to be present in the </text:span><text:span text:style-name="CrossRef"><text:span text:style-name="T70"><text:reference-ref text:reference-format="text" text:ref-name="devcert">Device Certificate</text:reference-ref></text:span></text:span><text:span text:style-name="T70">.</text:span></text:p>
      <text:p text:style-name="Text_20_body"><text:span text:style-name="T82">ProvisioningHandle</text:span><text:span text:style-name="T70"> MUST be </text:span><text:span text:style-name="T1">static</text:span><text:span text:style-name="T70">, </text:span><text:span text:style-name="T1">unique</text:span><text:span text:style-name="T70"> and never be reused.</text:span></text:p>
      <text:p text:style-name="Text_20_body"><text:span text:style-name="T70">The </text:span><text:span text:style-name="T79">SessionKeyAlgorithm</text:span><text:span text:style-name="T70"> does not only define the creation of </text:span><text:span text:style-name="T83">SessionKey</text:span><text:span text:style-name="T70">, but also the integrity, confidentiality, and attestation mechanisms used during the provisioning session. <text:s/>See </text:span><text:span text:style-name="CrossRef"><text:span text:style-name="T70"><text:reference-ref text:reference-format="text" text:ref-name="MACOperations">MAC Operations</text:reference-ref></text:span></text:span><text:span text:style-name="T70">, </text:span><text:span text:style-name="CrossRef"><text:span text:style-name="T70"><text:reference-ref text:reference-format="text" text:ref-name="EncryptedData">Encrypted Data</text:reference-ref></text:span></text:span><text:span text:style-name="T70">, and </text:span><text:span text:style-name="CrossRef"><text:span text:style-name="T70"><text:reference-ref text:reference-format="text" text:ref-name="SKSAttestations">Attestations</text:reference-ref></text:span></text:span><text:span text:style-name="T70">.</text:span></text:p>
      <text:p text:style-name="Text_20_body"><text:span text:style-name="T70">The </text:span><text:reference-mark-start text:name="sess.key.op"/><text:span text:style-name="T79">SessionKeyLimit</text:span><text:reference-mark-end text:name="sess.key.op"/><text:span text:style-name="T70"> attribute MUST be large enough to handle all </text:span><text:span text:style-name="T83">SessionKey</text:span><text:span text:style-name="T70"> related operations required during the rest of the provisioning session, otherwise the session MUST be terminated. <text:s/></text:span><text:span text:style-name="T52"><text:s/>See </text:span><text:span text:style-name="CrossRef"><text:span text:style-name="T70"><text:reference-ref text:reference-format="text" text:ref-name="sess.security.mech">Session Security Mechanisms</text:reference-ref></text:span></text:span><text:span text:style-name="T70">. <text:s/>Note that </text:span><text:span text:style-name="CrossRef"><text:span text:style-name="T70"><text:reference-ref text:reference-format="text" text:ref-name="setpiggybacked">setSymmetricKey</text:reference-ref></text:span></text:span><text:span text:style-name="T70"> actually uses </text:span><text:span text:style-name="T1">two</text:span><text:span text:style-name="T70"> </text:span><text:span text:style-name="T83">SessionKey</text:span><text:span text:style-name="T70"> operations, while </text:span><text:span text:style-name="CrossRef"><text:span text:style-name="T70"><text:reference-ref text:reference-format="text" text:ref-name="pp.delkey">postProvisioningDeleteKey</text:reference-ref></text:span></text:span> also depends on the <text:span text:style-name="T79">SessionKeyLimit</text:span> of a <text:span text:style-name="T1">previous</text:span> session.</text:p>
      <text:p text:style-name="Text_20_body">When <text:reference-mark-start text:name="client.time"/><text:span text:style-name="T82">ClientTime</text:span><text:reference-mark-end text:name="client.time"/> is transferred through a protocol such as <text:span text:style-name="CrossRef"><text:span text:style-name="T70"><text:reference-ref text:reference-format="text" text:ref-name="keygen2">KeyGen2</text:reference-ref></text:span></text:span> it MUST always as a <text:span text:style-name="T1">minimum</text:span> have seconds resolution otherwise serious interoperability issues will occur. <text:s/>Possible milliseconds MUST be <text:span text:style-name="T1">ignored</text:span>.</text:p>
      <text:p text:style-name="Text_20_body"><text:span text:style-name="T59">Note that individual elements featured in the </text:span><text:span text:style-name="T61">argument</text:span><text:span text:style-name="T59"> (not the key) to the HMAC operations MUST use the representation described in </text:span><text:span text:style-name="CrossRef"><text:span text:style-name="T70"><text:reference-ref text:reference-format="text" text:ref-name="datatypes">Data Types</text:reference-ref></text:span></text:span><text:span text:style-name="T59">.</text:span></text:p>
      <text:p text:style-name="P30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2">Server Response Validation</text:p>
          </table:table-cell>
        </table:table-row>
        <table:table-row table:style-name="Table77.2">
          <table:table-cell table:style-name="Table77.A2" office:value-type="string">
            <text:list xml:id="list1628040406" text:continue-numbering="true" text:style-name="L1">
              <text:list-item>
                <text:p text:style-name="P116">Decide if <text:span text:style-name="T82">DeviceCertificate</text:span> is to be accepted/trusted. <text:s/>See <text:span text:style-name="CrossRef"><text:span text:style-name="T70"><text:reference-ref text:reference-format="text" text:ref-name="prov.sess.resp">ProvisioningSessionResponse</text:reference-ref></text:span></text:span></text:p>
              </text:list-item>
              <text:list-item>
                <text:p text:style-name="P112">Run the the same <text:span text:style-name="CrossRef"><text:reference-ref text:reference-format="text" text:ref-name="sp800-56a">SP800-56A</text:reference-ref></text:span> procedure and KDF as for the SKS but now using <text:span text:style-name="T76">ClientEphemeralKey</text:span> and the saved private key of <text:span text:style-name="T76">ServerEphemeralKey</text:span> to obtain <text:span text:style-name="T76">SessionKey</text:span></text:p>
              </text:list-item>
              <text:list-item>
                <text:p text:style-name="P114">VerifySignature<text:span text:style-name="T71"> </text:span><text:span text:style-name="T63">(</text:span><text:span text:style-name="T82">DeviceCertificate.PublicKey</text:span><text:span text:style-name="T63">,<text:tab/></text:span><text:span text:style-name="T87">// Received</text:span><text:span text:style-name="T63"><text:line-break/> <text:s text:c="5"/></text:span><text:span text:style-name="T64"><text:s/></text:span><text:span text:style-name="T63"><text:s text:c="20"/></text:span><text:span text:style-name="T81">SessionAttestation</text:span><text:span text:style-name="T54">,<text:tab/><text:tab/></text:span><text:span text:style-name="T87">// Received</text:span><text:line-break/> <text:s text:c="11"/><text:span text:style-name="T67"><text:s/></text:span><text:s text:c="14"/><text:span text:style-name="CrossRef"><text:span text:style-name="T70"><text:reference-ref text:reference-format="text" text:ref-name="HMAC_SHA256">HMAC-SHA256</text:reference-ref></text:span></text:span> (<text:span text:style-name="T76">SessionKey</text:span>,<text:tab/><text:span text:style-name="T76">ClientSessionID</text:span> ||<text:tab/><text:span text:style-name="T86">// Received</text:span><text:line-break/><text:tab/><text:span text:style-name="T76">ServerSessionID</text:span> ||<text:tab/><text:span text:style-name="T86">// Saved</text:span><text:line-break/> <text:tab/><text:span text:style-name="T76">IssuerURI</text:span> ||<text:tab/><text:span text:style-name="T86">// Saved</text:span><text:line-break/><text:tab/><text:span text:style-name="T76">ServerEphemeralKey</text:span> ||<text:tab/><text:span text:style-name="T86">// Saved</text:span><text:line-break/><text:tab/><text:span text:style-name="T76">ClientEphemeralKey</text:span> ||<text:tab/><text:span text:style-name="T86">// Received</text:span><text:line-break/><text:tab/><text:span text:style-name="T76">Updatable</text:span> ||<text:tab/><text:span text:style-name="T86">// Saved</text:span><text:line-break/><text:tab/><text:span text:style-name="T76">ClientTime</text:span> ||<text:tab/><text:span text:style-name="T86">// Received</text:span><text:line-break/><text:tab/><text:span text:style-name="T76">SessionLifeTime</text:span> ||<text:tab/><text:span text:style-name="T86">// Saved</text:span><text:line-break/><text:tab/><text:span text:style-name="T76">SessionKeyLimit</text:span>))<text:tab/><text:span text:style-name="T86">// Saved</text:span></text:p>
              </text:list-item>
            </text:list>
          </table:table-cell>
        </table:table-row>
      </table:table>
      <text:p text:style-name="Text_20_body"/>
      <text:p text:style-name="P31">If all tests above succeed the issuer server MAY continue with the actual provisioning process.</text:p>
      <text:p text:style-name="P31"/>
      <text:p text:style-name="P54">Continued on the next page...</text:p>
      <text:p text:style-name="P81"><text:span text:style-name="T73">When using </text:span><text:span text:style-name="CrossRef"><text:reference-ref text:reference-format="text" text:ref-name="keygen2">KeyGen2</text:reference-ref></text:span><text:span text:style-name="T73"> the </text:span><text:span text:style-name="T2">input</text:span><text:span text:style-name="T73"> to </text:span><text:span text:style-name="T82">createProvisioningSession</text:span><text:span text:style-name="T73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7"><text:span text:style-name="T95">&lt;</text:span><text:span text:style-name="T29">ProvisioningSessionRequest </text:span><text:span text:style-name="T38">ID</text:span><text:span text:style-name="T14">="_0fa47ab3c00c … a67992b6ac61c"<text:line-break/></text:span><text:span text:style-name="T29"> <text:s text:c="48"/></text:span><text:span text:style-name="T38">SubmitURL</text:span><text:span text:style-name="T10">="https://ca.example.com/enroll"<text:line-break/></text:span><text:span text:style-name="T29"> <text:s text:c="48"/></text:span><text:span text:style-name="T38">Updatable</text:span><text:span text:style-name="T10">="true"<text:line-break/></text:span><text:span text:style-name="T29"> <text:s text:c="48"/></text:span><text:span text:style-name="T38">SessionLifeTime</text:span><text:span text:style-name="T10">="50000"<text:line-break/></text:span><text:span text:style-name="T29"> <text:s text:c="48"/></text:span><text:span text:style-name="T38">SessionKeyLimit</text:span><text:span text:style-name="T10">="25"<text:line-break/> <text:s text:c="48"/></text:span><text:span text:style-name="T38">SessionKeyAlgorithm</text:span><text:span text:style-name="T95">="http://xmlns.webpki.org/keygen2/1.0#algorithm.sk1"</text:span><text:span text:style-name="T7">  </text:span><text:span text:style-name="T16">…</text:span><text:span text:style-name="T7"> <text:s/>&gt;</text:span><text:span text:style-name="T94"><text:line-break/></text:span></text:p>
            <text:p text:style-name="P57"><text:span text:style-name="T94"><text:s text:c="4"/>&lt;</text:span><text:span text:style-name="T28">ServerEphemeralKey</text:span><text:span text:style-name="T94">&gt;<text:line-break/></text:span><text:span text:style-name="T99"> <text:s text:c="7"/>&lt;</text:span><text:span text:style-name="T106">ds11</text:span><text:span text:style-name="T99">:</text:span><text:span text:style-name="T28">ECKeyValue</text:span><text:span text:style-name="T99">&gt;</text:span></text:p>
            <text:p text:style-name="P57"><text:s text:c="12"/>&lt;<text:span text:style-name="T101">ds11</text:span><text:span text:style-name="T93">:</text:span><text:span text:style-name="T28">NamedCurve</text:span> <text:span text:style-name="T37">URI</text:span>="urn:oid:1.2.840.10045.3.1.7"/&gt;</text:p>
            <text:p text:style-name="P57"><text:s text:c="12"/>&lt;<text:span text:style-name="T101">ds11</text:span><text:span text:style-name="T93">:</text:span><text:span text:style-name="T28">PublicKey</text:span>&gt;<text:span text:style-name="T93">JK/mSALhBpUjjPAe/ … fXG8z17eZV3mVDZTBM</text:span>&lt;/<text:span text:style-name="T101">ds11</text:span><text:span text:style-name="T93">:</text:span><text:span text:style-name="T28">PublicKey</text:span>&gt;</text:p>
            <text:p text:style-name="P57"><text:s text:c="8"/>&lt;/<text:span text:style-name="T101">ds11</text:span><text:span text:style-name="T93">:</text:span><text:span text:style-name="T28">ECKeyValue</text:span>&gt;</text:p>
            <text:p text:style-name="P57"><text:span text:style-name="T94"><text:s text:c="4"/>&lt;/</text:span><text:span text:style-name="T28">ServerEphemeralKey</text:span><text:span text:style-name="T94">&gt;<text:line-break/></text:span></text:p>
            <text:p text:style-name="P66"><text:span text:style-name="T94">&lt;/</text:span><text:span text:style-name="T34">ProvisioningSessionRequest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2">KeyGen2 Element</text:p>
          </table:table-cell>
          <table:table-cell table:style-name="Table74.B1" office:value-type="string">
            <text:p text:style-name="P12">SKS Counterpart</text:p>
          </table:table-cell>
        </table:table-row>
        <table:table-row table:style-name="Table74.2">
          <table:table-cell table:style-name="Table74.A2" office:value-type="string">
            <text:p text:style-name="P19">ProvisioningSessionRequest@ID</text:p>
          </table:table-cell>
          <table:table-cell table:style-name="Table74.B2" office:value-type="string">
            <text:p text:style-name="P14">ServerSessionID</text:p>
          </table:table-cell>
        </table:table-row>
        <table:table-row table:style-name="Table74.2">
          <table:table-cell table:style-name="Table74.A2" office:value-type="string">
            <text:p text:style-name="P19">ProvisioningSessionRequest@SubmitURL</text:p>
          </table:table-cell>
          <table:table-cell table:style-name="Table74.B2" office:value-type="string">
            <text:p text:style-name="P14">IssuerURI</text:p>
          </table:table-cell>
        </table:table-row>
        <table:table-row table:style-name="Table74.2">
          <table:table-cell table:style-name="Table74.A2" office:value-type="string">
            <text:p text:style-name="P19">ProvisioningSessionRequest@Updatable</text:p>
          </table:table-cell>
          <table:table-cell table:style-name="Table74.B2" office:value-type="string">
            <text:p text:style-name="P14">Updatabl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LifeTime</text:p>
          </table:table-cell>
          <table:table-cell table:style-name="Table74.B2" office:value-type="string">
            <text:p text:style-name="P14">SessionLifeTim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Limit</text:p>
          </table:table-cell>
          <table:table-cell table:style-name="Table74.B2" office:value-type="string">
            <text:p text:style-name="P19">SessionKeyLimit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Algorithm</text:p>
          </table:table-cell>
          <table:table-cell table:style-name="Table74.B2" office:value-type="string">
            <text:p text:style-name="P19">SessionKeyAlgorithm</text:p>
          </table:table-cell>
        </table:table-row>
        <table:table-row table:style-name="Table74.2">
          <table:table-cell table:style-name="Table74.A2" office:value-type="string">
            <text:p text:style-name="P19">ServerEphemeralKey/ECKeyValue</text:p>
          </table:table-cell>
          <table:table-cell table:style-name="Table74.B2" office:value-type="string">
            <text:p text:style-name="P14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4">ClientTime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79"/>
      <text:p text:style-name="P31"/>
      <text:p text:style-name="P31"/>
      <text:p text:style-name="P31"/>
      <text:p text:style-name="P51">Continued on the next page...</text:p>
      <text:p text:style-name="P81"><text:span text:style-name="T73">When using </text:span><text:span text:style-name="CrossRef"><text:reference-ref text:reference-format="text" text:ref-name="keygen2">KeyGen2</text:reference-ref></text:span><text:span text:style-name="T73"> the </text:span><text:span text:style-name="T2">output</text:span><text:span text:style-name="T73"> from </text:span><text:span text:style-name="T82">createProvisioningSession</text:span><text:span text:style-name="T73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7"><text:span text:style-name="T95">&lt;</text:span><text:reference-mark-start text:name="prov.sess.resp"/><text:span text:style-name="T29">ProvisioningSessionResponse</text:span><text:reference-mark-end text:name="prov.sess.resp"/><text:span text:style-name="T29"> </text:span><text:span text:style-name="T38">ID</text:span><text:span text:style-name="T14">="_126992b6 … a8a6b484db8f"</text:span></text:p>
            <text:p text:style-name="P57"><text:span text:style-name="T41"><text:s/></text:span><text:span text:style-name="T39"><text:s text:c="51"/>ServerSessionID</text:span><text:span text:style-name="T14">="_0fa47ab3c00c … a67992b6ac61c"<text:line-break/> </text:span><text:span text:style-name="T41"><text:s/></text:span><text:span text:style-name="T39"><text:s/></text:span><text:span text:style-name="T14"><text:s/></text:span><text:span text:style-name="T30"><text:s text:c="48"/></text:span><text:span text:style-name="T39">ClientTime</text:span><text:span text:style-name="T14">="2010-03-18T11:23:29Z"</text:span><text:span text:style-name="T98"><text:line-break/></text:span><text:span text:style-name="T14"> </text:span><text:span text:style-name="T41"><text:s/></text:span><text:span text:style-name="T39"><text:s/></text:span><text:span text:style-name="T14"><text:s/></text:span><text:span text:style-name="T30"><text:s text:c="48"/></text:span><text:span text:style-name="T39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98"><text:line-break/></text:span></text:p>
            <text:p text:style-name="P57"><text:span text:style-name="T94"><text:s text:c="4"/>&lt;</text:span><text:span text:style-name="T28">ClientEphemeralKey</text:span><text:span text:style-name="T94">&gt;<text:line-break/> <text:s text:c="4"/></text:span><text:span text:style-name="T99"><text:s text:c="3"/>&lt;</text:span><text:span text:style-name="T106">ds11</text:span><text:span text:style-name="T99">:</text:span><text:span text:style-name="T28">ECKeyValue</text:span><text:span text:style-name="T99">&gt;</text:span></text:p>
            <text:p text:style-name="P57"><text:s text:c="12"/>&lt;<text:span text:style-name="T101">ds11</text:span><text:span text:style-name="T93">:</text:span><text:span text:style-name="T28">NamedCurve</text:span> <text:span text:style-name="T37">URI</text:span>="urn:oid:1.2.840.10045.3.1.7"/&gt;</text:p>
            <text:p text:style-name="P57"><text:s text:c="12"/>&lt;<text:span text:style-name="T101">ds11</text:span><text:span text:style-name="T93">:</text:span><text:span text:style-name="T28">PublicKey</text:span>&gt;<text:span text:style-name="T94">PRZre90SQLp … 16m9FokKxV3F40Y=</text:span>&lt;/<text:span text:style-name="T101">ds11</text:span><text:span text:style-name="T93">:</text:span><text:span text:style-name="T28">PublicKey</text:span>&gt;</text:p>
            <text:p text:style-name="P57"><text:s text:c="8"/>&lt;/<text:span text:style-name="T101">ds11</text:span><text:span text:style-name="T93">:</text:span><text:span text:style-name="T28">ECKeyValue</text:span>&gt;</text:p>
            <text:p text:style-name="P57"><text:span text:style-name="T94"><text:s text:c="4"/>&lt;/</text:span><text:span text:style-name="T28">ClientEphemeralKey</text:span><text:span text:style-name="T94">&gt;<text:line-break/> <text:s text:c="3"/>&lt;</text:span><text:span text:style-name="T28">DeviceCertificate</text:span><text:span text:style-name="T94">&gt; </text:span></text:p>
            <text:p text:style-name="P57"><text:span text:style-name="T94"><text:s text:c="8"/>&lt;</text:span><text:span text:style-name="T102">ds</text:span><text:span text:style-name="T94">:</text:span><text:span text:style-name="T28">X509Data</text:span><text:span text:style-name="T94">&gt; </text:span></text:p>
            <text:p text:style-name="P57"><text:span text:style-name="T94"><text:s text:c="12"/>&lt;</text:span><text:span text:style-name="T102">ds</text:span><text:span text:style-name="T94">:</text:span><text:span text:style-name="T28">X509Certificate</text:span><text:span text:style-name="T94">&gt;MIIC2TCCAcGgAwIBAg ... hugc53W4nNzggt2w==&lt;/</text:span><text:span text:style-name="T102">ds</text:span><text:span text:style-name="T94">:</text:span><text:span text:style-name="T28">X509Certificate</text:span><text:span text:style-name="T94">&gt; </text:span></text:p>
            <text:p text:style-name="P57"><text:span text:style-name="T94"><text:s text:c="8"/>&lt;/</text:span><text:span text:style-name="T102">ds</text:span><text:span text:style-name="T94">:</text:span><text:span text:style-name="T28">X509Data</text:span><text:span text:style-name="T94">&gt; </text:span></text:p>
            <text:p text:style-name="P57"><text:span text:style-name="T94"><text:s text:c="4"/>&lt;/</text:span><text:span text:style-name="T28">DeviceCertificate</text:span><text:span text:style-name="T94">&gt;</text:span></text:p>
            <text:p text:style-name="P57"><text:span text:style-name="T94"><text:s text:c="4"/>&lt;</text:span><text:span text:style-name="T102">ds</text:span><text:span text:style-name="T94">:</text:span><text:span text:style-name="T28">Signature</text:span><text:span text:style-name="T94">&gt; </text:span></text:p>
            <text:p text:style-name="P57"><text:span text:style-name="T94"><text:s text:c="8"/>&lt;</text:span><text:span text:style-name="T106">ds</text:span><text:span text:style-name="T28">:SignedInfo</text:span><text:span text:style-name="T94">&gt; </text:span></text:p>
            <text:p text:style-name="P57"><text:span text:style-name="T94"><text:s text:c="12"/>&lt;</text:span><text:span text:style-name="T106">ds</text:span><text:span text:style-name="T28">:CanonicalizationMethod</text:span><text:span text:style-name="T94"> </text:span><text:span text:style-name="T37">Algorithm</text:span><text:span text:style-name="T94">="http://www.w3.org/2001/10/xml-exc-c14n#"/&gt; </text:span></text:p>
            <text:p text:style-name="P57"><text:span text:style-name="T94"><text:s text:c="12"/>&lt;</text:span><text:span text:style-name="T106">ds</text:span><text:span text:style-name="T28">:SignatureMethod</text:span><text:span text:style-name="T94"> </text:span><text:span text:style-name="T37">Algorithm</text:span><text:span text:style-name="T94">="http://www.w3.org/2001/04/xmldsig-more#hmac-sha256"/&gt; </text:span></text:p>
            <text:p text:style-name="P57"><text:span text:style-name="T94"><text:s text:c="12"/>&lt;</text:span><text:span text:style-name="T102">ds</text:span><text:span text:style-name="T94">:</text:span><text:span text:style-name="T28">Reference</text:span><text:span text:style-name="T94"> </text:span><text:span text:style-name="T37">URI</text:span><text:span text:style-name="T94">="#</text:span><text:span text:style-name="T14">_126992b6 … a8a6b484db8f</text:span><text:span text:style-name="T94">"&gt; </text:span></text:p>
            <text:p text:style-name="P57"><text:span text:style-name="T94"><text:s text:c="16"/>&lt;</text:span><text:span text:style-name="T102">ds</text:span><text:span text:style-name="T94">:</text:span><text:span text:style-name="T28">Transforms</text:span><text:span text:style-name="T94">&gt; </text:span></text:p>
            <text:p text:style-name="P57"><text:span text:style-name="T94"><text:s text:c="20"/>&lt;</text:span><text:span text:style-name="T102">ds</text:span><text:span text:style-name="T94">:</text:span><text:span text:style-name="T28">Transform</text:span><text:span text:style-name="T94"> </text:span><text:span text:style-name="T37">Algorithm</text:span><text:span text:style-name="T94">="http://www.w3.org/2000/09/xmldsig#enveloped-signature"/&gt; </text:span></text:p>
            <text:p text:style-name="P57"><text:span text:style-name="T94"><text:s text:c="20"/>&lt;</text:span><text:span text:style-name="T102">ds</text:span><text:span text:style-name="T94">:</text:span><text:span text:style-name="T28">Transform</text:span><text:span text:style-name="T94"> </text:span><text:span text:style-name="T37">Algorithm</text:span><text:span text:style-name="T94">="http://www.w3.org/2001/10/xml-exc-c14n#"/&gt; </text:span></text:p>
            <text:p text:style-name="P57"><text:span text:style-name="T94"><text:s text:c="16"/>&lt;/</text:span><text:span text:style-name="T102">ds</text:span><text:span text:style-name="T94">:</text:span><text:span text:style-name="T28">Transforms</text:span><text:span text:style-name="T94">&gt; </text:span></text:p>
            <text:p text:style-name="P57"><text:span text:style-name="T94"><text:s text:c="16"/>&lt;</text:span><text:span text:style-name="T102">ds</text:span><text:span text:style-name="T94">:</text:span><text:span text:style-name="T28">DigestMethod</text:span><text:span text:style-name="T94"> </text:span><text:span text:style-name="T37">Algorithm</text:span><text:span text:style-name="T94">="http://www.w3.org/2001/04/xmlenc#sha256"/&gt; </text:span></text:p>
            <text:p text:style-name="P57"><text:span text:style-name="T94"><text:s text:c="16"/>&lt;</text:span><text:span text:style-name="T102">ds</text:span><text:span text:style-name="T94">:</text:span><text:span text:style-name="T28">DigestValue</text:span><text:span text:style-name="T94">&gt;yLD0zNA48Xt9xXNHuBUlK0hL51zn0SYj2IfDXm42PLc=&lt;/</text:span><text:span text:style-name="T102">ds</text:span><text:span text:style-name="T94">:</text:span><text:span text:style-name="T28">DigestValue</text:span><text:span text:style-name="T94">&gt; </text:span></text:p>
            <text:p text:style-name="P57"><text:span text:style-name="T94"><text:s text:c="12"/>&lt;/</text:span><text:span text:style-name="T102">ds</text:span><text:span text:style-name="T94">:</text:span><text:span text:style-name="T28">Reference</text:span><text:span text:style-name="T94">&gt; </text:span></text:p>
            <text:p text:style-name="P57"><text:span text:style-name="T94"><text:s text:c="8"/>&lt;/</text:span><text:span text:style-name="T102">ds</text:span><text:span text:style-name="T94">:</text:span><text:span text:style-name="T28">SignedInfo</text:span><text:span text:style-name="T94">&gt; </text:span></text:p>
            <text:p text:style-name="P57"><text:span text:style-name="T94"><text:s text:c="8"/>&lt;</text:span><text:span text:style-name="T102">ds</text:span><text:span text:style-name="T94">:</text:span><text:span text:style-name="T28">SignatureValue</text:span><text:span text:style-name="T94">&gt;aRiSdmrn/KgtjqtTReF+6DOuIemRuw2xV9yuOPAlMj8=&lt;/</text:span><text:span text:style-name="T102">ds</text:span><text:span text:style-name="T94">:</text:span><text:span text:style-name="T28">SignatureValue</text:span><text:span text:style-name="T94">&gt; </text:span></text:p>
            <text:p text:style-name="P57"><text:span text:style-name="T94"><text:s text:c="8"/>&lt;</text:span><text:span text:style-name="T102">ds</text:span><text:span text:style-name="T94">:</text:span><text:span text:style-name="T28">KeyInfo</text:span><text:span text:style-name="T94">&gt; </text:span></text:p>
            <text:p text:style-name="P57"><text:span text:style-name="T94"><text:s text:c="12"/>&lt;</text:span><text:span text:style-name="T102">ds</text:span><text:span text:style-name="T94">:</text:span><text:span text:style-name="T28">KeyName</text:span><text:span text:style-name="T94">&gt;derived-session-key&lt;/</text:span><text:span text:style-name="T102">ds</text:span><text:span text:style-name="T94">:</text:span><text:span text:style-name="T28">KeyName</text:span><text:span text:style-name="T94">&gt; </text:span></text:p>
            <text:p text:style-name="P57"><text:span text:style-name="T94"><text:s text:c="8"/>&lt;/</text:span><text:span text:style-name="T102">ds</text:span><text:span text:style-name="T94">:</text:span><text:span text:style-name="T28">KeyInfo</text:span><text:span text:style-name="T94">&gt; </text:span></text:p>
            <text:p text:style-name="P57"><text:span text:style-name="T94"><text:s text:c="4"/>&lt;/</text:span><text:span text:style-name="T102">ds</text:span><text:span text:style-name="T94">:</text:span><text:span text:style-name="T28">Signature</text:span><text:span text:style-name="T94">&gt;</text:span></text:p>
            <text:p text:style-name="P59"/>
            <text:p text:style-name="P66"><text:span text:style-name="T94">&lt;/</text:span><text:span text:style-name="T34">ProvisioningSessionResponse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2">KeyGen2 Element</text:p>
          </table:table-cell>
          <table:table-cell table:style-name="Table76.B1" office:value-type="string">
            <text:p text:style-name="P12">SKS Counterpart</text:p>
          </table:table-cell>
        </table:table-row>
        <table:table-row table:style-name="Table76.2">
          <table:table-cell table:style-name="Table76.A2" office:value-type="string">
            <text:p text:style-name="P19">ProvisioningSessionResponse@ID</text:p>
          </table:table-cell>
          <table:table-cell table:style-name="Table76.B2" office:value-type="string">
            <text:p text:style-name="P14">Client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rverSessionID</text:p>
          </table:table-cell>
          <table:table-cell table:style-name="Table76.B2" office:value-type="string">
            <text:p text:style-name="P19">Input.Server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ClientTime</text:p>
          </table:table-cell>
          <table:table-cell table:style-name="Table76.B2" office:value-type="string">
            <text:p text:style-name="P14">Input.ClientTime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ssionAttestation</text:p>
          </table:table-cell>
          <table:table-cell table:style-name="Table76.B2" office:value-type="string">
            <text:p text:style-name="P19">SessionAttestation</text:p>
          </table:table-cell>
        </table:table-row>
        <table:table-row table:style-name="Table76.2">
          <table:table-cell table:style-name="Table76.A2" office:value-type="string">
            <text:p text:style-name="P19">ClientEphemeralKey/ECKeyValue</text:p>
          </table:table-cell>
          <table:table-cell table:style-name="Table76.B2" office:value-type="string">
            <text:p text:style-name="P15">ClientEphemeralKey</text:p>
          </table:table-cell>
        </table:table-row>
        <table:table-row table:style-name="Table76.2">
          <table:table-cell table:style-name="Table76.A2" office:value-type="string">
            <text:p text:style-name="P19">DeviceCertificate/X509Data/X509Certificate</text:p>
          </table:table-cell>
          <table:table-cell table:style-name="Table76.B2" office:value-type="string">
            <text:p text:style-name="Standard">Certificate <text:span text:style-name="T1">path</text:span> from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9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31">Apart from needed for verifying the <text:span text:style-name="T25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101" text:outline-level="2"><text:reference-mark-start text:name="closeProvisioningSession"/><text:span text:style-name="T73">closeProvisioningSession</text:span><text:reference-mark-end text:name="closeProvisioningSession"/><text:span text:style-name="T73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2">Name</text:p>
          </table:table-cell>
          <table:table-cell table:style-name="Table10.A1" office:value-type="string">
            <text:p text:style-name="P12">Type</text:p>
          </table:table-cell>
          <table:table-cell table:style-name="Table10.C1" office:value-type="string">
            <text:p text:style-name="P12">Comment</text:p>
          </table:table-cell>
        </table:table-row>
        <table:table-row table:style-name="Table10.2">
          <table:table-cell table:style-name="Table10.A2" office:value-type="string">
            <text:p text:style-name="P15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5">MAC</text:p>
          </table:table-cell>
          <table:table-cell table:style-name="Table10.A2" office:value-type="string">
            <text:p text:style-name="P3">byte<text:span text:style-name="T66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>Name</text:p>
          </table:table-cell>
          <table:table-cell table:style-name="Table11.A1" office:value-type="string">
            <text:p text:style-name="P12">Type</text:p>
          </table:table-cell>
          <table:table-cell table:style-name="Table11.C1" office:value-type="string">
            <text:p text:style-name="P12">Comment</text:p>
          </table:table-cell>
        </table:table-row>
        <table:table-row table:style-name="Table11.2">
          <table:table-cell table:style-name="Table11.A2" office:value-type="string">
            <text:p text:style-name="P15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5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. <text:s/>See <text:span text:style-name="CrossRef"><text:reference-ref text:reference-format="text" text:ref-name="SKSAttestations">Attestations</text:reference-ref></text:span> </text:p>
          </table:table-cell>
        </table:table-row>
      </table:table>
      <text:p text:style-name="P38"/>
      <text:p text:style-name="Text_20_body"><text:span text:style-name="T76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1159066369" text:continue-numbering="true" text:style-name="L1">
        <text:list-item>
          <text:p text:style-name="P109">There is an open provisioning session associated with <text:span text:style-name="T76">ProvisioningHandle</text:span></text:p>
        </text:list-item>
        <text:list-item>
          <text:p text:style-name="P103">The <text:span text:style-name="T79">MAC</text:span><text:span text:style-name="T51"> computes correctly using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    <text:p text:style-name="P103"><text:span text:style-name="T51"><text:s text:c="8"/></text:span><text:span text:style-name="T50">Data = </text:span><text:span text:style-name="T76">ClientSessionID</text:span><text:span text:style-name="T46"> || </text:span><text:span text:style-name="T76">ServerSessionID</text:span><text:span text:style-name="T46"> || </text:span><text:span text:style-name="T76">IssuerURI</text:span></text:p>
        </text:list-item>
        <text:list-item>
          <text:p text:style-name="P110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22">There are no unreferenced PIN or PUK policy objects. <text:s/><text:span text:style-name="T46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</text:list>
      <text:p text:style-name="Text_20_body"><text:span text:style-name="T59"><text:line-break/>When a provisioning session has been successfully closed by this method, it remains stored until all associated keys have been deleted. <text:s/>However, a closed provisioned session will only be a target for updates if its </text:span><text:span text:style-name="CrossRef"><text:span text:style-name="T70"><text:reference-ref text:reference-format="text" text:ref-name="sess.updatable">Updatable</text:reference-ref></text:span></text:span> <text:span text:style-name="T59">flag is true.</text:span></text:p>
      <text:p text:style-name="Text_20_body"><text:span text:style-name="T59">If the verification is successful, </text:span><text:span text:style-name="T82">closeProvisioningSession</text:span><text:span text:style-name="T59"> MUST also reassign the provisioning session ownership to the current (closing) session for </text:span><text:span text:style-name="T61">all</text:span><text:span text:style-name="T59"> objects belonging to sessions that have been subject to a post provisioning operation. <text:s/>The original session objects MUST subsequently be deleted since they have no mission anymore.</text:span></text:p>
      <text:p text:style-name="P31"><text:span text:style-name="T59">Using </text:span><text:span text:style-name="CrossRef"><text:span text:style-name="T70"><text:reference-ref text:reference-format="text" text:ref-name="keygen2">KeyGen2</text:reference-ref></text:span></text:span><text:span text:style-name="T59"> </text:span><text:span text:style-name="T82">closeProvisioningSession</text:span><text:span text:style-name="T59"> is invoked as the last step of processing </text:span><text:span text:style-name="CrossRef"><text:span text:style-name="T70"><text:reference-ref text:reference-format="text" text:ref-name="cred.depl.req">CredentialDeploymentRequest</text:reference-ref></text:span></text:span><text:span text:style-name="T59">.</text:span></text:p>
      <text:p text:style-name="P38"><text:span text:style-name="T60">The </text:span><text:span text:style-name="T79">AttestedResponse</text:span><text:span text:style-name="T60"> is the result of attesting:</text:span></text:p>
      <text:p text:style-name="P38"><text:span text:style-name="T60"><text:tab/> </text:span><text:span text:style-name="T62">Data</text:span><text:span text:style-name="T60"> = </text:span><text:span text:style-name="T84">"</text:span><text:span text:style-name="T82">Success"</text:span><text:span text:style-name="T59"> || </text:span><text:span text:style-name="CrossRef"><text:span text:style-name="T70"><text:reference-ref text:reference-format="text" text:ref-name="mac.seq.cnt">MACSequenceCounter</text:reference-ref></text:span></text:span></text:p>
      <text:p text:style-name="Text_20_body">Note that <text:span text:style-name="CrossRef"><text:span text:style-name="T70"><text:reference-ref text:reference-format="text" text:ref-name="mac.seq.cnt">MACSequenceCounter</text:reference-ref></text:span></text:span> is <text:span text:style-name="T1">incremented</text:span> by the initial MAC operation.</text:p>
      <text:p text:style-name="Text_20_body"><text:span text:style-name="T47">Also see </text:span><text:span text:style-name="CrossRef"><text:reference-ref text:reference-format="text" text:ref-name="sess.key.op">SessionKeyLimit</text:reference-ref></text:span><text:span text:style-name="T47">. <text:s/></text:span></text:p>
      <text:h text:style-name="P101" text:outline-level="2"><text:reference-mark-start text:name="enum.prov.sess"/>enumerateProvisioningSessions<text:reference-mark-end text:name="enum.prov.sess"/> (3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2">Name</text:p>
          </table:table-cell>
          <table:table-cell table:style-name="Table40.A1" office:value-type="string">
            <text:p text:style-name="P12">Type</text:p>
          </table:table-cell>
          <table:table-cell table:style-name="Table40.C1" office:value-type="string">
            <text:p text:style-name="P12">Comment</text:p>
          </table:table-cell>
        </table:table-row>
        <table:table-row table:style-name="Table40.2">
          <table:table-cell table:style-name="Table40.A2" office:value-type="string">
            <text:p text:style-name="P15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5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1">open</text:span> provisioning sessions. <text:s/>If false list only <text:span text:style-name="T1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2">Name</text:p>
          </table:table-cell>
          <table:table-cell table:style-name="Table39.A1" office:value-type="string">
            <text:p text:style-name="P12">Type</text:p>
          </table:table-cell>
          <table:table-cell table:style-name="Table39.C1" office:value-type="string">
            <text:p text:style-name="P12">Comment</text:p>
          </table:table-cell>
        </table:table-row>
        <table:table-row table:style-name="Table39.2">
          <table:table-cell table:style-name="Table39.A2" office:value-type="string">
            <text:p text:style-name="P15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6"><text:span text:style-name="T62">The following elements MUST only be emitted if</text:span><text:span text:style-name="T63"> </text:span>ProvisioningHandle<text:span text:style-name="T60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5">ClientTime</text:p>
          </table:table-cell>
          <table:table-cell table:style-name="Table39.A2" office:value-type="string">
            <text:p text:style-name="P3">int</text:p>
          </table:table-cell>
          <table:table-cell table:style-name="Table39.C2" table:number-rows-spanned="5" office:value-type="string">
            <text:p text:style-name="Table_20_Contents"><text:span text:style-name="T47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IssuerURI</text:p>
          </table:table-cell>
          <table:table-cell table:style-name="Table39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</table:table-row>
      </table:table>
      <text:p text:style-name="P38"/>
      <text:p text:style-name="P38"><text:span text:style-name="T82">enumerateProvisioningSessions</text:span> is primarily intended to be used by provisioning middleware for retrieving handles to <text:span text:style-name="T1">open</text:span> provisioning sessions in sessions that are interrupted due to a certification process or similar. <text:s/></text:p>
      <text:p text:style-name="P38">In addition, users of portable SKSes (like smart cards), may carry out provisioning steps on <text:span text:style-name="T1">different</text:span> computers through this method.</text:p>
      <text:p text:style-name="P38"><text:span text:style-name="T82">enumerateProvisioningSessions</text:span> may also be useful for debugging and “cleaning” purposes.</text:p>
      <text:p text:style-name="P38">The input <text:span text:style-name="T81">ProvisioningHandle</text:span><text:span text:style-name="T54"> is initially set to 0xFFFFFFFF to start an enumeration round.</text:span></text:p>
      <text:p text:style-name="P38"><text:span text:style-name="T54">Succeeding calls should use the output </text:span><text:span text:style-name="T81">ProvisioningHandle</text:span><text:span text:style-name="T54"> as input to the next call.</text:span></text:p>
      <text:p text:style-name="P38"><text:span text:style-name="T54">When </text:span><text:span text:style-name="T79">enumerateProvisioningSessions</text:span><text:span text:style-name="T51"> returns with a </text:span><text:span text:style-name="T79">ProvisioningHandle</text:span><text:span text:style-name="T51"> = 0xFFFFFFFF there are no more provisioning objects to read.</text:span></text:p>
      <text:h text:style-name="P102" text:outline-level="2">abortProvisioningSession (4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Name</text:p>
          </table:table-cell>
          <table:table-cell table:style-name="Table4.A1" office:value-type="string">
            <text:p text:style-name="P12">Type</text:p>
          </table:table-cell>
          <table:table-cell table:style-name="Table4.C1" office:value-type="string">
            <text:p text:style-name="P12">Comment</text:p>
          </table:table-cell>
        </table:table-row>
        <table:table-row table:style-name="Table4.2">
          <table:table-cell table:style-name="Table4.A2" office:value-type="string">
            <text:p text:style-name="P15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Name</text:p>
          </table:table-cell>
          <table:table-cell table:style-name="Table5.A1" office:value-type="string">
            <text:p text:style-name="P12">Type</text:p>
          </table:table-cell>
          <table:table-cell table:style-name="Table5.C1" office:value-type="string">
            <text:p text:style-name="P12">Comment</text:p>
          </table:table-cell>
        </table:table-row>
        <table:table-row table:style-name="Table5.2">
          <table:table-cell table:style-name="Table5.A2" office:value-type="string">
            <text:p text:style-name="P15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101" text:outline-level="2"><text:reference-mark-start text:name="sign.prov.sess.data"/>signProvisioningSessionData<text:reference-mark-end text:name="sign.prov.sess.data"/> (5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2">Name</text:p>
          </table:table-cell>
          <table:table-cell table:style-name="Table71.A1" office:value-type="string">
            <text:p text:style-name="P12">Type</text:p>
          </table:table-cell>
          <table:table-cell table:style-name="Table71.C1" office:value-type="string">
            <text:p text:style-name="P12">Comment</text:p>
          </table:table-cell>
        </table:table-row>
        <table:table-row table:style-name="Table71.2">
          <table:table-cell table:style-name="Table71.A2" office:value-type="string">
            <text:p text:style-name="P15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5">Data</text:p>
          </table:table-cell>
          <table:table-cell table:style-name="Table71.A2" office:value-type="string">
            <text:p text:style-name="P3">byte[<text:span text:style-name="T67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2">Name</text:p>
          </table:table-cell>
          <table:table-cell table:style-name="Table72.A1" office:value-type="string">
            <text:p text:style-name="P12">Type</text:p>
          </table:table-cell>
          <table:table-cell table:style-name="Table72.C1" office:value-type="string">
            <text:p text:style-name="P12">Comment</text:p>
          </table:table-cell>
        </table:table-row>
        <table:table-row table:style-name="Table72.2">
          <table:table-cell table:style-name="Table72.A2" office:value-type="string">
            <text:p text:style-name="P15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5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6"/>
      <text:p text:style-name="Text_20_body"><text:span text:style-name="T82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82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76"><text:tab/>Result</text:span> = <text:span text:style-name="CrossRef"><text:span text:style-name="T70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 || <text:span text:style-name="T84">"</text:span><text:span text:style-name="T82">External Signature"</text:span><text:span text:style-name="T46">, </text:span><text:span text:style-name="T79">Data</text:span><text:span text:style-name="T46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102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Name</text:p>
          </table:table-cell>
          <table:table-cell table:style-name="Table12.A1" office:value-type="string">
            <text:p text:style-name="P12">Type</text:p>
          </table:table-cell>
          <table:table-cell table:style-name="Table12.C1" office:value-type="string">
            <text:p text:style-name="P12">Comment</text:p>
          </table:table-cell>
        </table:table-row>
        <table:table-row table:style-name="Table12.2">
          <table:table-cell table:style-name="Table12.A2" office:value-type="string">
            <text:p text:style-name="P15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5">ID</text:p>
          </table:table-cell>
          <table:table-cell table:style-name="Table12.A2" office:value-type="string">
            <text:p text:style-name="P11">id</text:p>
          </table:table-cell>
          <table:table-cell table:style-name="Table12.C2" office:value-type="string">
            <text:p text:style-name="P2"><text:span text:style-name="T1">External name</text:span> of the PUK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PUKValue</text:p>
          </table:table-cell>
          <table:table-cell table:style-name="Table12.A2" office:value-type="string">
            <text:p text:style-name="P3">byte[<text:span text:style-name="T67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RetryLimit</text:p>
          </table:table-cell>
          <table:table-cell table:style-name="Table12.A2" office:value-type="string">
            <text:p text:style-name="P3">short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  <table:table-row table:style-name="Table12.2">
          <table:table-cell table:style-name="Table12.A2" office:value-type="string">
            <text:p text:style-name="P15">MAC</text:p>
          </table:table-cell>
          <table:table-cell table:style-name="Table12.A2" office:value-type="string">
            <text:p text:style-name="P3">byte<text:span text:style-name="T66">⁮[32]</text:span></text:p>
          </table:table-cell>
          <table:table-cell table:style-name="Table1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Name</text:p>
          </table:table-cell>
          <table:table-cell table:style-name="Table13.A1" office:value-type="string">
            <text:p text:style-name="P12">Type</text:p>
          </table:table-cell>
          <table:table-cell table:style-name="Table13.C1" office:value-type="string">
            <text:p text:style-name="P12">Comment</text:p>
          </table:table-cell>
        </table:table-row>
        <table:table-row table:style-name="Table13.2">
          <table:table-cell table:style-name="Table13.A2" office:value-type="string">
            <text:p text:style-name="P15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5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8"/>
      <text:p text:style-name="P38"><text:span text:style-name="T76">createPUKPolicy</text:span><text:span text:style-name="T73"> creates a local PUK policy object </text:span><text:span text:style-name="T63">in the </text:span><text:span text:style-name="CrossRef"><text:reference-ref text:reference-format="text" text:ref-name="cred.db">Credential Database</text:reference-ref></text:span><text:span text:style-name="T63"> </text:span><text:span text:style-name="T73">to be referenced by subsequent calls to the </text:span><text:span text:style-name="CrossRef"><text:reference-ref text:reference-format="text" text:ref-name="createPINPolicy">createPINPolicy</text:reference-ref></text:span><text:span text:style-name="T73"> method.</text:span></text:p>
      <text:p text:style-name="Text_20_body">The 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0"> </text:span><text:span text:style-name="T92">ID</text:span><text:span text:style-name="T50"> </text:span><text:span text:style-name="T51">|| </text:span><text:span text:style-name="T79">PUKValue</text:span><text:span text:style-name="T51"> ||</text:span><text:span text:style-name="T50"> </text:span><text:span text:style-name="T79">Format</text:span><text:span text:style-name="T51"> ||</text:span><text:span text:style-name="T50"> </text:span><text:span text:style-name="T79">RetryLimit</text:span></text:p>
      <text:p text:style-name="Text_20_body"><text:span text:style-name="T51">Note that </text:span><text:span text:style-name="T79">PUKValue</text:span><text:span text:style-name="T51"> is MACed “as is” and </text:span><text:span text:style-name="T50">then</text:span><text:span text:style-name="T51"> decrypted by the SKS before storing.</text:span></text:p>
      <text:p text:style-name="P31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8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h text:style-name="P101" text:outline-level="2"><text:reference-mark-start text:name="createPINPolicy"/><text:span text:style-name="T73">createPINPolicy</text:span><text:reference-mark-end text:name="createPINPolicy"/><text:span text:style-name="T73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Name</text:p>
          </table:table-cell>
          <table:table-cell table:style-name="Table14.A1" office:value-type="string">
            <text:p text:style-name="P12">Type</text:p>
          </table:table-cell>
          <table:table-cell table:style-name="Table14.C1" office:value-type="string">
            <text:p text:style-name="P12">Comment</text:p>
          </table:table-cell>
        </table:table-row>
        <table:table-row table:style-name="Table14.2">
          <table:table-cell table:style-name="Table14.A2" office:value-type="string">
            <text:p text:style-name="P15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5">ID</text:p>
          </table:table-cell>
          <table:table-cell table:style-name="Table14.A2" office:value-type="string">
            <text:p text:style-name="P11">id</text:p>
          </table:table-cell>
          <table:table-cell table:style-name="Table14.C2" office:value-type="string">
            <text:p text:style-name="P2"><text:span text:style-name="T1">External name</text:span> of the PIN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5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RetryLimit</text:p>
          </table:table-cell>
          <table:table-cell table:style-name="Table14.A2" office:value-type="string">
            <text:p text:style-name="P3">short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C</text:p>
          </table:table-cell>
          <table:table-cell table:style-name="Table14.A2" office:value-type="string">
            <text:p text:style-name="P3">byte<text:span text:style-name="T66">⁮[32]</text:span></text:p>
          </table:table-cell>
          <table:table-cell table:style-name="Table1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>Name</text:p>
          </table:table-cell>
          <table:table-cell table:style-name="Table15.A1" office:value-type="string">
            <text:p text:style-name="P12">Type</text:p>
          </table:table-cell>
          <table:table-cell table:style-name="Table15.C1" office:value-type="string">
            <text:p text:style-name="P12">Comment</text:p>
          </table:table-cell>
        </table:table-row>
        <table:table-row table:style-name="Table15.2">
          <table:table-cell table:style-name="Table15.A2" office:value-type="string">
            <text:p text:style-name="P15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5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8"/>
      <text:p text:style-name="P38"><text:span text:style-name="T76">createPINPolicy</text:span><text:span text:style-name="T73"> creates a local PIN policy object </text:span><text:span text:style-name="T63">in the </text:span><text:span text:style-name="CrossRef"><text:reference-ref text:reference-format="text" text:ref-name="cred.db">Credential Database</text:reference-ref></text:span><text:span text:style-name="T63"> </text:span><text:span text:style-name="T73">to be referenced by subsequent calls to the </text:span><text:span text:style-name="CrossRef"><text:reference-ref text:reference-format="text" text:ref-name="createKeyPair">createKeyPair</text:reference-ref></text:span><text:span text:style-name="T73"> method.</text:span></text:p>
      <text:p text:style-name="Text_20_body">The 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0"> </text:span><text:span text:style-name="T92">ID</text:span><text:span text:style-name="T50"> </text:span><text:span text:style-name="T51">|| </text:span><text:span text:style-name="T50">PUKReference</text:span><text:span text:style-name="T51"> || </text:span><text:span text:style-name="T79">UserDefined</text:span><text:span text:style-name="T51"> ||</text:span><text:span text:style-name="T50"> </text:span><text:span text:style-name="T79">UserModifiable</text:span><text:span text:style-name="T51"> ||</text:span><text:span text:style-name="T50"> </text:span><text:span text:style-name="T79">Format</text:span><text:span text:style-name="T51"> ||</text:span><text:span text:style-name="T50"> </text:span><text:span text:style-name="T79">RetryLimit</text:span><text:span text:style-name="T51"> ||</text:span><text:span text:style-name="T50"> </text:span><text:span text:style-name="T79">Grouping</text:span><text:span text:style-name="T51"> ||</text:span><text:span text:style-name="T79"><text:line-break/></text:span><text:span text:style-name="T51"> <text:s text:c="23"/></text:span><text:span text:style-name="T51"><text:s/></text:span><text:span text:style-name="T79">PatternRestrictions</text:span><text:span text:style-name="T51"> ||</text:span><text:span text:style-name="T50"> </text:span><text:span text:style-name="T79">MinLength</text:span><text:span text:style-name="T51"> ||</text:span><text:span text:style-name="T50"> </text:span><text:span text:style-name="T79">MaxLength</text:span><text:span text:style-name="T51"> ||</text:span><text:span text:style-name="T50"> </text:span><text:span text:style-name="T79">InputMethod</text:span><text:span text:style-name="T53"> <text:s/></text:span></text:p>
      <text:p text:style-name="Text_20_body"><text:span text:style-name="T50">PUKReference</text:span><text:span text:style-name="T51"> is set to </text:span><text:span text:style-name="T80">"</text:span><text:span text:style-name="T79">#N/A</text:span><text:span text:style-name="T79">"</text:span><text:span text:style-name="T51"> if </text:span><text:span text:style-name="T79">PUKPolicyHandle</text:span><text:span text:style-name="T51"> is zero, else it is set to the </text:span><text:span text:style-name="T79">ID</text:span><text:span text:style-name="T51"> of the referenced PUK policy object.</text:span></text:p>
      <text:p text:style-name="P38"><text:span text:style-name="T73">If </text:span><text:span text:style-name="T76">PUKPolicyHandle</text:span><text:span text:style-name="T73"> is zero no PUK is associated with the PIN policy object.</text:span></text:p>
      <text:p text:style-name="P29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p text:style-name="P38"/>
      <text:h text:style-name="P101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Name</text:p>
          </table:table-cell>
          <table:table-cell table:style-name="Table16.A1" office:value-type="string">
            <text:p text:style-name="P12">Type</text:p>
          </table:table-cell>
          <table:table-cell table:style-name="Table16.C1" office:value-type="string">
            <text:p text:style-name="P12">Comment</text:p>
          </table:table-cell>
        </table:table-row>
        <table:table-row table:style-name="Table16.2">
          <table:table-cell table:style-name="Table16.A2" office:value-type="string">
            <text:p text:style-name="P15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5">ID</text:p>
          </table:table-cell>
          <table:table-cell table:style-name="Table16.A2" office:value-type="string">
            <text:p text:style-name="P11">id</text:p>
          </table:table-cell>
          <table:table-cell table:style-name="Table16.C2" office:value-type="string">
            <text:p text:style-name="P2"><text:span text:style-name="T1">External name</text:span> of the key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AttestationAlgorithm</text:p>
          </table:table-cell>
          <table:table-cell table:style-name="Table16.A2" office:value-type="string">
            <text:p text:style-name="P3"><text:span text:style-name="T66">byte⁮[</text:span><text:span text:style-name="T68"> </text:span><text:span text:style-name="T66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ServerSeed</text:p>
          </table:table-cell>
          <table:table-cell table:style-name="Table16.A2" office:value-type="string">
            <text:p text:style-name="P3">byte<text:span text:style-name="T66">⁮[32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invalue"/>PINValue<text:reference-mark-end text:name="pinvalue"/></text:p>
          </table:table-cell>
          <table:table-cell table:style-name="Table1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6.C2" office:value-type="string">
            <text:p text:style-name="P2">Object which MUST depending on <text:span text:style-name="T76">PINPolicyHandle</text:span> either be of zero length, <text:s/>else depending on <text:span text:style-name="CrossRef"><text:reference-ref text:reference-format="text" text:ref-name="pinuserdefined">UserDefined</text:reference-ref></text:span> contain a plain-text PIN value defined by the user or constitute of an encrypted PIN set by the issuer (see <text:span text:style-name="CrossRef"><text:reference-ref text:reference-format="text" text:ref-name="EncryptedData">Encrypted Data</text:reference-ref></text:span>)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76">PrivateKey</text:span><text:span text:style-name="T46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76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FriendlyName</text:p>
          </table:table-cell>
          <table:table-cell table:style-name="Table1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5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10">The following two elements MUST only be set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10">The following element MUST only be set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NamedCurve</text:p>
          </table:table-cell>
          <table:table-cell table:style-name="Table16.A2" office:value-type="string">
            <text:p text:style-name="P3"><text:span text:style-name="T66">byte⁮[</text:span><text:span text:style-name="T68"> </text:span><text:span text:style-name="T66">]</text:span></text:p>
          </table:table-cell>
          <table:table-cell table:style-name="Table16.C2" office:value-type="string">
            <text:p text:style-name="Table_20_Contents"><text:span text:style-name="T54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MAC</text:p>
          </table:table-cell>
          <table:table-cell table:style-name="Table16.A2" office:value-type="string">
            <text:p text:style-name="P3">byte<text:span text:style-name="T66">⁮[32]</text:span></text:p>
          </table:table-cell>
          <table:table-cell table:style-name="Table1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Name</text:p>
          </table:table-cell>
          <table:table-cell table:style-name="Table17.A1" office:value-type="string">
            <text:p text:style-name="P12">Type</text:p>
          </table:table-cell>
          <table:table-cell table:style-name="Table17.C1" office:value-type="string">
            <text:p text:style-name="P12">Comment</text:p>
          </table:table-cell>
        </table:table-row>
        <table:table-row table:style-name="Table17.2">
          <table:table-cell table:style-name="Table17.A2" office:value-type="string">
            <text:p text:style-name="P15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GeneratedPublicKey</text:p>
          </table:table-cell>
          <table:table-cell table:style-name="Table17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5">KeyAttestation</text:p>
          </table:table-cell>
          <table:table-cell table:style-name="Table17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7.C2" office:value-type="string">
            <text:p text:style-name="P2">Attestation of the authenticity of the generated public key. <text:s/>See <text:span text:style-name="CrossRef"><text:reference-ref text:reference-format="text" text:ref-name="SKSAttestations">Attestation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rivateKey</text:p>
          </table:table-cell>
          <table:table-cell table:style-name="Table17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7.C2" office:value-type="string">
            <text:p text:style-name="P2"><text:span text:style-name="T1">Optional</text:span>. <text:s/>See <text:span text:style-name="CrossRef"><text:reference-ref text:reference-format="text" text:ref-name="private.key.export">PrivateKey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8"/>
      <text:p text:style-name="P38"><text:span text:style-name="T76">createKeyPair</text:span><text:span text:style-name="T73"> generates an asymmetric key-pair </text:span><text:span text:style-name="T63">in the </text:span><text:span text:style-name="CrossRef"><text:reference-ref text:reference-format="text" text:ref-name="cred.db">Credential Database</text:reference-ref></text:span><text:span text:style-name="T63"> </text:span><text:span text:style-name="T73">according to the issuer's specification.</text:span></text:p>
      <text:p text:style-name="P30"/>
      <text:p text:style-name="P30">Continued on the next page...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20">The following operations match the mandatory to support key generation and attestation algorithm: <text:span text:style-name="T100">http://xmlns.webpki.org/keygen2/1.0#algorithm.ka1</text:span></text:p>
          </table:table-cell>
        </table:table-row>
      </table:table>
      <text:p text:style-name="Text_20_body"/>
      <text:p text:style-name="Text_20_body">The 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0"> </text:span><text:span text:style-name="T92">ID</text:span><text:span text:style-name="T50"> </text:span><text:span text:style-name="T51">||</text:span><text:span text:style-name="T50"> </text:span><text:span text:style-name="T79">AttestationAlgorithm</text:span><text:span text:style-name="T51"> || </text:span><text:span text:style-name="T79">ServerSeed</text:span><text:span text:style-name="T51"> || </text:span><text:span text:style-name="T50">PINPolicyReference</text:span><text:span text:style-name="T51"> || </text:span><text:span text:style-name="T50">PINValueReference</text:span><text:span text:style-name="T51"> ||</text:span><text:span text:style-name="T79"><text:line-break/></text:span><text:span text:style-name="T51"> <text:s text:c="24"/></text:span><text:span text:style-name="T79">BiometricProtection</text:span><text:span text:style-name="T51"> || </text:span><text:span text:style-name="T79">PrivateKeyBackup</text:span><text:span text:style-name="T51"> ||</text:span><text:span text:style-name="T50"> </text:span><text:span text:style-name="T79">ExportPolicy</text:span><text:span text:style-name="T51"> || </text:span><text:span text:style-name="T79">Updatable</text:span><text:span text:style-name="T51"> ||</text:span><text:span text:style-name="T50"> </text:span><text:span text:style-name="T79">DeletePolicy</text:span><text:span text:style-name="T51"> ||<text:line-break/> <text:s text:c="24"/></text:span><text:span text:style-name="T79">EnablePINCaching</text:span><text:span text:style-name="T51"> ||</text:span><text:span text:style-name="T50"> </text:span><text:span text:style-name="T79">ImportPrivateKey</text:span><text:span text:style-name="T51"> || </text:span><text:span text:style-name="T79">KeyUsage</text:span><text:span text:style-name="T51"> || </text:span><text:span text:style-name="T79">FriendlyName</text:span><text:span text:style-name="T51"> || </text:span><text:span text:style-name="T50">KeySpecifier</text:span><text:span text:style-name="T51"> <text:s text:c="19"/></text:span></text:p>
      <text:p text:style-name="Text_20_body"><text:span text:style-name="T50">PINPolicyReference</text:span><text:span text:style-name="T51"> is set to </text:span><text:span text:style-name="T80">"</text:span><text:span text:style-name="T79">#N/A"</text:span><text:span text:style-name="T51"> if </text:span><text:span text:style-name="T79">PINPolicyHandle</text:span><text:span text:style-name="T51"> is zero, to </text:span><text:span text:style-name="T80">"</text:span><text:span text:style-name="T79">#Device PIN</text:span><text:span text:style-name="T80">"</text:span><text:span text:style-name="T51"> if </text:span><text:span text:style-name="T79">PINPolicyHandle</text:span><text:span text:style-name="T51"> is equal to 0xFFFFFFFF, else it is set to the </text:span><text:span text:style-name="T79">ID</text:span><text:span text:style-name="T51"> of the referenced PIN policy object.</text:span></text:p>
      <text:p text:style-name="Text_20_body"><text:span text:style-name="T50">PINValueReference</text:span><text:span text:style-name="T51"> is set to </text:span><text:span text:style-name="T80">"</text:span><text:span text:style-name="T79">#N/A"</text:span><text:span text:style-name="T51"> if </text:span><text:span text:style-name="T79">PINPolicyHandle</text:span><text:span text:style-name="T51"> is zero, 0xFFFFFFF, or if the PIN is </text:span><text:span text:style-name="CrossRef"><text:span text:style-name="T70"><text:reference-ref text:reference-format="text" text:ref-name="pinuserdefined">UserDefined</text:reference-ref></text:span></text:span>, else it is set to the encrypted <text:span text:style-name="T83">PINValue</text:span>.</text:p>
      <text:p text:style-name="Text_20_body"><text:span text:style-name="T1">KeySpecifier</text:span> denotes <text:span text:style-name="T81">KeyAlgorithmType</text:span> and its related parameters in the same order and format as in the API.</text:p>
      <text:p text:style-name="P40"/>
      <text:p text:style-name="P43">Remarks</text:p>
      <text:p text:style-name="P38"><text:span text:style-name="T81">KeyHandle</text:span><text:span text:style-name="T72"> MUST be </text:span><text:span text:style-name="T2">static</text:span><text:span text:style-name="T72">, </text:span><text:span text:style-name="T2">unique</text:span><text:span text:style-name="T72"> and never be reused.</text:span></text:p>
      <text:p text:style-name="P38"><text:reference-mark-start text:name="object.ids"/><text:span text:style-name="T72">Object IDs</text:span><text:reference-mark-end text:name="object.ids"/><text:span text:style-name="T72"> for </text:span><text:span text:style-name="CrossRef"><text:span text:style-name="T70"><text:reference-ref text:reference-format="text" text:ref-name="createKeyPair">createKeyPair</text:reference-ref></text:span></text:span><text:span text:style-name="T73">, </text:span><text:span text:style-name="CrossRef"><text:span text:style-name="T70"><text:reference-ref text:reference-format="text" text:ref-name="createPINPolicy">createPINPolicy</text:reference-ref></text:span></text:span><text:span text:style-name="T73"> and </text:span><text:span text:style-name="CrossRef"><text:span text:style-name="T70"><text:reference-ref text:reference-format="text" text:ref-name="createPUKPolicy">createPUKPolicy</text:reference-ref></text:span></text:span><text:span text:style-name="T73"> </text:span><text:span text:style-name="T2">share a common namespace</text:span><text:span text:style-name="T73"> but the namespace is only in effect </text:span><text:span text:style-name="T2">within</text:span><text:span text:style-name="T73"> a provisioning session.</text:span></text:p>
      <text:p text:style-name="P38"><text:span text:style-name="T73">If </text:span><text:span text:style-name="T76">PINPolicyHandle</text:span><text:span text:style-name="T73"> is zero the key is not PIN-protected.</text:span></text:p>
      <text:p text:style-name="P38"><text:span text:style-name="T73">A </text:span><text:span text:style-name="T76">PINPolicyHandle</text:span><text:span text:style-name="T73"> value of 0xFFFFFFFF presumes that the target SKS supports a “device PUK/PIN”, </text:span><text:span text:style-name="T2">otherwise an error is returned</text:span><text:span text:style-name="T73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73">.</text:span></text:p>
      <text:p text:style-name="P31">A compliant SKS SHOULD use 65537 as the default RSA exponent value.</text:p>
      <text:p text:style-name="P38">How <text:reference-mark-start text:name="issuer.seed"/><text:span text:style-name="T78">ServerSeed</text:span><text:reference-mark-end text:name="issuer.seed"/> is applied to the generation of random numbers unspecified. <text:s/>The only requirement is that it MUST NOT be able to reduce the entropy.</text:p>
      <text:p text:style-name="P38"><text:span text:style-name="T73">A non-zero </text:span><text:span text:style-name="T81">BiometricProtection</text:span><text:span text:style-name="T73"> value presumes that the target SKS supports </text:span><text:span text:style-name="CrossRef"><text:reference-ref text:reference-format="text" text:ref-name="biometricoption">Biometric Protection</text:reference-ref></text:span><text:span text:style-name="T73">, </text:span><text:span text:style-name="T2">otherwise an error is returned</text:span><text:span text:style-name="T73">. <text:s/>See </text:span><text:span text:style-name="CrossRef"><text:reference-ref text:reference-format="text" text:ref-name="getDeviceData">getDeviceInfo</text:reference-ref></text:span><text:span text:style-name="T73">.</text:span></text:p>
      <text:p text:style-name="Text_20_body"><text:span text:style-name="T54">The </text:span><text:reference-mark-start text:name="private.key.export"/><text:span text:style-name="T81">PrivateKey</text:span><text:reference-mark-end text:name="private.key.export"/><text:span text:style-name="T54"> element MUST only be created if </text:span><text:span text:style-name="CrossRef"><text:reference-ref text:reference-format="text" text:ref-name="privatekeybackup">PrivateKeyBackup</text:reference-ref></text:span><text:span text:style-name="T54"> is true. <text:s/></text:span><text:span text:style-name="T73">If </text:span><text:span text:style-name="T81">PrivateKey</text:span><text:span text:style-name="T73"> is present it MUST hold the generated private key in </text:span><text:span text:style-name="CrossRef"><text:reference-ref text:reference-format="text" text:ref-name="pkcs8">PKCS #8</text:reference-ref></text:span><text:span text:style-name="T73"> format but </text:span><text:span text:style-name="T2">wrapped</text:span><text:span text:style-name="T73"> as described in </text:span><text:span text:style-name="CrossRef"><text:reference-ref text:reference-format="text" text:ref-name="EncryptedData">Encrypted Data</text:reference-ref></text:span>.</text:p>
      <text:p text:style-name="P38"><text:reference-mark-start text:name="key.attestation.data"/><text:span text:style-name="T81">KeyAttestation</text:span><text:reference-mark-end text:name="key.attestation.data"/><text:span text:style-name="T72"> vouches for </text:span><text:span text:style-name="T73">that the generated key-pair actually resides in the SKS by attesting (s</text:span><text:span text:style-name="T54">ee </text:span><text:span text:style-name="CrossRef"><text:reference-ref text:reference-format="text" text:ref-name="SKSAttestations">Attestations</text:reference-ref></text:span><text:span text:style-name="T73">) the public key according to the following </text:span><text:span text:style-name="T2">Data</text:span><text:span text:style-name="T73"> scheme:</text:span></text:p>
      <text:p text:style-name="P38"><text:span text:style-name="T50"><text:tab/>Data </text:span><text:span text:style-name="T92">=</text:span><text:span text:style-name="T50"> </text:span><text:span text:style-name="T92">ID</text:span><text:span text:style-name="T50"> </text:span><text:span text:style-name="T51">|| </text:span><text:span text:style-name="T79">GeneratedPublicKey</text:span><text:span text:style-name="T51"> || </text:span><text:span text:style-name="T79">PrivateKey</text:span></text:p>
      <text:p text:style-name="Text_20_body">Note that the encrypted <text:span text:style-name="T79">PrivateKey</text:span> MUST only be used in the attestation <text:span text:style-name="T1">Data</text:span> if actually emitted.<text:span text:style-name="T79"><text:line-break/></text:span><text:span text:style-name="T51"> <text:s text:c="13"/></text:span></text:p>
      <text:p text:style-name="P31"/>
      <text:p text:style-name="P31"/>
      <text:p text:style-name="P31"/>
      <text:p text:style-name="P54">Continued on the next page...</text:p>
      <text:p text:style-name="P81">The following XML extract shows a typical key generation (provisioning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7"><text:span text:style-name="T95">&lt;</text:span><text:reference-mark-start text:name="keyinitreq"/><text:span text:style-name="T29">KeyInitializationRequest</text:span><text:reference-mark-end text:name="keyinitreq"/><text:span text:style-name="T7"> </text:span><text:span text:style-name="T38">KeyAttestationAlgorithm</text:span><text:span text:style-name="T95">="http://xmlns.webpki.org/keygen2/1.0#algorithm.ka1" </text:span><text:span text:style-name="T7"> </text:span><text:span text:style-name="T16">…</text:span><text:span text:style-name="T7"> <text:s/>&gt;<text:line-break/></text:span><text:span text:style-name="T94"><text:line-break/></text:span>    &lt;<text:span text:style-name="T27">PUKPolicy</text:span> <text:span text:style-name="T36">ID</text:span>="PUK.1" <text:span text:style-name="T36">Format</text:span>="numeric" <text:span text:style-name="T36">RetryLimit</text:span>="3" <text:span text:style-name="T36">Value</text:span>="mjRuO<text:span text:style-name="T73"> …</text:span>1Oqw" <text:span text:style-name="T38">MAC</text:span><text:span text:style-name="T95">="uPqE ... HlF="</text:span>&gt;<text:line-break/>        &lt;<text:span text:style-name="T27">PINPolicy</text:span> <text:span text:style-name="T36">ID</text:span>="PIN.1" <text:span text:style-name="T36">Format</text:span>="numeric" <text:span text:style-name="T36">Grouping</text:span>="shared" <text:span text:style-name="T36">MaxLength</text:span>="8" <text:span text:style-name="T36">MinLength</text:span>="4"<text:line-break/> <text:s text:c="26"/><text:span text:style-name="T36">PatternRestrictions</text:span>="three-in-a-row sequence" <text:span text:style-name="T36">RetryLimit</text:span>="3" <text:span text:style-name="T38">MAC</text:span><text:span text:style-name="T95">="gz56 ... 2B7="</text:span>&gt;<text:line-break/>            &lt;<text:span text:style-name="T27">KeyPair</text:span> <text:span text:style-name="T36">ID</text:span>="Key.1" <text:span text:style-name="T36">KeyUsage</text:span>="encryption"<text:span text:style-name="T95"> </text:span><text:span text:style-name="T38">MAC</text:span><text:span text:style-name="T95">="gSg4chh ... H2BEE7="</text:span>&gt;<text:line-break/>                &lt;<text:span text:style-name="T27">RSA</text:span> <text:span text:style-name="T36">KeySize</text:span>="2048"/&gt;<text:line-break/>            &lt;/<text:span text:style-name="T27">KeyPair</text:span>&gt;<text:line-break/>            &lt;<text:span text:style-name="T27">KeyPair</text:span> <text:span text:style-name="T36">ID</text:span>="Key.2" <text:span text:style-name="T36">KeyUsage</text:span>="authentication"<text:span text:style-name="T95"> </text:span><text:span text:style-name="T38">MAC</text:span><text:span text:style-name="T95">="nFRuPgz ... H2B429S="</text:span>&gt;<text:line-break/>                &lt;<text:span text:style-name="T27">EC</text:span> <text:span text:style-name="T36">NamedCurve</text:span>="urn:oid:1.2.840.10045.3.1.7"/&gt;<text:line-break/>            &lt;/<text:span text:style-name="T27">KeyPair</text:span>&gt;<text:line-break/>        &lt;/<text:span text:style-name="T27">PINPolicy</text:span>&gt;<text:line-break/>    &lt;/<text:span text:style-name="T27">PUKPolicy</text:span>&gt;<text:line-break/></text:p>
            <text:p text:style-name="P57"><text:span text:style-name="T95">&lt;/</text:span><text:span text:style-name="T29">KeyInitializationRequest</text:span><text:span text:style-name="T7">&gt;</text:span></text:p>
          </table:table-cell>
        </table:table-row>
      </table:table>
      <text:p text:style-name="Text_20_body"/>
      <text:p text:style-name="P33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8"><text:span text:style-name="T73">In the sample </text:span><text:span text:style-name="CrossRef"><text:reference-ref text:reference-format="text" text:ref-name="keygen2">KeyGen2</text:reference-ref></text:span><text:span text:style-name="T73"> </text:span><text:span text:style-name="T2">default values</text:span><text:span text:style-name="T73"> have been utilized which is why there are few </text:span><text:span text:style-name="T2">visible</text:span><text:span text:style-name="T73"> key generation attributes.</text:span></text:p>
      <text:p text:style-name="P31"/>
      <text:p text:style-name="Standard"><text:span text:style-name="T73">When using </text:span><text:span text:style-name="CrossRef"><text:reference-ref text:reference-format="text" text:ref-name="keygen2">KeyGen2</text:reference-ref></text:span><text:span text:style-name="T73"> the </text:span><text:span text:style-name="T2">output</text:span><text:span text:style-name="T73"> from </text:span><text:span text:style-name="T76">createKeyPair</text:span><text:span text:style-name="T73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7"><text:span text:style-name="T95">&lt;</text:span><text:span text:style-name="T29">KeyInitializationResponse</text:span><text:span text:style-name="T7">  </text:span><text:span text:style-name="T16">…</text:span><text:span text:style-name="T7"> <text:s/>&gt;</text:span><text:span text:style-name="T94"><text:line-break/></text:span></text:p>
            <text:p text:style-name="P57"><text:span text:style-name="T94"><text:s text:c="4"/>&lt;</text:span><text:span text:style-name="T28">GeneratedPublicKey</text:span><text:span text:style-name="T94"> </text:span><text:span text:style-name="T37">ID</text:span><text:span text:style-name="T94">="Key.1" </text:span><text:span text:style-name="T37">KeyAttestation</text:span><text:span text:style-name="T94">="X2oMtrm8rRL … XyTvPuTbergHfnJw=="&gt;<text:line-break/> <text:s text:c="7"/>&lt;</text:span><text:span text:style-name="T102">ds</text:span><text:span text:style-name="T94">:</text:span><text:span text:style-name="T28">RSAKeyValue</text:span><text:span text:style-name="T94">&gt;<text:line-break/> <text:s text:c="11"/>&lt;</text:span><text:span text:style-name="T102">ds</text:span><text:span text:style-name="T94">:</text:span><text:span text:style-name="T28">Modulus</text:span><text:span text:style-name="T94">&gt;ALhBpUjJK/mSjPAe/ … fXG8z1V3mVDZTBM7eZ&lt;/</text:span><text:span text:style-name="T102">ds</text:span><text:span text:style-name="T94">:</text:span><text:span text:style-name="T28">Modulus</text:span><text:span text:style-name="T94">&gt;<text:line-break/> <text:s text:c="11"/>&lt;</text:span><text:span text:style-name="T102">ds</text:span><text:span text:style-name="T94">:</text:span><text:span text:style-name="T28">Exponent</text:span><text:span text:style-name="T94">&gt;AQAB&lt;/</text:span><text:span text:style-name="T102">ds</text:span><text:span text:style-name="T94">:</text:span><text:span text:style-name="T28">Exponent</text:span><text:span text:style-name="T94">&gt;<text:line-break/> <text:s text:c="7"/>&lt;/</text:span><text:span text:style-name="T102">ds</text:span><text:span text:style-name="T94">:</text:span><text:span text:style-name="T28">RSAKeyValue</text:span><text:span text:style-name="T94">&gt;<text:line-break/> <text:s text:c="3"/>&lt;/</text:span><text:span text:style-name="T28">GeneratedPublicKey</text:span><text:span text:style-name="T94">&gt;<text:line-break/> <text:s text:c="3"/>&lt;</text:span><text:span text:style-name="T28">GeneratedPublicKey</text:span><text:span text:style-name="T94"> </text:span><text:span text:style-name="T37">ID</text:span><text:span text:style-name="T94">="Key.2" </text:span><text:span text:style-name="T37">KeyAttestation</text:span><text:span text:style-name="T94">="TbergHftrm8rRL … wyTvPX2XoMunJ=="&gt;</text:span></text:p>
            <text:p text:style-name="P57"><text:s text:c="8"/>&lt;<text:span text:style-name="T102">ds11</text:span>:<text:span text:style-name="T28">ECKeyValue</text:span>&gt; </text:p>
            <text:p text:style-name="P57"><text:s text:c="12"/>&lt;<text:span text:style-name="T102">ds11</text:span>:<text:span text:style-name="T28">NamedCurve</text:span> <text:span text:style-name="T37">URI</text:span>="urn:oid:1.2.840.10045.3.1.7"/&gt; </text:p>
            <text:p text:style-name="P57"><text:s text:c="12"/>&lt;<text:span text:style-name="T102">ds11</text:span>:<text:span text:style-name="T28">PublicKey</text:span>&gt;BMUY+QiZdFJyzozMgQqA … ptPGNy/LcDVSXx7s/Y=&lt;/<text:span text:style-name="T102">ds11</text:span>:<text:span text:style-name="T28">PublicKey</text:span>&gt; </text:p>
            <text:p text:style-name="P57"><text:span text:style-name="T94"><text:s text:c="8"/>&lt;/</text:span><text:span text:style-name="T102">ds11</text:span><text:span text:style-name="T94">:</text:span><text:span text:style-name="T28">ECKeyValue</text:span><text:span text:style-name="T94">&gt;<text:line-break/> <text:s text:c="3"/>&lt;/</text:span><text:span text:style-name="T28">GeneratedPublicKey</text:span><text:span text:style-name="T94">&gt;<text:line-break/></text:span></text:p>
            <text:p text:style-name="P66"><text:span text:style-name="T94">&lt;/</text:span><text:span text:style-name="T34">KeyInitializationResponse</text:span><text:span text:style-name="T20">&gt;</text:span></text:p>
          </table:table-cell>
        </table:table-row>
      </table:table>
      <text:p text:style-name="P31"/>
      <text:p text:style-name="P36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101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2">Name</text:p>
          </table:table-cell>
          <table:table-cell table:style-name="Table20.A1" office:value-type="string">
            <text:p text:style-name="P12">Type</text:p>
          </table:table-cell>
          <table:table-cell table:style-name="Table20.C1" office:value-type="string">
            <text:p text:style-name="P12">Comment</text:p>
          </table:table-cell>
        </table:table-row>
        <table:table-row table:style-name="Table20.2">
          <table:table-cell table:style-name="Table20.A2" office:value-type="string">
            <text:p text:style-name="P15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belonging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5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76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5">X509Certificate...</text:p>
          </table:table-cell>
          <table:table-cell table:style-name="Table20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0.C2" office:value-type="string">
            <text:p text:style-name="P63"><text:span text:style-name="T73">DER-encoded </text:span><text:span text:style-name="CrossRef"><text:reference-ref text:reference-format="text" text:ref-name="X.509">X.509</text:reference-ref></text:span><text:span text:style-name="T73"> certificate object</text:span> <text:span text:style-name="T1">repeated</text:span> as defined by <text:span text:style-name="T76">PathLength</text:span><text:span text:style-name="T45">‪‫‬‭‪‏‪‏</text:span><text:span text:style-name="T77">‎</text:span></text:p>
          </table:table-cell>
        </table:table-row>
        <table:table-row table:style-name="Table20.2">
          <table:table-cell table:style-name="Table20.A2" office:value-type="string">
            <text:p text:style-name="P15">MAC</text:p>
          </table:table-cell>
          <table:table-cell table:style-name="Table20.A2" office:value-type="string">
            <text:p text:style-name="P3">byte<text:span text:style-name="T66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Name</text:p>
          </table:table-cell>
          <table:table-cell table:style-name="Table21.A1" office:value-type="string">
            <text:p text:style-name="P12">Type</text:p>
          </table:table-cell>
          <table:table-cell table:style-name="Table21.C1" office:value-type="string">
            <text:p text:style-name="P12">Comment</text:p>
          </table:table-cell>
        </table:table-row>
        <table:table-row table:style-name="Table21.2">
          <table:table-cell table:style-name="Table21.A2" office:value-type="string">
            <text:p text:style-name="P15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setCertificatePath</text:span><text:span text:style-name="T73"> attaches an </text:span><text:span text:style-name="CrossRef"><text:reference-ref text:reference-format="text" text:ref-name="X.509">X.509</text:reference-ref></text:span><text:span text:style-name="T73"> certificate path to an already created key-pair. <text:s/>See </text:span><text:span text:style-name="CrossRef"><text:reference-ref text:reference-format="text" text:ref-name="createKeyPair">createKeyPair</text:reference-ref></text:span><text:span text:style-name="T73">.</text:span></text:p>
      <text:p text:style-name="Text_20_body"><text:span text:style-name="T73">The SKS does not verify that the certificate path and the public key match for keys having the </text:span><text:span text:style-name="CrossRef"><text:span text:style-name="T91"><text:reference-ref text:reference-format="text" text:ref-name="importprivatekey">ImportPrivateKey</text:reference-ref></text:span></text:span><text:span text:style-name="T73"> flag set because that would disable the </text:span><text:span text:style-name="CrossRef"><text:span text:style-name="T89"><text:reference-ref text:reference-format="text" text:ref-name="restorePrivateKey">restorePrivateKey</text:reference-ref></text:span></text:span><text:span text:style-name="T73"> method. <text:s/>For other keys, the SKS MAY perform such a test although it is redundant since the </text:span><text:span text:style-name="T76">MAC</text:span><text:span text:style-name="T73"> is assumed to cater for the binding between certificate path and the generated public key. <text:s/>That is, a conforming SKS MAY always treat </text:span><text:span text:style-name="T90">certificate path</text:span><text:span text:style-name="T73"> data as “an array of blobs”.</text:span></text:p>
      <text:p text:style-name="Text_20_body"><text:span text:style-name="T54">Note that </text:span><text:span text:style-name="T81">X509Certificate</text:span><text:span text:style-name="T54"> objects MUST form an </text:span><text:span text:style-name="T50">ordered</text:span><text:span text:style-name="T51"> certificate </text:span><text:span text:style-name="T54">path so that the </text:span><text:span text:style-name="T50">first</text:span><text:span text:style-name="T54"> object contains the </text:span><text:reference-mark-start text:name="eecert"/><text:span text:style-name="T50">End‑Entity Certificate</text:span><text:reference-mark-end text:name="eecert"/><text:span text:style-name="T54"> holding the public key of the target key‑pair.</text:span></text:p>
      <text:p text:style-name="Text_20_body">The<text:span text:style-name="T89"> certificate path</text:span> MUST NOT contain any “holes” but does not have to be complete (include all CAs).</text:p>
      <text:p text:style-name="Text_20_body"><text:span text:style-name="T92">The </text:span>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0"> </text:span><text:span text:style-name="T79">KeyHandle.GeneratedPublicKey</text:span><text:span text:style-name="T51"> || </text:span><text:span text:style-name="T79">KeyHandle.ID</text:span><text:span text:style-name="T51"> || </text:span><text:span text:style-name="T79">X509Certificate...</text:span></text:p>
      <text:p text:style-name="P40"/>
      <text:p text:style-name="P40"/>
      <text:p text:style-name="P44"/>
      <text:p text:style-name="P44"/>
      <text:p text:style-name="P45">Continued on the next page..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1"><text:span text:style-name="T51">The following </text:span><text:span text:style-name="CrossRef"><text:span text:style-name="T70"><text:reference-ref text:reference-format="text" text:ref-name="keygen2">KeyGen2</text:reference-ref></text:span></text:span><text:span text:style-name="T51"> fragment shows its interaction with </text:span><text:span text:style-name="T79">setCertificatePath</text:span><text:span text:style-name="T51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7">&lt;<text:reference-mark-start text:name="cred.depl.req"/><text:span text:style-name="T28">CredentialDeploymentRequest</text:span><text:reference-mark-end text:name="cred.depl.req"/><text:span text:style-name="T28">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62"><text:span text:style-name="T28"><text:s text:c="52"/></text:span><text:span text:style-name="T37">IssuerURI</text:span><text:span text:style-name="T7">="https://ca.example.com/enroll" </text:span><text:span text:style-name="T4"> </text:span><text:span text:style-name="T44">…</text:span> <text:s/>&gt;</text:p>
            <text:p text:style-name="P66"><text:span text:style-name="T94"><text:line-break/>    &lt;</text:span><text:span text:style-name="T34">CertifiedPublicKey</text:span><text:span text:style-name="T94"> </text:span><text:span text:style-name="T43">ID</text:span><text:span text:style-name="T94">="Key.1" </text:span><text:span text:style-name="T43">MAC</text:span><text:span text:style-name="T94">="ngSgm4cYeJnFRuPgznqE ... H2BEElFWrM421w9SYAbY="&gt;<text:line-break/>  <text:s/>   <text:s text:c="2"/>&lt;</text:span><text:span text:style-name="T102">ds</text:span><text:span text:style-name="T94">:</text:span><text:span text:style-name="T34">X509Data</text:span><text:span text:style-name="T94">&gt;<text:line-break/>    <text:s text:c="2"/>    <text:s text:c="2"/>&lt;</text:span><text:span text:style-name="T102">ds</text:span><text:span text:style-name="T94">:</text:span><text:span text:style-name="T34">X509Certificate</text:span><text:span text:style-name="T94">&gt;MIIC2TCCAcGgAwIBAgS … NRT+VokJJsBecyALgeT0Dw==&lt;/</text:span><text:span text:style-name="T102">ds</text:span><text:span text:style-name="T94">:</text:span><text:span text:style-name="T34">X509Certificate</text:span><text:span text:style-name="T94">&gt;<text:line-break/>    <text:s text:c="4"/>&lt;</text:span><text:span text:style-name="T110">/</text:span><text:span text:style-name="T102">ds</text:span><text:span text:style-name="T94">:</text:span><text:span text:style-name="T34">X509Data</text:span><text:span text:style-name="T94">&gt;<text:line-break/> <text:s text:c="2"/> &lt;/</text:span><text:span text:style-name="T34">CertifiedPublicKey</text:span><text:span text:style-name="T94">&gt;<text:line-break/> </text:span></text:p>
            <text:p text:style-name="P66"><text:span text:style-name="T94">&lt;/</text:span><text:span text:style-name="T34">CredentialDeploymentRequest</text:span><text:span text:style-name="T94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">KeyGen2 Element</text:p>
          </table:table-cell>
          <table:table-cell table:style-name="Table30.B1" office:value-type="string">
            <text:p text:style-name="P12">SKS Counterpart</text:p>
          </table:table-cell>
        </table:table-row>
        <table:table-row table:style-name="Table30.2">
          <table:table-cell table:style-name="Table30.A2" office:value-type="string">
            <text:p text:style-name="P19">CertifiedPublicKey@ID</text:p>
          </table:table-cell>
          <table:table-cell table:style-name="Table30.B2" office:value-type="string">
            <text:p text:style-name="P14">KeyHandle.ID</text:p>
          </table:table-cell>
        </table:table-row>
        <table:table-row table:style-name="Table30.2">
          <table:table-cell table:style-name="Table30.A2" office:value-type="string">
            <text:p text:style-name="P19">CertifiedPublicKey@MAC</text:p>
          </table:table-cell>
          <table:table-cell table:style-name="Table30.B2" office:value-type="string">
            <text:p text:style-name="P14">MAC</text:p>
          </table:table-cell>
        </table:table-row>
        <table:table-row table:style-name="Table30.2">
          <table:table-cell table:style-name="Table30.A2" office:value-type="string">
            <text:p text:style-name="P15"><text:span text:style-name="T20">CertifiedPublicKey/X509Data/</text:span>X509Certificate...</text:p>
          </table:table-cell>
          <table:table-cell table:style-name="Table30.B2" office:value-type="string">
            <text:p text:style-name="P14">X509Certificate...</text:p>
          </table:table-cell>
        </table:table-row>
      </table:table>
      <text:p text:style-name="Text_20_body"/>
      <text:p text:style-name="Text_20_body"><text:span text:style-name="T63">The owning </text:span><text:span text:style-name="T76">ProvisioningHandle</text:span> and local <text:span text:style-name="T76">KeyHandle</text:span> can be retrieved by calling <text:span text:style-name="CrossRef"><text:reference-ref text:reference-format="text" text:ref-name="enum.prov.sess">enumerateProvisioningSessions</text:reference-ref></text:span> and <text:span text:style-name="CrossRef"><text:reference-ref text:reference-format="text" text:ref-name="enumerate.keys">getKeyHandle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101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">Name</text:p>
          </table:table-cell>
          <table:table-cell table:style-name="Table26.A1" office:value-type="string">
            <text:p text:style-name="P12">Type</text:p>
          </table:table-cell>
          <table:table-cell table:style-name="Table26.C1" office:value-type="string">
            <text:p text:style-name="P12">Comment</text:p>
          </table:table-cell>
        </table:table-row>
        <table:table-row table:style-name="Table26.2">
          <table:table-cell table:style-name="Table26.A2" office:value-type="string">
            <text:p text:style-name="P15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5">SymmetricKey</text:p>
          </table:table-cell>
          <table:table-cell table:style-name="Table2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6.C2" office:value-type="string">
            <text:p text:style-name="P2">“Piggybacked” symmetric key encrypted as described in<text:span text:style-name="T72"> </text:span><text:span text:style-name="CrossRef"><text:span text:style-name="T70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5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76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5">EndorsedAlgorithm...</text:p>
          </table:table-cell>
          <table:table-cell table:style-name="Table2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6.C2" office:value-type="string">
            <text:p text:style-name="P63"><text:span text:style-name="T73">Endorsed symmetric key algorithm URI </text:span><text:span text:style-name="T2">repeated</text:span><text:span text:style-name="T73"> as defined by </text:span><text:span text:style-name="T76">Algorithms </text:span></text:p>
          </table:table-cell>
        </table:table-row>
        <table:table-row table:style-name="Table26.2">
          <table:table-cell table:style-name="Table26.A2" office:value-type="string">
            <text:p text:style-name="P15">MAC</text:p>
          </table:table-cell>
          <table:table-cell table:style-name="Table26.A2" office:value-type="string">
            <text:p text:style-name="P3">byte<text:span text:style-name="T66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Name</text:p>
          </table:table-cell>
          <table:table-cell table:style-name="Table27.A1" office:value-type="string">
            <text:p text:style-name="P12">Type</text:p>
          </table:table-cell>
          <table:table-cell table:style-name="Table27.C1" office:value-type="string">
            <text:p text:style-name="P12">Comment</text:p>
          </table:table-cell>
        </table:table-row>
        <table:table-row table:style-name="Table27.2">
          <table:table-cell table:style-name="Table27.A2" office:value-type="string">
            <text:p text:style-name="P15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setSymmetricKey</text:span><text:span text:style-name="T73"> imports and associates a symmetric key with an already created key-pair and certificate.</text:span></text:p>
      <text:p text:style-name="Text_20_body"><text:span text:style-name="T92">The </text:span>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1"> </text:span><text:span text:style-name="CrossRef"><text:span text:style-name="T70"><text:reference-ref text:reference-format="text" text:ref-name="eecert">End-Entity Certificate</text:reference-ref></text:span></text:span><text:span text:style-name="T51"> || </text:span><text:span text:style-name="T79">SymmetricKey</text:span><text:span text:style-name="T51"> ||</text:span><text:span text:style-name="T50"> </text:span><text:span text:style-name="T79">EndorsedAlgorithm...</text:span></text:p>
      <text:p text:style-name="P33"><text:span text:style-name="T54">Note that </text:span><text:span text:style-name="T81">SymmetricKey</text:span><text:span text:style-name="T54"> is MACed “as is” and </text:span><text:span text:style-name="T50">then</text:span><text:span text:style-name="T54"> decrypted by the SKS before storing.</text:span></text:p>
      <text:p text:style-name="P33"><text:span text:style-name="T81">EndorsedAlgorithm</text:span><text:span text:style-name="T54"> URIs MUST be </text:span><text:span text:style-name="T50">sorted in ascending alphabetical order</text:span><text:span text:style-name="T54"> before calling </text:span><text:span text:style-name="T81">setSymmetricKey</text:span><text:span text:style-name="T54">.</text:span></text:p>
      <text:p text:style-name="P33"><text:span text:style-name="T81">EndorsedAlgorithm</text:span><text:span text:style-name="T54"> URIs MUST be compatible with </text:span><text:span text:style-name="CrossRef"><text:reference-ref text:reference-format="text" text:ref-name="algo.support">Algorithm Support</text:reference-ref></text:span><text:span text:style-name="T54"> for </text:span><text:span text:style-name="T50">symmetric</text:span><text:span text:style-name="T54"> keys.</text:span></text:p>
      <text:p text:style-name="P33"><text:span text:style-name="T54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54">.</text:span></text:p>
      <text:p text:style-name="P67"/>
      <text:p text:style-name="Standard"><text:span text:style-name="T54">The following </text:span><text:span text:style-name="CrossRef"><text:reference-ref text:reference-format="text" text:ref-name="keygen2">KeyGen2</text:reference-ref></text:span><text:span text:style-name="T54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7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62"><text:span text:style-name="T28"><text:s text:c="52"/></text:span><text:span text:style-name="T37">IssuerURI</text:span><text:span text:style-name="T7">="https://ca.example.com/enroll" </text:span><text:span text:style-name="T4"> </text:span><text:span text:style-name="T44">…</text:span> <text:s/>&gt;</text:p>
            <text:p text:style-name="Standard"><text:span text:style-name="T95"><text:line-break/>    &lt;</text:span><text:span text:style-name="T29">CertifiedPublicKey</text:span><text:span text:style-name="T95"> </text:span><text:span text:style-name="T38">ID</text:span><text:span text:style-name="T95">="Key.1" </text:span><text:span text:style-name="T38">MAC</text:span><text:span text:style-name="T95">="ngSgm4cYeJnFRuPgznqE ... H2BEElFWrM421w9SYAbY="&gt;<text:line-break/>  <text:s/>   <text:s text:c="2"/>&lt;</text:span><text:span text:style-name="T103">ds</text:span><text:span text:style-name="T95">:</text:span><text:span text:style-name="T29">X509Data</text:span><text:span text:style-name="T95">&gt;<text:line-break/>    <text:s text:c="2"/>    <text:s text:c="2"/>&lt;</text:span><text:span text:style-name="T103">ds</text:span><text:span text:style-name="T95">:</text:span><text:span text:style-name="T29">X509Certificate</text:span><text:span text:style-name="T95">&gt;MIIC2TCCAcGgAwIBAgS … NRT+VokJJsBecyALgeT0Dw==&lt;/</text:span><text:span text:style-name="T103">ds</text:span><text:span text:style-name="T95">:</text:span><text:span text:style-name="T29">X509Certificate</text:span><text:span text:style-name="T95">&gt;<text:line-break/>    <text:s text:c="4"/>&lt;</text:span><text:span text:style-name="T48">/</text:span><text:span text:style-name="T103">ds</text:span><text:span text:style-name="T95">:</text:span><text:span text:style-name="T29">X509Data</text:span><text:span text:style-name="T95">&gt;<text:line-break/> <text:s text:c="7"/>&lt;</text:span><text:span text:style-name="T29">SymmetricKey</text:span><text:span text:style-name="T95"> </text:span><text:span text:style-name="T38">EndorsedAlgorithms</text:span><text:span text:style-name="T95">=</text:span>"http://www.w3.org/2000/09/xmldsig#hmac-sha1"</text:p>
            <text:p text:style-name="Standard"><text:span text:style-name="T95"><text:s text:c="34"/></text:span><text:span text:style-name="T38">MAC</text:span><text:span text:style-name="T95">="je7KiznTlQXFdUMRl … vInumZCjxSl1CrcqcGkI="&gt;vInt09Esmg94v ...<text:line-break/> <text:s text:c="125"/>YU3tgIdhcNNby&lt;/</text:span><text:span text:style-name="T29">SymmetricKey</text:span><text:span text:style-name="T95">&gt;<text:line-break/> <text:s text:c="2"/> &lt;/</text:span><text:span text:style-name="T29">CertifiedPublicKey</text:span><text:span text:style-name="T95">&gt;<text:line-break/> </text:span></text:p>
            <text:p text:style-name="P66"><text:span text:style-name="T94">&lt;/</text:span><text:span text:style-name="T34">CredentialDeploymentRequest</text:span><text:span text:style-name="T94">&gt;</text:span></text:p>
          </table:table-cell>
        </table:table-row>
      </table:table>
      <text:p text:style-name="Text_20_body"/>
      <text:p text:style-name="P33"><text:span text:style-name="T54">For details on how to map keys and sessions, see </text:span><text:span text:style-name="CrossRef"><text:reference-ref text:reference-format="text" text:ref-name="setCertificatePath">setCertificatePath</text:reference-ref></text:span><text:span text:style-name="T54">.</text:span></text:p>
      <text:p text:style-name="Standard"><text:span text:style-name="T51">Note that the </text:span><text:span text:style-name="CrossRef"><text:span text:style-name="T70"><text:reference-ref text:reference-format="text" text:ref-name="X.509">X.509</text:reference-ref></text:span></text:span><text:span text:style-name="T51"> certificate serves as the key ID</text:span>. <text:s/>That is, <text:span text:style-name="T1">SKS treats asymmetric and symmetric keys close to identically</text:span>.</text:p>
      <text:h text:style-name="P101" text:outline-level="2"><text:reference-mark-start text:name="addextensiondata"/>addExtensionData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2">Name</text:p>
          </table:table-cell>
          <table:table-cell table:style-name="Table50.A1" office:value-type="string">
            <text:p text:style-name="P12">Type</text:p>
          </table:table-cell>
          <table:table-cell table:style-name="Table50.C1" office:value-type="string">
            <text:p text:style-name="P12">Comment</text:p>
          </table:table-cell>
        </table:table-row>
        <table:table-row table:style-name="Table50.2">
          <table:table-cell table:style-name="Table50.A2" office:value-type="string">
            <text:p text:style-name="P15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5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Qualifier</text:p>
          </table:table-cell>
          <table:table-cell table:style-name="Table50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ExtensionType</text:p>
          </table:table-cell>
          <table:table-cell table:style-name="Table50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50.C2" office:value-type="string">
            <text:p text:style-name="P25"><text:span text:style-name="CrossRef"><text:reference-ref text:reference-format="text" text:ref-name="keygen2">KeyGen2</text:reference-ref></text:span><text:span text:style-name="T73"> </text:span><text:span text:style-name="T81">Type</text:span><text:span text:style-name="T73"> URI</text:span></text:p>
          </table:table-cell>
        </table:table-row>
        <table:table-row table:style-name="Table50.2">
          <table:table-cell table:style-name="Table50.A2" office:value-type="string">
            <text:p text:style-name="P15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73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5">MAC</text:p>
          </table:table-cell>
          <table:table-cell table:style-name="Table50.A2" office:value-type="string">
            <text:p text:style-name="P3">byte<text:span text:style-name="T66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2">Name</text:p>
          </table:table-cell>
          <table:table-cell table:style-name="Table51.A1" office:value-type="string">
            <text:p text:style-name="P12">Type</text:p>
          </table:table-cell>
          <table:table-cell table:style-name="Table51.C1" office:value-type="string">
            <text:p text:style-name="P12">Comment</text:p>
          </table:table-cell>
        </table:table-row>
        <table:table-row table:style-name="Table51.2">
          <table:table-cell table:style-name="Table51.A2" office:value-type="string">
            <text:p text:style-name="P15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addExtensionData</text:span><text:span text:style-name="T73"> adds attribute (extension) data to an already created key-pair and certificate.</text:span></text:p>
      <text:p text:style-name="Text_20_body"><text:span text:style-name="T92">The </text:span>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1"> </text:span><text:span text:style-name="CrossRef"><text:span text:style-name="T70"><text:reference-ref text:reference-format="text" text:ref-name="eecert">End-Entity Certificate</text:reference-ref></text:span></text:span><text:span text:style-name="T51"> || </text:span><text:span text:style-name="T79">BaseType</text:span> || <text:span text:style-name="T81">Qualifier</text:span> || <text:span text:style-name="T81">ExtensionType</text:span> || <text:span text:style-name="T81">ExtensionData</text:span></text:p>
      <text:p text:style-name="Standard"><text:span text:style-name="T81"><text:line-break/></text:span><text:span text:style-name="T54">The following table shows </text:span><text:span text:style-name="T81">BaseType</text:span><text:span text:style-name="T54">, </text:span><text:span text:style-name="T81">Qualifier</text:span><text:span text:style-name="T54"> and </text:span><text:span text:style-name="T81">ExtensionData</text:span><text:span text:style-name="T54"> mapping using </text:span><text:span text:style-name="CrossRef"><text:reference-ref text:reference-format="text" text:ref-name="keygen2">KeyGen2</text:reference-ref></text:span>:<text:span text:style-name="T50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2">KeyGen2 Element</text:p>
          </table:table-cell>
          <table:table-cell table:style-name="Table53.A1" office:value-type="string">
            <text:p text:style-name="P13">BaseType</text:p>
          </table:table-cell>
          <table:table-cell table:style-name="Table53.A1" office:value-type="string">
            <text:p text:style-name="P13">Qualifier</text:p>
          </table:table-cell>
          <table:table-cell table:style-name="Table53.D1" office:value-type="string">
            <text:p text:style-name="P12">ExtensionData</text:p>
          </table:table-cell>
        </table:table-row>
        <table:table-row table:style-name="Table53.2">
          <table:table-cell table:style-name="Table53.A2" office:value-type="string">
            <text:p text:style-name="P75">Extension</text:p>
          </table:table-cell>
          <table:table-cell table:style-name="Table53.A2" office:value-type="string">
            <text:p text:style-name="P16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5">EncryptedExtension</text:p>
          </table:table-cell>
          <table:table-cell table:style-name="Table53.A2" office:value-type="string">
            <text:p text:style-name="P16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5">PropertyBag</text:p>
          </table:table-cell>
          <table:table-cell table:style-name="Table53.A2" office:value-type="string">
            <text:p text:style-name="P16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</text:reference-ref></text:span> canonicalization</text:p>
          </table:table-cell>
        </table:table-row>
        <table:table-row table:style-name="Table53.2">
          <table:table-cell table:style-name="Table53.A2" office:value-type="string">
            <text:p text:style-name="P75">Logotype</text:p>
          </table:table-cell>
          <table:table-cell table:style-name="Table53.A2" office:value-type="string">
            <text:p text:style-name="P16">0x03</text:p>
          </table:table-cell>
          <table:table-cell table:style-name="Table53.A2" office:value-type="string">
            <text:p text:style-name="P75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0"/>
      <text:p text:style-name="P43">Remarks</text:p>
      <text:p text:style-name="P39">N/A = zero-length array.</text:p>
      <text:p text:style-name="Text_20_body">Note the handling of the <text:span text:style-name="T78">EncryptedExtension</text:span>: <text:span text:style-name="T81">ExtensionData</text:span> which is encrypted as described in <text:span text:style-name="CrossRef"><text:reference-ref text:reference-format="text" text:ref-name="EncryptedData">Encrypted Data</text:reference-ref></text:span> is MACed “as is” and <text:span text:style-name="T1">then</text:span> <text:span text:style-name="T70">decrypted</text:span> by the SKS before storing.</text:p>
      <text:p text:style-name="Text_20_body">All <text:span text:style-name="T81">ExtensionType</text:span> attributes associated with a given key MUST be unique.</text:p>
      <text:p text:style-name="Standard"><text:span text:style-name="T73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73"> code. <text:s/>In that case the associated </text:span><text:span text:style-name="T81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1"/>
      <text:p text:style-name="P31"/>
      <text:p text:style-name="P31"/>
      <text:p text:style-name="P45">Continued on the next page...</text:p>
      <text:p text:style-name="P81"><text:span text:style-name="T54">The XML schema extract below describes the </text:span><text:span text:style-name="CrossRef"><text:reference-ref text:reference-format="text" text:ref-name="keygen2">KeyGen2</text:reference-ref></text:span><text:span text:style-name="T54"> representation of </text:span><text:reference-mark-start text:name="propertybag"/><text:span text:style-name="T81">PropertyBag</text:span><text:reference-mark-end text:name="propertybag"/> objects:</text:p>
      <text:p text:style-name="Standard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22">PropertyBag XML Schema</text:p>
          </table:table-cell>
        </table:table-row>
        <table:table-row table:style-name="Table78.2">
          <table:table-cell table:style-name="Table78.A2" office:value-type="string">
            <text:p text:style-name="P93"><text:span text:style-name="T54"><text:s text:c="3"/>&lt;</text:span><text:span text:style-name="T104">xs</text:span><text:span text:style-name="T54">:</text:span><text:span text:style-name="T31">element </text:span><text:span text:style-name="T40">name</text:span><text:span text:style-name="T54">="PropertyBag"&gt; </text:span></text:p>
            <text:p text:style-name="P90"><text:span text:style-name="T54"><text:s text:c="6"/>&lt;</text:span><text:span text:style-name="T104">xs</text:span><text:span text:style-name="T54">:</text:span><text:span text:style-name="T31">complexType</text:span><text:span text:style-name="T54">&gt; </text:span></text:p>
            <text:p text:style-name="P90"><text:span text:style-name="T54"><text:s text:c="9"/>&lt;</text:span><text:span text:style-name="T104">xs</text:span><text:span text:style-name="T54">:</text:span><text:span text:style-name="T31">sequence</text:span><text:span text:style-name="T54">&gt; </text:span></text:p>
            <text:p text:style-name="P90"><text:span text:style-name="T54"><text:s text:c="12"/>&lt;</text:span><text:span text:style-name="T104">xs</text:span><text:span text:style-name="T54">:</text:span><text:span text:style-name="T31">element</text:span><text:span text:style-name="T54"> </text:span><text:span text:style-name="T40">name</text:span><text:span text:style-name="T54">="Property" </text:span><text:span text:style-name="T40">maxOccurs</text:span><text:span text:style-name="T54">="unbounded"&gt; </text:span></text:p>
            <text:p text:style-name="P90"><text:span text:style-name="T54"><text:s text:c="15"/>&lt;</text:span><text:span text:style-name="T104">xs</text:span><text:span text:style-name="T54">:</text:span><text:span text:style-name="T31">complexType</text:span><text:span text:style-name="T54">&gt; </text:span></text:p>
            <text:p text:style-name="P94"/>
            <text:p text:style-name="P90"><text:span text:style-name="T54"><text:s text:c="18"/></text:span><text:span text:style-name="T117">&lt;!-- The name of the property --&gt;</text:span><text:span text:style-name="T54"> </text:span></text:p>
            <text:p text:style-name="P90"><text:span text:style-name="T54"><text:s text:c="18"/>&lt;</text:span><text:span text:style-name="T104">xs</text:span><text:span text:style-name="T54">:</text:span><text:span text:style-name="T31">attribute</text:span><text:span text:style-name="T54"> </text:span><text:span text:style-name="T40">name</text:span><text:span text:style-name="T54">="Name" </text:span><text:span text:style-name="T40">use</text:span><text:span text:style-name="T54">="required"/&gt; </text:span></text:p>
            <text:p text:style-name="P90"><text:s text:c="21"/>&lt;<text:span text:style-name="T108">xs</text:span>:<text:span text:style-name="T33">simpleType</text:span>&gt;</text:p>
            <text:p text:style-name="P90"><text:s text:c="24"/>&lt;<text:span text:style-name="T108">xs</text:span>:<text:span text:style-name="T33">restriction</text:span> <text:span text:style-name="T42">base</text:span>="<text:span text:style-name="T107">xs</text:span>:string"&gt;</text:p>
            <text:p text:style-name="P90"><text:s text:c="27"/>&lt;<text:span text:style-name="T108">xs</text:span>:<text:span text:style-name="T33">minLength</text:span> <text:span text:style-name="T42">value</text:span>="1"/&gt;</text:p>
            <text:p text:style-name="P90"><text:s text:c="27"/>&lt;<text:span text:style-name="T108">xs</text:span>:<text:span text:style-name="T33">maxLength</text:span> <text:span text:style-name="T42">value</text:span>="100"/&gt;</text:p>
            <text:p text:style-name="P90"><text:s text:c="24"/>&lt;/<text:span text:style-name="T108">xs</text:span>:<text:span text:style-name="T33">restriction</text:span>&gt;</text:p>
            <text:p text:style-name="P90"><text:s text:c="21"/>&lt;/<text:span text:style-name="T108">xs</text:span>:<text:span text:style-name="T33">simpleType</text:span>&gt;</text:p>
            <text:p text:style-name="P91"><text:span text:style-name="T118"><text:s text:c="18"/>&lt;/</text:span><text:span text:style-name="T109">xs</text:span><text:span text:style-name="T118">:</text:span><text:span text:style-name="T35">attribute</text:span><text:span text:style-name="T118">&gt;</text:span></text:p>
            <text:p text:style-name="P91"/>
            <text:p text:style-name="P90"><text:span text:style-name="T54"><text:s text:c="18"/></text:span><text:span text:style-name="T117">&lt;!-- The value of the property --&gt;</text:span><text:span text:style-name="T54"> </text:span></text:p>
            <text:p text:style-name="P90"><text:span text:style-name="T54"><text:s text:c="18"/>&lt;</text:span><text:span text:style-name="T104">xs</text:span><text:span text:style-name="T54">:</text:span><text:span text:style-name="T31">attribute</text:span><text:span text:style-name="T54"> name="Value" </text:span><text:span text:style-name="T40">type</text:span><text:span text:style-name="T54">="</text:span><text:span text:style-name="T104">xs</text:span><text:span text:style-name="T54">:string" </text:span><text:span text:style-name="T40">use</text:span><text:span text:style-name="T54">="required"/&gt; </text:span></text:p>
            <text:p text:style-name="P94"/>
            <text:p text:style-name="P90"><text:span text:style-name="T54"><text:s text:c="18"/></text:span><text:span text:style-name="T117">&lt;!-- By default values are read-only but they may be <text:s/>declared as read/writable as well --&gt; </text:span></text:p>
            <text:p text:style-name="P90"><text:span text:style-name="T54"><text:s text:c="18"/>&lt;</text:span><text:span text:style-name="T104">xs</text:span><text:span text:style-name="T54">:</text:span><text:span text:style-name="T31">attribute</text:span><text:span text:style-name="T54"> </text:span><text:span text:style-name="T40">name</text:span><text:span text:style-name="T54">="Writable" </text:span><text:span text:style-name="T40">type</text:span><text:span text:style-name="T54">="</text:span><text:span text:style-name="T104">xs</text:span><text:span text:style-name="T54">:boolean" </text:span><text:span text:style-name="T40">use</text:span><text:span text:style-name="T54">="optional"/&gt; </text:span></text:p>
            <text:p text:style-name="P94"/>
            <text:p text:style-name="P90"><text:span text:style-name="T54"><text:s text:c="15"/>&lt;/</text:span><text:span text:style-name="T104">xs</text:span><text:span text:style-name="T54">:</text:span><text:span text:style-name="T31">complexType</text:span><text:span text:style-name="T54">&gt; </text:span></text:p>
            <text:p text:style-name="P90"><text:span text:style-name="T54"><text:s text:c="12"/>&lt;/</text:span><text:span text:style-name="T104">xs</text:span><text:span text:style-name="T54">:</text:span><text:span text:style-name="T31">element</text:span><text:span text:style-name="T54">&gt; </text:span></text:p>
            <text:p text:style-name="P90"><text:span text:style-name="T54"><text:s text:c="9"/>&lt;/</text:span><text:span text:style-name="T104">xs</text:span><text:span text:style-name="T54">:</text:span><text:span text:style-name="T31">sequence</text:span><text:span text:style-name="T54">&gt; </text:span></text:p>
            <text:p text:style-name="P94"/>
            <text:p text:style-name="P90"><text:span text:style-name="T54"><text:s text:c="5"/></text:span><text:span text:style-name="T117"><text:s text:c="4"/>&lt;!-- ExtensionType in SKS terms --&gt; </text:span></text:p>
            <text:p text:style-name="P90"><text:span text:style-name="T54"><text:s text:c="9"/>&lt;</text:span><text:span text:style-name="T104">xs</text:span><text:span text:style-name="T54">:</text:span><text:span text:style-name="T31">attribute</text:span><text:span text:style-name="T54"> </text:span><text:span text:style-name="T40">name</text:span><text:span text:style-name="T54">="Type" </text:span><text:span text:style-name="T40">type</text:span><text:span text:style-name="T54">="</text:span><text:span text:style-name="T104">xs</text:span><text:span text:style-name="T54">:anyURI" </text:span><text:span text:style-name="T40">use</text:span><text:span text:style-name="T54">="required"/&gt; </text:span></text:p>
            <text:p text:style-name="P94"/>
            <text:p text:style-name="P90"><text:span text:style-name="T54"><text:s text:c="9"/></text:span><text:span text:style-name="T117">&lt;!-- MAC (Message Authentication Code) --&gt; </text:span></text:p>
            <text:p text:style-name="P90"><text:span text:style-name="T54"><text:s text:c="9"/>&lt;</text:span><text:span text:style-name="T104">xs</text:span><text:span text:style-name="T54">:</text:span><text:span text:style-name="T31">attribute</text:span><text:span text:style-name="T54"> </text:span><text:span text:style-name="T40">name</text:span><text:span text:style-name="T54">="MAC" </text:span><text:span text:style-name="T40">type</text:span><text:span text:style-name="T54">="</text:span><text:span text:style-name="T104">xs</text:span><text:span text:style-name="T54">:base64Binary" </text:span><text:span text:style-name="T40">use</text:span><text:span text:style-name="T54">="required"/&gt; </text:span></text:p>
            <text:p text:style-name="P94"/>
            <text:p text:style-name="P90"><text:span text:style-name="T54"><text:s text:c="6"/>&lt;/</text:span><text:span text:style-name="T104">xs</text:span><text:span text:style-name="T54">:</text:span><text:span text:style-name="T31">complexType</text:span><text:span text:style-name="T54">&gt; </text:span></text:p>
            <text:p text:style-name="P92"><text:span text:style-name="CrossRef"><text:span text:style-name="T88"><text:s text:c="3"/>&lt;/</text:span></text:span><text:span text:style-name="CrossRef"><text:span text:style-name="T105">xs</text:span></text:span><text:span text:style-name="CrossRef"><text:span text:style-name="T88">:</text:span></text:span><text:span text:style-name="CrossRef"><text:span text:style-name="T32">element</text:span></text:span><text:span text:style-name="CrossRef"><text:span text:style-name="T88">&gt;</text:span></text:span></text:p>
          </table:table-cell>
        </table:table-row>
      </table:table>
      <text:p text:style-name="P88"/>
      <text:p text:style-name="P87"><text:span text:style-name="T54">A </text:span><text:span text:style-name="T81">PropertyBag</text:span><text:span text:style-name="T54"> MUST be converted to a </text:span><text:span text:style-name="T50">binary blob</text:span><text:span text:style-name="T54"> before storage in SKS and MACing according to the following:<text:line-break/></text:span></text:p>
      <text:list xml:id="list1182810798" text:style-name="L2">
        <text:list-item>
          <text:p text:style-name="P117"><text:span text:style-name="T54">Each </text:span><text:span text:style-name="T81">Property</text:span><text:span text:style-name="T54"> is translated into a composite object consisting of the following attributes and transformed representation:</text:span></text:p>
        </text:list-item>
      </text:list>
      <text:p text:style-name="P57"/>
      <table:table table:name="Table79" table:style-name="Table79">
        <table:table-column table:style-name="Table79.A" table:number-columns-repeated="2"/>
        <table:table-column table:style-name="Table79.C"/>
        <table:table-row table:style-name="Table79.1">
          <table:table-cell table:style-name="Table79.A1" office:value-type="string">
            <text:p text:style-name="P13">Name</text:p>
          </table:table-cell>
          <table:table-cell table:style-name="Table79.A1" office:value-type="string">
            <text:p text:style-name="P13">Writable</text:p>
          </table:table-cell>
          <table:table-cell table:style-name="Table79.C1" office:value-type="string">
            <text:p text:style-name="P13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75">byte⁮[</text:span><text:span text:style-name="T69"> </text:span><text:span text:style-name="T75">]</text:span></text:p>
          </table:table-cell>
          <table:table-cell table:style-name="Table79.A2" office:value-type="string">
            <text:p text:style-name="P9">bool</text:p>
          </table:table-cell>
          <table:table-cell table:style-name="Table79.C2" office:value-type="string">
            <text:p text:style-name="P3"><text:span text:style-name="T75">byte⁮[</text:span><text:span text:style-name="T69"> </text:span><text:span text:style-name="T75">] </text:span></text:p>
          </table:table-cell>
        </table:table-row>
      </table:table>
      <text:list xml:id="list2027137421" text:continue-numbering="true" text:style-name="L2">
        <text:list-header>
          <text:p text:style-name="P118"><text:span text:style-name="T54"><text:line-break/></text:span><text:span text:style-name="CrossRef"><text:span text:style-name="T5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19">The resulting <text:span text:style-name="T81">Property</text:span><text:span text:style-name="T54"> </text:span>objects are <text:span text:style-name="T1">concatenated</text:span> in the order they occur in the <text:span text:style-name="T81">PropertyBag</text:span></text:p>
        </text:list-item>
      </text:list>
      <text:p text:style-name="P89">Note that there are no delimiters added between attributes or objects. <text:s/>The assembled blob holds the actual <text:span text:style-name="CrossRef"><text:reference-ref text:reference-format="text" text:ref-name="extensiondata">ExtensionData</text:reference-ref></text:span>.</text:p>
      <text:p text:style-name="P61"/>
      <text:p text:style-name="P44"/>
      <text:p text:style-name="P60">Continued on the next page...</text:p>
      <text:p text:style-name="P81"><text:span text:style-name="T54">Below is a </text:span><text:span text:style-name="CrossRef"><text:reference-ref text:reference-format="text" text:ref-name="keygen2">KeyGen2</text:reference-ref></text:span><text:span text:style-name="T54"> fragment showing an </text:span><text:span text:style-name="T81">Extension</text:span><text:span text:style-name="T54"> object holding a </text:span><text:span text:style-name="CrossRef"><text:reference-ref text:reference-format="text" text:ref-name="base64">Base64</text:reference-ref></text:span><text:span text:style-name="T54">-encoded Information Card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7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62"><text:span text:style-name="T28"><text:s text:c="52"/></text:span><text:span text:style-name="T37">IssuerURI</text:span><text:span text:style-name="T7">="https://ca.example.com/enroll" </text:span><text:span text:style-name="T4"> </text:span><text:span text:style-name="T44">…</text:span> <text:s/>&gt;</text:p>
            <text:p text:style-name="P62"><text:span text:style-name="T95"><text:line-break/>    &lt;</text:span><text:span text:style-name="T29">CertifiedPublicKey</text:span><text:span text:style-name="T95"> </text:span><text:span text:style-name="T38">ID</text:span><text:span text:style-name="T95">="Key.1" </text:span><text:span text:style-name="T38">MAC</text:span><text:span text:style-name="T95">="ngSgm4cYeJnFRuPgznqE ... H2BEElFWrM421w9SYAbY="&gt;<text:line-break/>  <text:s/>   <text:s text:c="2"/>&lt;</text:span><text:span text:style-name="T103">ds</text:span><text:span text:style-name="T95">:</text:span><text:span text:style-name="T29">X509Data</text:span><text:span text:style-name="T95">&gt;<text:line-break/>    <text:s text:c="2"/>    <text:s text:c="2"/>&lt;</text:span><text:span text:style-name="T103">ds</text:span><text:span text:style-name="T95">:</text:span><text:span text:style-name="T29">X509Certificate</text:span><text:span text:style-name="T95">&gt;MIIC2TCCAcGgAwIBAgS … NRT+VokJJsBecyALgeT0Dw==&lt;/</text:span><text:span text:style-name="T103">ds</text:span><text:span text:style-name="T95">:</text:span><text:span text:style-name="T29">X509Certificate</text:span><text:span text:style-name="T95">&gt;<text:line-break/>    <text:s text:c="4"/>&lt;</text:span><text:span text:style-name="T48">/</text:span><text:span text:style-name="T103">ds</text:span><text:span text:style-name="T95">:</text:span><text:span text:style-name="T29">X509Data</text:span><text:span text:style-name="T95">&gt;<text:line-break/> <text:s text:c="7"/>&lt;</text:span><text:span text:style-name="T29">Extension</text:span><text:span text:style-name="T95"> </text:span><text:span text:style-name="T38">Type</text:span><text:span text:style-name="T95">=</text:span>"http://schemas.xmlsoap.org/ws/2005/05/identity"</text:p>
            <text:p text:style-name="Standard"><text:span text:style-name="T38"><text:s text:c="27"/>MAC</text:span><text:span text:style-name="T95">="UMRlje7KiznTlQXFd … CrcqcGkIvInumZCjxSl1="&gt;PD94bWwgdmVyc2lvbj0iMS4w</text:span></text:p>
            <text:p text:style-name="Standard"><text:span text:style-name="T95"><text:s text:c="120"/>IiBlbmHVyZS ... <text:s/>B4bWxuczpkc <text:s text:c="3"/><text:line-break/> <text:s text:c="119"/>d3dy53My5vc&lt;/</text:span><text:span text:style-name="T29">Extension</text:span><text:span text:style-name="T95">&gt;</text:span></text:p>
            <text:p text:style-name="Standard"><text:span text:style-name="T95"><text:s text:c="3"/> &lt;/</text:span><text:span text:style-name="T29">CertifiedPublicKey</text:span><text:span text:style-name="T95">&gt;<text:line-break/> </text:span></text:p>
            <text:p text:style-name="P66"><text:span text:style-name="T94">&lt;/</text:span><text:span text:style-name="T34">CredentialDeploymentRequest</text:span><text:span text:style-name="T94">&gt;</text:span></text:p>
          </table:table-cell>
        </table:table-row>
      </table:table>
      <text:p text:style-name="Text_20_body"/>
      <text:p text:style-name="Text_20_body"><text:span text:style-name="T51">For details on how to map keys and sessions, see </text:span><text:span text:style-name="CrossRef"><text:span text:style-name="T70"><text:reference-ref text:reference-format="text" text:ref-name="setCertificatePath">setCertificatePath</text:reference-ref></text:span></text:span><text:span text:style-name="T51">.</text:span></text:p>
      <text:p text:style-name="P40"/>
      <text:p text:style-name="Standard">The following is a <text:span text:style-name="CrossRef"><text:span text:style-name="T70"><text:reference-ref text:reference-format="text" text:ref-name="keygen2">KeyGen2</text:reference-ref></text:span></text:span><text:span text:style-name="T51"> sample showing the </text:span><text:span text:style-name="T79">PropertyBag</text:span><text:span text:style-name="T51"> and </text:span><text:span text:style-name="T79">Logotype</text:span><text:span text:style-name="T51"> objects added to a symmetric key for usage by an </text:span><text:span text:style-name="CrossRef"><text:span text:style-name="T70"><text:reference-ref text:reference-format="text" text:ref-name="hotp">HOTP</text:reference-ref></text:span></text:span><text:span text:style-name="T51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7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62"><text:span text:style-name="T28"><text:s text:c="52"/></text:span><text:span text:style-name="T37">IssuerURI</text:span><text:span text:style-name="T7">="https://ca.example.com/enroll" </text:span><text:span text:style-name="T4"> </text:span><text:span text:style-name="T44">…</text:span> <text:s/>&gt;</text:p>
            <text:p text:style-name="Standard"><text:span text:style-name="T95"><text:line-break/>    &lt;</text:span><text:span text:style-name="T29">CertifiedPublicKey</text:span><text:span text:style-name="T95"> </text:span><text:span text:style-name="T38">ID</text:span><text:span text:style-name="T95">="Key.1" </text:span><text:span text:style-name="T38">MAC</text:span><text:span text:style-name="T95">="ngSgm4cYeJnFRuPgznqE ... H2BEElFWrM421w9SYAbY="&gt;<text:line-break/>  <text:s/>   <text:s text:c="2"/>&lt;</text:span><text:span text:style-name="T103">ds</text:span><text:span text:style-name="T95">:</text:span><text:span text:style-name="T29">X509Data</text:span><text:span text:style-name="T95">&gt;<text:line-break/>    <text:s text:c="2"/>    <text:s text:c="2"/>&lt;</text:span><text:span text:style-name="T103">ds</text:span><text:span text:style-name="T95">:</text:span><text:span text:style-name="T29">X509Certificate</text:span><text:span text:style-name="T95">&gt;MIIC2TCCAcGgAwIBAgS … NRT+VokJJsBecyALgeT0Dw==&lt;/</text:span><text:span text:style-name="T103">ds</text:span><text:span text:style-name="T95">:</text:span><text:span text:style-name="T29">X509Certificate</text:span><text:span text:style-name="T95">&gt;<text:line-break/>    <text:s text:c="4"/>&lt;</text:span><text:span text:style-name="T48">/</text:span><text:span text:style-name="T103">ds</text:span><text:span text:style-name="T95">:</text:span><text:span text:style-name="T29">X509Data</text:span><text:span text:style-name="T95">&gt;<text:line-break/> <text:s text:c="7"/>&lt;</text:span><text:span text:style-name="T29">SymmetricKey</text:span><text:span text:style-name="T95"> </text:span><text:span text:style-name="T38">EndorsedAlgorithms</text:span><text:span text:style-name="T95">="http://www.w3.org/2000/09/xmldsig#hmac-sha1"</text:span></text:p>
            <text:p text:style-name="Standard"><text:span text:style-name="T95"><text:s text:c="34"/></text:span><text:span text:style-name="T38">MAC</text:span><text:span text:style-name="T95">="je7KiznTlQXFdUMRl … vInumZCjxSl1CrcqcGkI="&gt;vInt09Esmg94v ...<text:line-break/> <text:s text:c="125"/>YU3tgIdhcNNby&lt;/</text:span><text:span text:style-name="T29">SymmetricKey</text:span><text:span text:style-name="T95">&gt;<text:line-break/> <text:s text:c="7"/>&lt;</text:span><text:span text:style-name="T29">PropertyBag</text:span><text:span text:style-name="T95"> </text:span><text:span text:style-name="T38">Type</text:span><text:span text:style-name="T95">=</text:span>"http://xmlns.webpki.org/keygen2/1.0#provider.ietf-hotp"</text:p>
            <text:p text:style-name="Standard"><text:span text:style-name="T95"><text:s text:c="31"/></text:span><text:span text:style-name="T38">MAC</text:span><text:span text:style-name="T95">="jIOHDgwI4dO7Kzs … uEH8MtykIS46JfiJ3N="&gt;</text:span></text:p>
            <text:p text:style-name="Standard"><text:span text:style-name="T95"><text:s text:c="12"/>&lt;</text:span><text:span text:style-name="T29">Property</text:span><text:span text:style-name="T95"> </text:span><text:span text:style-name="T38">Name</text:span><text:span text:style-name="T95">="Counter" </text:span><text:span text:style-name="T38">Value</text:span><text:span text:style-name="T95">="0" </text:span><text:span text:style-name="T38">Writable</text:span><text:span text:style-name="T95">="true"/&gt;</text:span></text:p>
            <text:p text:style-name="Standard"><text:span text:style-name="T95"><text:s text:c="12"/>&lt;</text:span><text:span text:style-name="T29">Property</text:span><text:span text:style-name="T95"> </text:span><text:span text:style-name="T38">Name</text:span><text:span text:style-name="T95">="Digits" </text:span><text:span text:style-name="T38">Value</text:span><text:span text:style-name="T95">="8"/&gt;</text:span></text:p>
            <text:p text:style-name="Standard"><text:span text:style-name="T95"><text:s text:c="8"/>&lt;/</text:span><text:span text:style-name="T29">PropertyBag</text:span><text:span text:style-name="T95">&gt;</text:span></text:p>
            <text:p text:style-name="Standard"><text:span text:style-name="T95"><text:s text:c="8"/>&lt;</text:span><text:span text:style-name="T29">Logotype</text:span><text:span text:style-name="T95"> </text:span><text:span text:style-name="T38">MimeType</text:span><text:span text:style-name="T95">="image/png" </text:span></text:p>
            <text:p text:style-name="Standard"><text:span text:style-name="T95"><text:s text:c="26"/></text:span><text:span text:style-name="T38">Type</text:span><text:span text:style-name="T95">=</text:span>"http://xmlns.webpki.org/keygen2/1.0#logotype.application"</text:p>
            <text:p text:style-name="Standard"><text:span text:style-name="T95"><text:s text:c="26"/></text:span><text:span text:style-name="T38">MAC</text:span><text:span text:style-name="T95">="+crSq5fv+7z+fx+f … ZmRnhxljO0bh0d="&gt;iVBORw0KGgoAAAANSUhEUgAAALo</text:span></text:p>
            <text:p text:style-name="P71"><text:s text:c="104"/>AAABKCAIAAACD … /tm/AAALjUlEQVR42u</text:p>
            <text:p text:style-name="Standard"><text:span text:style-name="T95"><text:s text:c="104"/>2d6W8UyRXA+=&lt;/</text:span><text:span text:style-name="T29">Logotype</text:span><text:span text:style-name="T95">&gt;<text:line-break/> <text:s text:c="2"/> &lt;/</text:span><text:span text:style-name="T29">CertifiedPublicKey</text:span><text:span text:style-name="T95">&gt;<text:line-break/> </text:span></text:p>
            <text:p text:style-name="P66"><text:span text:style-name="T94">&lt;/</text:span><text:span text:style-name="T34">CredentialDeploymentRequest</text:span><text:span text:style-name="T94">&gt;</text:span></text:p>
          </table:table-cell>
        </table:table-row>
      </table:table>
      <text:p text:style-name="Standard"/>
      <text:h text:style-name="P101" text:outline-level="2"><text:reference-mark-start text:name="enumerate.keys"/>getKeyHandle<text:reference-mark-end text:name="enumerate.keys"/> (19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2">Name</text:p>
          </table:table-cell>
          <table:table-cell table:style-name="Table44.A1" office:value-type="string">
            <text:p text:style-name="P12">Type</text:p>
          </table:table-cell>
          <table:table-cell table:style-name="Table44.C1" office:value-type="string">
            <text:p text:style-name="P12">Comment</text:p>
          </table:table-cell>
        </table:table-row>
        <table:table-row table:style-name="Table44.2">
          <table:table-cell table:style-name="Table44.A2" office:value-type="string">
            <text:p text:style-name="P15">Provisioning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Local handle to an <text:span text:style-name="T1">open</text:span> provisioning session</text:p>
          </table:table-cell>
        </table:table-row>
        <table:table-row table:style-name="Table44.2">
          <table:table-cell table:style-name="Table44.A2" office:value-type="string">
            <text:p text:style-name="P15">ID</text:p>
          </table:table-cell>
          <table:table-cell table:style-name="Table44.A2" office:value-type="string">
            <text:p text:style-name="P11">id</text:p>
          </table:table-cell>
          <table:table-cell table:style-name="Table44.C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2">Name</text:p>
          </table:table-cell>
          <table:table-cell table:style-name="Table46.A1" office:value-type="string">
            <text:p text:style-name="P12">Type</text:p>
          </table:table-cell>
          <table:table-cell table:style-name="Table46.C1" office:value-type="string">
            <text:p text:style-name="P12">Comment</text:p>
          </table:table-cell>
        </table:table-row>
        <table:table-row table:style-name="Table46.2">
          <table:table-cell table:style-name="Table46.A2" office:value-type="string">
            <text:p text:style-name="P15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5">Key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Local handle to a key belonging to an <text:span text:style-name="T1">open</text:span> provisioning session</text:p>
          </table:table-cell>
        </table:table-row>
      </table:table>
      <text:p text:style-name="P38"/>
      <text:p text:style-name="P38"><text:span text:style-name="T82">getKeyHandle</text:span> returns a <text:span text:style-name="T81">KeyHandle</text:span> based on the provisioning session specific key ID.</text:p>
      <text:h text:style-name="P101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2">Name</text:p>
          </table:table-cell>
          <table:table-cell table:style-name="Table64.A1" office:value-type="string">
            <text:p text:style-name="P12">Type</text:p>
          </table:table-cell>
          <table:table-cell table:style-name="Table64.C1" office:value-type="string">
            <text:p text:style-name="P12">Comment</text:p>
          </table:table-cell>
        </table:table-row>
        <table:table-row table:style-name="Table64.2">
          <table:table-cell table:style-name="Table64.A2" office:value-type="string">
            <text:p text:style-name="P15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5">PrivateKey</text:p>
          </table:table-cell>
          <table:table-cell table:style-name="Table64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5">MAC</text:p>
          </table:table-cell>
          <table:table-cell table:style-name="Table64.A2" office:value-type="string">
            <text:p text:style-name="P3">byte<text:span text:style-name="T66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2">Name</text:p>
          </table:table-cell>
          <table:table-cell table:style-name="Table65.A1" office:value-type="string">
            <text:p text:style-name="P12">Type</text:p>
          </table:table-cell>
          <table:table-cell table:style-name="Table65.C1" office:value-type="string">
            <text:p text:style-name="P12">Comment</text:p>
          </table:table-cell>
        </table:table-row>
        <table:table-row table:style-name="Table65.2">
          <table:table-cell table:style-name="Table65.A2" office:value-type="string">
            <text:p text:style-name="P15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restorePrivateKey</text:span><text:span text:style-name="T73"> replaces a generated private key with a key supplied by the issuer.</text:span></text:p>
      <text:p text:style-name="Text_20_body"><text:span text:style-name="T92">The </text:span>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1"> </text:span><text:span text:style-name="CrossRef"><text:span text:style-name="T70"><text:reference-ref text:reference-format="text" text:ref-name="eecert">End-Entity Certificate</text:reference-ref></text:span></text:span><text:span text:style-name="T51"> || </text:span><text:span text:style-name="T79">PrivateKey</text:span></text:p>
      <text:p text:style-name="P34"><text:span text:style-name="T54">Note that </text:span><text:span text:style-name="T81">PrivateKey</text:span><text:span text:style-name="T54"> is MACed “as is” and </text:span><text:span text:style-name="T50">then</text:span><text:span text:style-name="T54"> decrypted by the SKS before storing.</text:span></text:p>
      <text:p text:style-name="P34"><text:span text:style-name="T54">The purpose of </text:span><text:span text:style-name="T81">restorePrivateKey</text:span><text:span text:style-name="T54"> (preceded by </text:span><text:span text:style-name="CrossRef"><text:reference-ref text:reference-format="text" text:ref-name="setCertificatePath">setCertificatePath</text:reference-ref></text:span><text:span text:style-name="T54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4"><text:span text:style-name="T54">Prerequisite: see the </text:span><text:span text:style-name="CrossRef"><text:reference-ref text:reference-format="text" text:ref-name="importprivatekey">ImportPrivateKey</text:reference-ref></text:span><text:span text:style-name="T54"> attribute.</text:span></text:p>
      <text:p text:style-name="P42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7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62"><text:span text:style-name="T28"><text:s text:c="52"/></text:span><text:span text:style-name="T37">IssuerURI</text:span><text:span text:style-name="T7">="https://ca.example.com/enroll" </text:span><text:span text:style-name="T4"> </text:span><text:span text:style-name="T44">…</text:span> <text:s/>&gt;</text:p>
            <text:p text:style-name="P62"><text:span text:style-name="T95"><text:line-break/>    &lt;</text:span><text:span text:style-name="T29">CertifiedPublicKey</text:span><text:span text:style-name="T95"> </text:span><text:span text:style-name="T38">ID</text:span><text:span text:style-name="T95">="Key.1" </text:span><text:span text:style-name="T38">MAC</text:span><text:span text:style-name="T95">="ngSgm4cYeJnFRuPgznqE ... H2BEElFWrM421w9SYAbY="&gt;<text:line-break/>  <text:s/>   <text:s text:c="2"/>&lt;</text:span><text:span text:style-name="T103">ds</text:span><text:span text:style-name="T95">:</text:span><text:span text:style-name="T29">X509Data</text:span><text:span text:style-name="T95">&gt;<text:line-break/>    <text:s text:c="2"/>    <text:s text:c="2"/>&lt;</text:span><text:span text:style-name="T103">ds</text:span><text:span text:style-name="T95">:</text:span><text:span text:style-name="T29">X509Certificate</text:span><text:span text:style-name="T95">&gt;MIIC2TCCAcGgAwIBAgS … NRT+VokJJsBecyALgeT0Dw==&lt;/</text:span><text:span text:style-name="T103">ds</text:span><text:span text:style-name="T95">:</text:span><text:span text:style-name="T29">X509Certificate</text:span><text:span text:style-name="T95">&gt;<text:line-break/>    <text:s text:c="4"/>&lt;</text:span><text:span text:style-name="T48">/</text:span><text:span text:style-name="T103">ds</text:span><text:span text:style-name="T95">:</text:span><text:span text:style-name="T29">X509Data</text:span><text:span text:style-name="T95">&gt;<text:line-break/> <text:s text:c="7"/>&lt;</text:span><text:span text:style-name="T29">PrivateKey </text:span><text:span text:style-name="T38">MAC</text:span><text:span text:style-name="T95">="umZCjxSl1znTlQX … CrcqcGkIvInFdUMRlje7Ki="&gt;c2lvbj0iMSwgdmVy4wPD94bW</text:span></text:p>
            <text:p text:style-name="Standard"><text:span text:style-name="T95"><text:s text:c="121"/>VyZSIiBlbmH ... <text:s/>uczpkcB4bWx <text:s text:c="3"/><text:line-break/> <text:s text:c="120"/>My5vcd3dy53&lt;/</text:span><text:span text:style-name="T29">PrivateKey</text:span><text:span text:style-name="T95">&gt;</text:span></text:p>
            <text:p text:style-name="Standard"><text:span text:style-name="T95"><text:s text:c="3"/> &lt;/</text:span><text:span text:style-name="T29">CertifiedPublicKey</text:span><text:span text:style-name="T95">&gt;<text:line-break/> </text:span></text:p>
            <text:p text:style-name="P66"><text:span text:style-name="T94">&lt;/</text:span><text:span text:style-name="T34">CredentialDeploymentRequest</text:span><text:span text:style-name="T94">&gt;</text:span></text:p>
          </table:table-cell>
        </table:table-row>
      </table:table>
      <text:p text:style-name="Text_20_body"/>
      <text:p text:style-name="Text_20_body"><text:span text:style-name="T51">For details on how to map keys and sessions, see </text:span><text:span text:style-name="CrossRef"><text:span text:style-name="T70"><text:reference-ref text:reference-format="text" text:ref-name="setCertificatePath">setCertificatePath</text:reference-ref></text:span></text:span><text:span text:style-name="T51">.</text:span></text:p>
      <text:h text:style-name="P101" text:outline-level="2"><text:reference-mark-start text:name="getDeviceData"/>getDeviceInfo<text:reference-mark-end text:name="getDeviceData"/> (22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2">Name</text:p>
          </table:table-cell>
          <table:table-cell table:style-name="Table48.A1" office:value-type="string">
            <text:p text:style-name="P12">Type</text:p>
          </table:table-cell>
          <table:table-cell table:style-name="Table48.C1" office:value-type="string">
            <text:p text:style-name="P12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3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2">Name</text:p>
          </table:table-cell>
          <table:table-cell table:style-name="Table49.A1" office:value-type="string">
            <text:p text:style-name="P12">Type</text:p>
          </table:table-cell>
          <table:table-cell table:style-name="Table49.C1" office:value-type="string">
            <text:p text:style-name="P12">Comment</text:p>
          </table:table-cell>
        </table:table-row>
        <table:table-row table:style-name="Table49.2">
          <table:table-cell table:style-name="Table49.A2" office:value-type="string">
            <text:p text:style-name="P15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5">VendorName</text:p>
          </table:table-cell>
          <table:table-cell table:style-name="Table4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5">VendorDescription</text:p>
          </table:table-cell>
          <table:table-cell table:style-name="Table4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5">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76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5">X509Certificate...</text:p>
          </table:table-cell>
          <table:table-cell table:style-name="Table4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49.C2" office:value-type="string">
            <text:p text:style-name="P63"><text:span text:style-name="T73">DER-encoded </text:span><text:span text:style-name="CrossRef"><text:reference-ref text:reference-format="text" text:ref-name="X.509">X.509</text:reference-ref></text:span><text:span text:style-name="T73"> certificate object</text:span> <text:span text:style-name="T1">repeated</text:span> as defined by <text:span text:style-name="T76">PathLength</text:span></text:p>
          </table:table-cell>
        </table:table-row>
        <table:table-row table:style-name="Table49.2">
          <table:table-cell table:style-name="Table49.A2" office:value-type="string">
            <text:p text:style-name="P15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81">Algorithm</text:span> objects</text:p>
          </table:table-cell>
        </table:table-row>
        <table:table-row table:style-name="Table49.2">
          <table:table-cell table:style-name="Table49.A2" office:value-type="string">
            <text:p text:style-name="P15">Algorithm...</text:p>
          </table:table-cell>
          <table:table-cell table:style-name="Table4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49.C2" office:value-type="string">
            <text:p text:style-name="Standard">Algorithm URI<text:span text:style-name="T51"> </text:span><text:span text:style-name="T49">repeated </text:span><text:span text:style-name="T52">as defined by</text:span><text:span text:style-name="T70"> </text:span><text:span text:style-name="T81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5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5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76">RSAKeySizes</text:span></text:p>
          </table:table-cell>
        </table:table-row>
        <table:table-row table:style-name="Table49.2">
          <table:table-cell table:style-name="Table49.A2" office:value-type="string">
            <text:p text:style-name="P15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7">Maximum size of </text:span><text:span text:style-name="CrossRef"><text:span text:style-name="T47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5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8"/>
      <text:p text:style-name="P38"><text:span text:style-name="T82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4">Note that </text:span><text:span text:style-name="T81">X509Certificate</text:span><text:span text:style-name="T54"> objects MUST form an </text:span><text:span text:style-name="T50">ordered</text:span><text:span text:style-name="T51"> certificate </text:span><text:span text:style-name="T54">path so that the </text:span><text:span text:style-name="T50">first</text:span><text:span text:style-name="T54"> object contains the actual SKS </text:span><text:span text:style-name="CrossRef"><text:reference-ref text:reference-format="text" text:ref-name="devcert">Device Certificate</text:reference-ref></text:span><text:span text:style-name="T54">.</text:span></text:p>
      <text:p text:style-name="Text_20_body">The<text:span text:style-name="T89"> certificate path</text:span> MUST NOT contain any “holes” but does not have to be complete (include all CAs).</text:p>
      <text:p text:style-name="Text_20_body"><text:span text:style-name="T79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7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101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2">Name</text:p>
          </table:table-cell>
          <table:table-cell table:style-name="Table38.A1" office:value-type="string">
            <text:p text:style-name="P12">Type</text:p>
          </table:table-cell>
          <table:table-cell table:style-name="Table38.C1" office:value-type="string">
            <text:p text:style-name="P12">Comment</text:p>
          </table:table-cell>
        </table:table-row>
        <table:table-row table:style-name="Table38.2">
          <table:table-cell table:style-name="Table38.A2" office:value-type="string">
            <text:p text:style-name="P15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5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5">MAC</text:p>
          </table:table-cell>
          <table:table-cell table:style-name="Table38.A2" office:value-type="string">
            <text:p text:style-name="P3">byte<text:span text:style-name="T66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2">Name</text:p>
          </table:table-cell>
          <table:table-cell table:style-name="Table41.A1" office:value-type="string">
            <text:p text:style-name="P12">Type</text:p>
          </table:table-cell>
          <table:table-cell table:style-name="Table41.C1" office:value-type="string">
            <text:p text:style-name="P12">Comment</text:p>
          </table:table-cell>
        </table:table-row>
        <table:table-row table:style-name="Table41.2">
          <table:table-cell table:style-name="Table41.A2" office:value-type="string">
            <text:p text:style-name="P15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postProvisioningDeleteKey</text:span><text:span text:style-name="T73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3"> where </text:span><text:span text:style-name="T2">Data</text:span><text:span text:style-name="T73"> is arranged as follows:</text:span></text:p>
      <text:p text:style-name="Text_20_body"><text:span text:style-name="T73"><text:tab/></text:span><text:span text:style-name="T2">Data</text:span><text:span text:style-name="T73"> = </text:span><text:span text:style-name="CrossRef"><text:reference-ref text:reference-format="text" text:ref-name="ppmac">Post Provisioning MAC</text:reference-ref></text:span></text:p>
      <text:p text:style-name="P30"/>
      <text:p text:style-name="Text_20_body"><text:span text:style-name="T73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73">.</text:span></text:p>
      <text:h text:style-name="P101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2">Name</text:p>
          </table:table-cell>
          <table:table-cell table:style-name="Table42.A1" office:value-type="string">
            <text:p text:style-name="P12">Type</text:p>
          </table:table-cell>
          <table:table-cell table:style-name="Table42.C1" office:value-type="string">
            <text:p text:style-name="P12">Comment</text:p>
          </table:table-cell>
        </table:table-row>
        <table:table-row table:style-name="Table42.2">
          <table:table-cell table:style-name="Table42.A2" office:value-type="string">
            <text:p text:style-name="P15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belonging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5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5">MAC</text:p>
          </table:table-cell>
          <table:table-cell table:style-name="Table42.A2" office:value-type="string">
            <text:p text:style-name="P3">byte<text:span text:style-name="T66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2">Name</text:p>
          </table:table-cell>
          <table:table-cell table:style-name="Table43.A1" office:value-type="string">
            <text:p text:style-name="P12">Type</text:p>
          </table:table-cell>
          <table:table-cell table:style-name="Table43.C1" office:value-type="string">
            <text:p text:style-name="P12">Comment</text:p>
          </table:table-cell>
        </table:table-row>
        <table:table-row table:style-name="Table43.2">
          <table:table-cell table:style-name="Table43.A2" office:value-type="string">
            <text:p text:style-name="P15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postProvisioningUpdateKey</text:span><text:span text:style-name="T73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3"> where </text:span><text:span text:style-name="T2">Data</text:span><text:span text:style-name="T73"> is arranged as follows:</text:span></text:p>
      <text:p text:style-name="Text_20_body"><text:span text:style-name="T73"><text:tab/></text:span><text:span text:style-name="T2">Data</text:span><text:span text:style-name="T73"> = </text:span><text:span text:style-name="CrossRef"><text:span text:style-name="T70"><text:reference-ref text:reference-format="text" text:ref-name="eecert">End-Entity Certificate</text:reference-ref></text:span></text:span><text:span text:style-name="CrossRef"><text:span text:style-name="T19"> || </text:span></text:span><text:span text:style-name="CrossRef"><text:span text:style-name="T70"><text:reference-ref text:reference-format="text" text:ref-name="ppmac">Post Provisioning MAC</text:reference-ref></text:span></text:span></text:p>
      <text:p text:style-name="P30"><text:span text:style-name="T70"><text:line-break/></text:span><text:span text:style-name="T70">The new (update) key MUST have been fitted with a certificate before this method is called. <text:s/>In addition, the new key MUST NOT be PIN‑protected since it supposed to </text:span><text:span text:style-name="T1">inherit</text:span><text:span text:style-name="T70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8"><text:span text:style-name="T73">The </text:span><text:span text:style-name="T81">KeyHandle</text:span><text:span text:style-name="T73"> of the updated key MUST after a successful update be set equal to </text:span><text:span text:style-name="T81">KeyHandleOriginal</text:span><text:span text:style-name="T73">.</text:span></text:p>
      <text:h text:style-name="P101" text:outline-level="2">enumerateKeys (100)</text:h>
      <text:p text:style-name="Text_20_body">Input</text:p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12">Name</text:p>
          </table:table-cell>
          <table:table-cell table:style-name="Table80.A1" office:value-type="string">
            <text:p text:style-name="P12">Type</text:p>
          </table:table-cell>
          <table:table-cell table:style-name="Table80.C1" office:value-type="string">
            <text:p text:style-name="P12">Comment</text:p>
          </table:table-cell>
        </table:table-row>
        <table:table-row table:style-name="Table80.2">
          <table:table-cell table:style-name="Table80.A2" office:value-type="string">
            <text:p text:style-name="P15">KeyHandle</text:p>
          </table:table-cell>
          <table:table-cell table:style-name="Table80.A2" office:value-type="string">
            <text:p text:style-name="P3">int</text:p>
          </table:table-cell>
          <table:table-cell table:style-name="Table8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ame</text:p>
          </table:table-cell>
          <table:table-cell table:style-name="Table81.A1" office:value-type="string">
            <text:p text:style-name="P12">Type</text:p>
          </table:table-cell>
          <table:table-cell table:style-name="Table81.C1" office:value-type="string">
            <text:p text:style-name="P12">Comment</text:p>
          </table:table-cell>
        </table:table-row>
        <table:table-row table:style-name="Table81.2">
          <table:table-cell table:style-name="Table81.A2" office:value-type="string">
            <text:p text:style-name="P15">Status</text:p>
          </table:table-cell>
          <table:table-cell table:style-name="Table81.A2" office:value-type="string">
            <text:p text:style-name="P3">byte</text:p>
          </table:table-cell>
          <table:table-cell table:style-name="Table8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1.2">
          <table:table-cell table:style-name="Table81.A2" office:value-type="string">
            <text:p text:style-name="P15">KeyHandle</text:p>
          </table:table-cell>
          <table:table-cell table:style-name="Table81.A2" office:value-type="string">
            <text:p text:style-name="P3">int</text:p>
          </table:table-cell>
          <table:table-cell table:style-name="Table81.C2" office:value-type="string">
            <text:p text:style-name="P2">Output enumeration handle</text:p>
          </table:table-cell>
        </table:table-row>
        <table:table-row table:style-name="Table81.2">
          <table:table-cell table:style-name="Table81.C2" table:number-columns-spanned="3" office:value-type="string">
            <text:p text:style-name="P16"><text:span text:style-name="T62">The following element MUST only be emitted if</text:span><text:span text:style-name="T63"> </text:span>KeyHandle<text:span text:style-name="T60"> &lt;&gt; 0xFFFFFFFF</text:span></text:p>
          </table:table-cell>
          <table:covered-table-cell/>
          <table:covered-table-cell/>
        </table:table-row>
        <table:table-row table:style-name="Table81.2">
          <table:table-cell table:style-name="Table81.A2" office:value-type="string">
            <text:p text:style-name="P15">ProvisioningHandle</text:p>
          </table:table-cell>
          <table:table-cell table:style-name="Table81.A2" office:value-type="string">
            <text:p text:style-name="P3">int</text:p>
          </table:table-cell>
          <table:table-cell table:style-name="Table81.C2" office:value-type="string">
            <text:p text:style-name="P2">Handle to the associated provisioning session object</text:p>
          </table:table-cell>
        </table:table-row>
      </table:table>
      <text:p text:style-name="P38"/>
      <text:p text:style-name="P38"><text:span text:style-name="T82">enumerateKeys</text:span> enumerate keys for <text:span text:style-name="T1">closed</text:span> provisioning sessions. <text:s/>Closed provisioning session means that the key is ready for usage by <text:span text:style-name="T1">applications</text:span>.</text:p>
      <text:p text:style-name="P38">The input <text:span text:style-name="T79">KeyHandle</text:span><text:span text:style-name="T54"> is initially set to 0xFFFFFFFF to start an enumeration round.</text:span></text:p>
      <text:p text:style-name="P38"><text:span text:style-name="T54">Succeeding calls should use the output </text:span><text:span text:style-name="T79">KeyHandle</text:span><text:span text:style-name="T54"> as input to the next call.</text:span></text:p>
      <text:p text:style-name="P58"><text:span text:style-name="T54">When </text:span><text:span text:style-name="T79">enumerateKeys</text:span><text:span text:style-name="T51"> returns with a </text:span><text:span text:style-name="T79">KeyHandle</text:span><text:span text:style-name="T51"> = 0xFFFFFFFF there are no more key objects to read.</text:span></text:p>
      <text:h text:style-name="P101" text:outline-level="2">getKeyAttributes (101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">Name</text:p>
          </table:table-cell>
          <table:table-cell table:style-name="Table36.A1" office:value-type="string">
            <text:p text:style-name="P12">Type</text:p>
          </table:table-cell>
          <table:table-cell table:style-name="Table36.C1" office:value-type="string">
            <text:p text:style-name="P12">Comment</text:p>
          </table:table-cell>
        </table:table-row>
        <table:table-row table:style-name="Table36.2">
          <table:table-cell table:style-name="Table36.A2" office:value-type="string">
            <text:p text:style-name="P15">KeyHandle</text:p>
          </table:table-cell>
          <table:table-cell table:style-name="Table36.A2" office:value-type="string">
            <text:p text:style-name="P3">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2">Name</text:p>
          </table:table-cell>
          <table:table-cell table:style-name="Table37.A1" office:value-type="string">
            <text:p text:style-name="P12">Type</text:p>
          </table:table-cell>
          <table:table-cell table:style-name="Table37.C1" table:number-columns-spanned="2" office:value-type="string">
            <text:p text:style-name="P12">Comment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Key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FriendlyName</text:p>
          </table:table-cell>
          <table:table-cell table:style-name="Table37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PathLength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7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X509Certificate...</text:p>
          </table:table-cell>
          <table:table-cell table:style-name="Table37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Algorithm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8">‎</text:span>See 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EndorsedAlgorithm...</text:p>
          </table:table-cell>
          <table:table-cell table:style-name="Table37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Extensions</text:p>
          </table:table-cell>
          <table:table-cell table:style-name="Table37.A2" office:value-type="string">
            <text:p text:style-name="P3">short</text:p>
          </table:table-cell>
          <table:table-cell table:style-name="Table37.A2" office:value-type="string">
            <text:p text:style-name="Standard"><text:span text:style-name="T47">Number of</text:span> <text:span text:style-name="T81">ExtensionType</text:span> URIs <text:span text:style-name="T47"><text:s/></text:span></text:p>
          </table:table-cell>
          <table:table-cell table:style-name="Table37.C2" table:number-rows-spanned="2" office:value-type="string">
            <text:p text:style-name="Standard">See <text:span text:style-name="CrossRef"><text:reference-ref text:reference-format="text" text:ref-name="addextensiondata">addExtensionData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5">ExtensionType...</text:p>
          </table:table-cell>
          <table:table-cell table:style-name="Table37.A2" office:value-type="string">
            <text:p text:style-name="P3"><text:span text:style-name="T66">byte⁮[</text:span><text:span text:style-name="T68"> </text:span><text:span text:style-name="T66">]</text:span></text:p>
          </table:table-cell>
          <table:table-cell table:style-name="Table37.A2" office:value-type="string">
            <text:p text:style-name="Standard"><text:span text:style-name="CrossRef"><text:reference-ref text:reference-format="text" text:ref-name="keygen2">KeyGen2</text:reference-ref></text:span> <text:span text:style-name="T78">Type</text:span> URI. <text:s/><text:span text:style-name="T1">Repeated</text:span> object</text:p>
          </table:table-cell>
          <table:covered-table-cell/>
        </table:table-row>
      </table:table>
      <text:p text:style-name="P38"/>
      <text:p text:style-name="P38"><text:span text:style-name="T82">getKeyAttributes</text:span> returns key attributes for provisioned keys..</text:p>
      <text:p text:style-name="P38"><text:span text:style-name="CrossRef"><text:reference-ref text:reference-format="text" text:ref-name="keyusage">Key Usage</text:reference-ref></text:span> determines if the key is asymmetric or symmetric.</text:p>
      <text:p text:style-name="P38">Asymmetric keys MUST always return a zero in <text:span text:style-name="T81">Algorithms</text:span>.</text:p>
      <text:p text:style-name="P38">For asymmetric keys <text:span text:style-name="CrossRef"><text:reference-ref text:reference-format="text" text:ref-name="eecert">End-Entity Certificate</text:reference-ref></text:span> signifies RSA or ECC.</text:p>
      <text:h text:style-name="P101" text:outline-level="2"><text:reference-mark-start text:name="getkeyprotectiondata"/>getKeyProtectionInfo<text:reference-mark-end text:name="getkeyprotectiondata"/> (102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2">Name</text:p>
          </table:table-cell>
          <table:table-cell table:style-name="Table55.A1" office:value-type="string">
            <text:p text:style-name="P12">Type</text:p>
          </table:table-cell>
          <table:table-cell table:style-name="Table55.C1" office:value-type="string">
            <text:p text:style-name="P12">Comment</text:p>
          </table:table-cell>
        </table:table-row>
        <table:table-row table:style-name="Table55.2">
          <table:table-cell table:style-name="Table55.A2" office:value-type="string">
            <text:p text:style-name="P15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2">Name</text:p>
          </table:table-cell>
          <table:table-cell table:style-name="Table56.A1" office:value-type="string">
            <text:p text:style-name="P12">Type</text:p>
          </table:table-cell>
          <table:table-cell table:style-name="Table56.C1" office:value-type="string">
            <text:p text:style-name="P12">Comment</text:p>
          </table:table-cell>
        </table:table-row>
        <table:table-row table:style-name="Table56.2">
          <table:table-cell table:style-name="Table56.A2" office:value-type="string">
            <text:p text:style-name="P15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5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5">PUKRetryLimi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7">Copy of </text:span><text:span text:style-name="T81">RetryLimit</text:span> defined by <text:span text:style-name="CrossRef"><text:span text:style-name="T47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5">PUK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7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5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5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RetryLimit</text:p>
          </table:table-cell>
          <table:table-cell table:style-name="Table56.A2" office:value-type="string">
            <text:p text:style-name="P3">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IN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7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5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66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5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8"/>
      <text:p text:style-name="P38"><text:span text:style-name="T82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51">The following table illustrates how the </text:span><text:span text:style-name="T79">ProtectionStatus</text:span><text:span text:style-name="T51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2">Bit</text:p>
          </table:table-cell>
          <table:table-cell table:style-name="Table57.B1" office:value-type="string">
            <text:p text:style-name="P12">Comment</text:p>
          </table:table-cell>
        </table:table-row>
        <table:table-row table:style-name="Table57.2">
          <table:table-cell table:style-name="Table57.A2" office:value-type="float" office:value="0">
            <text:p text:style-name="P77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77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77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77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77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1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3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2">Name</text:p>
          </table:table-cell>
          <table:table-cell table:style-name="Table58.A1" office:value-type="string">
            <text:p text:style-name="P12">Type</text:p>
          </table:table-cell>
          <table:table-cell table:style-name="Table58.C1" office:value-type="string">
            <text:p text:style-name="P12">Comment</text:p>
          </table:table-cell>
        </table:table-row>
        <table:table-row table:style-name="Table58.2">
          <table:table-cell table:style-name="Table58.A2" office:value-type="string">
            <text:p text:style-name="P15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5">ExtensionType</text:p>
          </table:table-cell>
          <table:table-cell table:style-name="Table58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58.C2" office:value-type="string">
            <text:p text:style-name="P25"><text:span text:style-name="CrossRef"><text:reference-ref text:reference-format="text" text:ref-name="keygen2">KeyGen2</text:reference-ref></text:span> <text:span text:style-name="T81">Type</text:span>. <text:s/>See <text:span text:style-name="CrossRef"><text:reference-ref text:reference-format="text" text:ref-name="addextensiondata">addExtensionData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2">Name</text:p>
          </table:table-cell>
          <table:table-cell table:style-name="Table59.A1" office:value-type="string">
            <text:p text:style-name="P12">Type</text:p>
          </table:table-cell>
          <table:table-cell table:style-name="Table59.C1" office:value-type="string">
            <text:p text:style-name="P12">Comment</text:p>
          </table:table-cell>
        </table:table-row>
        <table:table-row table:style-name="Table59.2">
          <table:table-cell table:style-name="Table59.A2" office:value-type="string">
            <text:p text:style-name="P15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5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66"><text:span text:style-name="T73">Exact copies of the corresponding </text:span><text:span text:style-name="CrossRef"><text:reference-ref text:reference-format="text" text:ref-name="addextensiondata">addExtensionData</text:reference-ref></text:span><text:span text:style-name="T73"> parameters</text:span></text:p>
          </table:table-cell>
        </table:table-row>
        <table:table-row table:style-name="Table59.2">
          <table:table-cell table:style-name="Table59.A2" office:value-type="string">
            <text:p text:style-name="P15">Qualifier</text:p>
          </table:table-cell>
          <table:table-cell table:style-name="Table59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5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8"/>
      <text:p text:style-name="P38"><text:span text:style-name="T82">getExtensionObject</text:span> returns a typed extension object associated with a key.</text:p>
      <text:p text:style-name="P38">Note that encrypted extensions are decrypted during provisioning.</text:p>
      <text:p text:style-name="P38">If the extension is intended to be consumed by the SKS, <text:span text:style-name="T81">ExtensionData</text:span> will be a zero-length array.</text:p>
      <text:h text:style-name="P101" text:outline-level="2"><text:reference-mark-start text:name="deletekey"/>deleteKey<text:reference-mark-end text:name="deletekey"/> (104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2">Name</text:p>
          </table:table-cell>
          <table:table-cell table:style-name="Table60.A1" office:value-type="string">
            <text:p text:style-name="P12">Type</text:p>
          </table:table-cell>
          <table:table-cell table:style-name="Table60.C1" office:value-type="string">
            <text:p text:style-name="P12">Comment</text:p>
          </table:table-cell>
        </table:table-row>
        <table:table-row table:style-name="Table60.2">
          <table:table-cell table:style-name="Table60.A2" office:value-type="string">
            <text:p text:style-name="P15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5">OptionalAuthorization</text:p>
          </table:table-cell>
          <table:table-cell table:style-name="Table60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2">Name</text:p>
          </table:table-cell>
          <table:table-cell table:style-name="Table61.A1" office:value-type="string">
            <text:p text:style-name="P12">Type</text:p>
          </table:table-cell>
          <table:table-cell table:style-name="Table61.C1" office:value-type="string">
            <text:p text:style-name="P12">Comment</text:p>
          </table:table-cell>
        </table:table-row>
        <table:table-row table:style-name="Table61.2">
          <table:table-cell table:style-name="Table61.A2" office:value-type="string">
            <text:p text:style-name="P15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2">deleteKey</text:span> removes a key from the <text:span text:style-name="CrossRef"><text:reference-ref text:reference-format="text" text:ref-name="cred.db">Credential Database</text:reference-ref></text:span>.</text:p>
      <text:p text:style-name="P38">If the key is the last belonging to a provisioning session, the session data objects are removed as well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8"><text:span text:style-name="T73">A conforming SKS MAY introduce physical presence methods like GPIO-based buttons, </text:span><text:span text:style-name="T2">circumventing</text:span><text:span text:style-name="T73"> key delete policy settings.</text:span></text:p>
      <text:h text:style-name="P101" text:outline-level="2"><text:reference-mark-start text:name="unlockey"/>unlockKey<text:reference-mark-end text:name="unlockey"/> (105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2">Name</text:p>
          </table:table-cell>
          <table:table-cell table:style-name="Table62.A1" office:value-type="string">
            <text:p text:style-name="P12">Type</text:p>
          </table:table-cell>
          <table:table-cell table:style-name="Table62.C1" office:value-type="string">
            <text:p text:style-name="P12">Comment</text:p>
          </table:table-cell>
        </table:table-row>
        <table:table-row table:style-name="Table62.2">
          <table:table-cell table:style-name="Table62.A2" office:value-type="string">
            <text:p text:style-name="P15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5">Authorization</text:p>
          </table:table-cell>
          <table:table-cell table:style-name="Table62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2">Name</text:p>
          </table:table-cell>
          <table:table-cell table:style-name="Table63.A1" office:value-type="string">
            <text:p text:style-name="P12">Type</text:p>
          </table:table-cell>
          <table:table-cell table:style-name="Table63.C1" office:value-type="string">
            <text:p text:style-name="P12">Comment</text:p>
          </table:table-cell>
        </table:table-row>
        <table:table-row table:style-name="Table63.2">
          <table:table-cell table:style-name="Table63.A2" office:value-type="string">
            <text:p text:style-name="P15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2">unlockKey</text:span> re-enables a key that has been locked due to erroneous PIN entries.</text:p>
      <text:p text:style-name="P38">Note that this method only applies to keys that are protected by local PIN and PUK policy objects. <text:s/>Device PINs and their possible unlocking is out of scope for the SKS API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101" text:outline-level="2"><text:reference-mark-start text:name="exportkey"/>exportKey<text:reference-mark-end text:name="exportkey"/> (106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2">Name</text:p>
          </table:table-cell>
          <table:table-cell table:style-name="Table67.A1" office:value-type="string">
            <text:p text:style-name="P12">Type</text:p>
          </table:table-cell>
          <table:table-cell table:style-name="Table67.C1" office:value-type="string">
            <text:p text:style-name="P12">Comment</text:p>
          </table:table-cell>
        </table:table-row>
        <table:table-row table:style-name="Table67.2">
          <table:table-cell table:style-name="Table67.A2" office:value-type="string">
            <text:p text:style-name="P15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5">OptionalAuthorization</text:p>
          </table:table-cell>
          <table:table-cell table:style-name="Table67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2">Name</text:p>
          </table:table-cell>
          <table:table-cell table:style-name="Table68.A1" office:value-type="string">
            <text:p text:style-name="P12">Type</text:p>
          </table:table-cell>
          <table:table-cell table:style-name="Table68.C1" office:value-type="string">
            <text:p text:style-name="P12">Comment</text:p>
          </table:table-cell>
        </table:table-row>
        <table:table-row table:style-name="Table68.2">
          <table:table-cell table:style-name="Table68.A2" office:value-type="string">
            <text:p text:style-name="P15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5">RawKey</text:p>
          </table:table-cell>
          <table:table-cell table:style-name="Table68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getKeyHandle</text:reference-ref></text:span></text:p>
          </table:table-cell>
        </table:table-row>
      </table:table>
      <text:p text:style-name="P38"/>
      <text:p text:style-name="P38"><text:span text:style-name="T82">exportKey</text:span> exports a private or secret key from the <text:span text:style-name="CrossRef"><text:reference-ref text:reference-format="text" text:ref-name="cred.db">Credential Database</text:reference-ref></text:span>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4">non-exportable</text:span> key is referred to, <text:span text:style-name="T82">exportKey</text:span><text:span text:style-name="T60"> MUST return </text:span><text:span text:style-name="CrossRef"><text:span text:style-name="T70"><text:reference-ref text:reference-format="text" text:ref-name="err.not.allowed">ERROR_NOT_ALLOWED</text:reference-ref></text:span></text:span><text:span text:style-name="T60"> status.</text:span></text:p>
      <text:p text:style-name="P70"/>
      <text:h text:style-name="P101" text:outline-level="2"><text:reference-mark-start text:name="signdata"/><text:span text:style-name="T60">signHashedData</text:span><text:reference-mark-end text:name="signdata"/><text:span text:style-name="T60"> (110)</text:span>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2">Name</text:p>
          </table:table-cell>
          <table:table-cell table:style-name="Table29.A1" office:value-type="string">
            <text:p text:style-name="P12">Type</text:p>
          </table:table-cell>
          <table:table-cell table:style-name="Table29.C1" office:value-type="string">
            <text:p text:style-name="P12">Comment</text:p>
          </table:table-cell>
        </table:table-row>
        <table:table-row table:style-name="Table29.2">
          <table:table-cell table:style-name="Table29.A2" office:value-type="string">
            <text:p text:style-name="P15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5">SignatureAlgorithm</text:p>
          </table:table-cell>
          <table:table-cell table:style-name="Table2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9.C2" office:value-type="string">
            <text:p text:style-name="Standard"><text:span text:style-name="T54">Algorithm</text:span><text:span text:style-name="T55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6">‎</text:span></text:p>
          </table:table-cell>
        </table:table-row>
        <table:table-row table:style-name="Table29.2">
          <table:table-cell table:style-name="Table29.A2" office:value-type="string">
            <text:p text:style-name="P15">PIN</text:p>
          </table:table-cell>
          <table:table-cell table:style-name="Table2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5">HashedData</text:p>
          </table:table-cell>
          <table:table-cell table:style-name="Table2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9.C2" office:value-type="string">
            <text:p text:style-name="P2">Hashed data to be signed. <text:s/>Length MUST match the hash algorithm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2">Name</text:p>
          </table:table-cell>
          <table:table-cell table:style-name="Table35.A1" office:value-type="string">
            <text:p text:style-name="P12">Type</text:p>
          </table:table-cell>
          <table:table-cell table:style-name="Table35.C1" office:value-type="string">
            <text:p text:style-name="P12">Comment</text:p>
          </table:table-cell>
        </table:table-row>
        <table:table-row table:style-name="Table35.2">
          <table:table-cell table:style-name="Table35.A2" office:value-type="string">
            <text:p text:style-name="P15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5">Result</text:p>
          </table:table-cell>
          <table:table-cell table:style-name="Table35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76">signHashedData</text:span> performs an asymmetric key signature where the data MUST be hashed <text:span text:style-name="T1">as required by the signature algorithm</text:span>.</text:p>
      <text:p text:style-name="Standard"><text:span text:style-name="T60">In addition to possible internal errors that do not have any obvious handling in user programs, invalid authorization data (PIN) to the key MUST return a non-fatal </text:span><text:span text:style-name="CrossRef"><text:span text:style-name="T70"><text:reference-ref text:reference-format="text" text:ref-name="auth.error">ERROR_AUTHORIZATION</text:reference-ref></text:span></text:span><text:span text:style-name="T60"> status.</text:span></text:p>
      <text:h text:style-name="P97" text:outline-level="1"><text:reference-mark-start text:name="sess.security.mech"/>Session Security Mechanisms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 <text:s/>Also s<text:span text:style-name="T59">ee </text:span><text:span text:style-name="CrossRef"><text:span text:style-name="T70"><text:reference-ref text:reference-format="text" text:ref-name="sess.key.op">SessionKeyLimit</text:reference-ref></text:span></text:span><text:span text:style-name="T59">.</text:span></text:p>
      <text:p text:style-name="Text_20_body"><text:span text:style-name="T59">String literals like </text:span><text:span text:style-name="T82">"Encryption Key"</text:span><text:span text:style-name="T59"> featured in the following definitions MUST be supplied “as is” </text:span><text:span text:style-name="T61">without</text:span><text:span text:style-name="T59"> length indicators, while when being a part of a MAC or attestation argument MUST be treated as described in </text:span><text:span text:style-name="CrossRef"><text:span text:style-name="T70"><text:reference-ref text:reference-format="text" text:ref-name="datatypes">Data Types</text:reference-ref></text:span></text:span><text:span text:style-name="T59">.</text:span>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76"><text:tab/>EncryptionKey</text:span> = <text:span text:style-name="CrossRef"><text:span text:style-name="T70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76">"Encryption Key"</text:span>)</text:p>
      <text:p text:style-name="Text_20_body"><text:span text:style-name="T76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76"><text:tab/>MAC</text:span> = <text:span text:style-name="CrossRef"><text:span text:style-name="T70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6"> || </text:span><text:span text:style-name="T61">MethodName</text:span><text:span text:style-name="T46"> || </text:span><text:span text:style-name="CrossRef"><text:reference-ref text:reference-format="text" text:ref-name="mac.seq.cnt">MACSequenceCounter</text:reference-ref></text:span><text:span text:style-name="T46">, </text:span><text:span text:style-name="T61">Data</text:span><text:span text:style-name="T46">)</text:span></text:p>
      <text:p text:style-name="Text_20_body"><text:span text:style-name="T61">MethodName</text:span><text:span text:style-name="T46"> is the string literal of the target method like </text:span><text:span text:style-name="T76">"closeProvisioningSession"</text:span><text:span text:style-name="T46">, while </text:span><text:span text:style-name="T61">Data</text:span><text:span text:style-name="T59"> represents the arguments as specified for the actual method.</text:span></text:p>
      <text:p text:style-name="Text_20_body"><text:span text:style-name="T59">Individual elements featured in </text:span><text:span text:style-name="T61">Data</text:span><text:span text:style-name="T59"> MUST use the representation described in </text:span><text:span text:style-name="CrossRef"><text:span text:style-name="T70"><text:reference-ref text:reference-format="text" text:ref-name="datatypes">Data Types</text:reference-ref></text:span></text:span><text:span text:style-name="T59">.</text:span></text:p>
      <text:p text:style-name="Text_20_body"><text:span text:style-name="T59">After each MAC operation, </text:span><text:span text:style-name="CrossRef"><text:span text:style-name="T70"><text:reference-ref text:reference-format="text" text:ref-name="mac.seq.cnt">MACSequenceCounter</text:reference-ref></text:span></text:span><text:span text:style-name="T59"> MUST be incremented by one.</text:span></text:p>
      <text:p text:style-name="P49">Due the use of a sequence counter, the provisioning system MUST honor the order of objects as defined by the issuer.</text:p>
      <text:p text:style-name="P49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76"><text:tab/>Attestation</text:span> = <text:span text:style-name="CrossRef"><text:span text:style-name="T70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6"> ||</text:span> <text:span text:style-name="T84">"</text:span><text:span text:style-name="T82">Device Attestation"</text:span><text:span text:style-name="T46">, </text:span><text:span text:style-name="T61">Data</text:span><text:span text:style-name="T46">)</text:span></text:p>
      <text:p text:style-name="Text_20_body"><text:span text:style-name="T61">Data</text:span><text:span text:style-name="T59"> represents the data to be attested. <text:s/>Also see </text:span><text:span text:style-name="CrossRef"><text:span text:style-name="T70"><text:reference-ref text:reference-format="text" text:ref-name="sign.prov.sess.data">signProvisioningSessionData</text:reference-ref></text:span></text:span><text:span text:style-name="T59">.</text:span></text:p>
      <text:p text:style-name="Text_20_body"><text:span text:style-name="T59">Individual elements featured in </text:span><text:span text:style-name="T61">Data</text:span><text:span text:style-name="T59"> MUST use the representation described in </text:span><text:span text:style-name="CrossRef"><text:span text:style-name="T70"><text:reference-ref text:reference-format="text" text:ref-name="datatypes">Data Types</text:reference-ref></text:span></text:span><text:span text:style-name="T59">.</text:span></text:p>
      <text:p text:style-name="P50"/>
      <text:h text:style-name="Heading_20_2" text:outline-level="2"><text:reference-mark-start text:name="ppmac"/><text:span text:style-name="T70">Post Provisioning MAC</text:span><text:reference-mark-end text:name="ppmac"/><text:span text:style-name="T70"> Operations</text:span></text:h>
      <text:p text:style-name="P49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76"><text:tab/>MAC</text:span> = <text:span text:style-name="CrossRef"><text:span text:style-name="T70"><text:reference-ref text:reference-format="text" text:ref-name="HMAC_SHA256">HMAC-SHA256</text:reference-ref></text:span></text:span> (<text:span text:style-name="T1">OriginalSessionKey</text:span><text:span text:style-name="T61"> || </text:span><text:span text:style-name="T82">"Proof Of Issuance"</text:span>, <text:span text:style-name="CrossRef"><text:span text:style-name="T70"><text:reference-ref text:reference-format="text" text:ref-name="eecert">End-Entity Certificate</text:reference-ref></text:span></text:span>)</text:p>
      <text:p text:style-name="Text_20_body"><text:span text:style-name="T61">OriginalSessionKey</text:span><text:span text:style-name="T59"> is the </text:span><text:span text:style-name="CrossRef"><text:span text:style-name="T70"><text:reference-ref text:reference-format="text" text:ref-name="sess.key">SessionKey</text:reference-ref></text:span></text:span><text:span text:style-name="T59"> of the </text:span><text:span text:style-name="T61">original</text:span><text:span text:style-name="T59"> provisioning session while </text:span><text:span text:style-name="CrossRef"><text:span text:style-name="T70"><text:reference-ref text:reference-format="text" text:ref-name="eecert">End-Entity Certificate</text:reference-ref></text:span></text:span><text:span text:style-name="T59"> points to the </text:span><text:span text:style-name="T61">target key</text:span><text:span text:style-name="T59">. <text:s/>Note that post provisioning operations require that the target key's </text:span><text:span text:style-name="CrossRef"><text:span text:style-name="T70"><text:reference-ref text:reference-format="text" text:ref-name="updatable.key">Updatable</text:reference-ref></text:span></text:span><text:span text:style-name="T59"> flag is set.</text:span></text:p>
      <text:p text:style-name="Text_20_body"><text:span text:style-name="T59">If </text:span><text:span text:style-name="CrossRef"><text:span text:style-name="T70"><text:reference-ref text:reference-format="text" text:ref-name="sess.key.op">SessionKeyLimit</text:reference-ref></text:span></text:span><text:span text:style-name="T59"> for the </text:span><text:span text:style-name="T61">OriginalSessionKey</text:span><text:span text:style-name="T59"> is exceeded (use count is incremented for each post provisioning MAC), the post provisioning operation MUST be aborted.</text:span></text:p>
      <text:p text:style-name="P50"/>
      <text:h text:style-name="P99" text:outline-level="1">Missing Methods</text:h>
      <text:p text:style-name="P50">Symmetric key encryption and hmac, asymmetric decryption, and some utility methods</text:p>
      <text:h text:style-name="P97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3"><text:span text:style-name="T76">ProvisioningHandle</text:span><text:span text:style-name="T63">, ...</text:span> = <text:span text:style-name="CrossRef"><text:reference-ref text:reference-format="text" text:ref-name="createProvisioningSession">createProvisioningSession</text:reference-ref></text:span> (…)</text:p>
      <text:p text:style-name="P84"><text:span text:style-name="T76">PUKPolicyHandle</text:span> = <text:span text:style-name="CrossRef"><text:reference-ref text:reference-format="text" text:ref-name="createPUKPolicy">createPUKPolicy</text:reference-ref></text:span> (<text:span text:style-name="T76">ProvisioningHandle</text:span><text:span text:style-name="T63">, ...)</text:span></text:p>
      <text:p text:style-name="P84"><text:span text:style-name="T76">PINPolicyHandle</text:span><text:span text:style-name="T63"> = </text:span><text:span text:style-name="CrossRef"><text:reference-ref text:reference-format="text" text:ref-name="createPINPolicy">createPINPolicy</text:reference-ref></text:span><text:span text:style-name="T63"> (</text:span><text:span text:style-name="T76">ProvisioningHandle</text:span><text:span text:style-name="T63">, , </text:span><text:span text:style-name="T76">PUKPolicyHandle</text:span><text:span text:style-name="T63">, ...)</text:span></text:p>
      <text:p text:style-name="P84"><text:span text:style-name="T76">KeyHandle</text:span><text:span text:style-name="T63">, ...</text:span> = <text:span text:style-name="CrossRef"><text:reference-ref text:reference-format="text" text:ref-name="createKeyPair">createKeyPair</text:reference-ref></text:span> (<text:span text:style-name="T76">ProvisioningHandle</text:span><text:span text:style-name="T63">, , </text:span><text:span text:style-name="T76">PINPolicyHandle</text:span><text:span text:style-name="T63">, …)</text:span></text:p>
      <text:p text:style-name="P85">External certification of the generated public key happens here...</text:p>
      <text:p text:style-name="P83"><text:span text:style-name="CrossRef"><text:reference-ref text:reference-format="text" text:ref-name="setCertificatePath">setCertificatePath</text:reference-ref></text:span><text:span text:style-name="T63"> (</text:span><text:span text:style-name="T76">KeyHandle</text:span><text:span text:style-name="T63">, ...)</text:span></text:p>
      <text:p text:style-name="P84"><text:span text:style-name="CrossRef"><text:reference-ref text:reference-format="text" text:ref-name="closeProvisioningSession">closeProvisioningSession</text:reference-ref></text:span><text:span text:style-name="T63"> (</text:span><text:span text:style-name="T76">ProvisioningHandle</text:span><text:span text:style-name="T63">, ...)</text:span></text:p>
      <text:p text:style-name="Text_20_body"><text:span text:style-name="T63"><text:line-break/>Note that </text:span><text:span text:style-name="T76">Handle</text:span><text:span text:style-name="T63"> variables are only used by local middleware, while (not shown) variables like </text:span><text:span text:style-name="T76">SessionKey</text:span><text:span text:style-name="T63">, </text:span><text:span text:style-name="T76">MAC</text:span><text:span text:style-name="T63">, </text:span><text:span text:style-name="T76">ID</text:span><text:span text:style-name="T63">, etc. are primarily used in the communication between an issuer and the SKS.</text:span></text:p>
      <text:p text:style-name="P47">If keys are to be created entirely locally, this requires local software emulation of an issuer.</text:p>
      <text:h text:style-name="P97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95">&lt;</text:span><text:span text:style-name="T29">CredentialDiscoveryRequest</text:span><text:span text:style-name="T10">  </text:span><text:span text:style-name="T96">…</text:span><text:span text:style-name="T95"> <text:s/>&gt;<text:line-break/></text:span></text:p>
            <text:p text:style-name="P62"><text:span text:style-name="T95">    &lt;</text:span><text:span text:style-name="T29">LookupSpecifier</text:span><text:span text:style-name="T95"> </text:span><text:span text:style-name="T38">ID</text:span><text:span text:style-name="T95">="Lookup.1" </text:span><text:span text:style-name="T38">Nonce</text:span><text:span text:style-name="T95">="nSgmg4cznqE ... WrH2421w9SYA="&gt;<text:line-break/> <text:s text:c="3"/>    &lt;</text:span><text:span text:style-name="T29">SearchFilter</text:span><text:span text:style-name="T95"> </text:span><text:span text:style-name="T38">Email</text:span><text:span text:style-name="T95">="john.doe@example.com"/&gt;<text:line-break/>        &lt;</text:span><text:span text:style-name="T103">ds</text:span><text:span text:style-name="T95">:</text:span><text:span text:style-name="T29">Signature</text:span><text:span text:style-name="T95">&gt;<text:line-break/>            &lt;</text:span><text:span text:style-name="T103">ds</text:span><text:span text:style-name="T95">:</text:span><text:span text:style-name="T29">SignedInfo</text:span><text:span text:style-name="T95">&gt;<text:line-break/>                &lt;</text:span><text:span text:style-name="T103">ds</text:span><text:span text:style-name="T95">:</text:span><text:span text:style-name="T29">CanonicalizationMethod</text:span><text:span text:style-name="T95"> </text:span><text:span text:style-name="T38">Algorithm</text:span><text:span text:style-name="T95">="http://www.w3.org/2001/10/xml-exc-c14n#"/&gt;<text:line-break/>                &lt;</text:span><text:span text:style-name="T103">ds</text:span><text:span text:style-name="T95">:</text:span><text:span text:style-name="T29">SignatureMethod</text:span><text:span text:style-name="T95"> </text:span><text:span text:style-name="T38">Algorithm</text:span><text:span text:style-name="T95">="http://www.w3.org/2001/04/xmldsig-more#rsa-sha256"/&gt;<text:line-break/>                &lt;</text:span><text:span text:style-name="T103">ds</text:span><text:span text:style-name="T95">:</text:span><text:span text:style-name="T29">Reference</text:span><text:span text:style-name="T95"> </text:span><text:span text:style-name="T38">URI</text:span><text:span text:style-name="T95">="#Lookup.1"&gt;<text:line-break/>                    &lt;</text:span><text:span text:style-name="T103">ds</text:span><text:span text:style-name="T95">:</text:span><text:span text:style-name="T29">Transforms</text:span><text:span text:style-name="T95">&gt;<text:line-break/>                        &lt;</text:span><text:span text:style-name="T103">ds</text:span><text:span text:style-name="T95">:</text:span><text:span text:style-name="T29">Transform</text:span><text:span text:style-name="T95"> </text:span><text:span text:style-name="T38">Algorithm</text:span><text:span text:style-name="T95">="http://www.w3.org/2000/09/xmldsig#enveloped-signature"/&gt;<text:line-break/>                        &lt;</text:span><text:span text:style-name="T103">ds</text:span><text:span text:style-name="T95">:</text:span><text:span text:style-name="T29">Transform</text:span><text:span text:style-name="T95"> </text:span><text:span text:style-name="T38">Algorithm</text:span><text:span text:style-name="T95">="http://www.w3.org/2001/10/xml-exc-c14n#"/&gt;<text:line-break/>                    &lt;/</text:span><text:span text:style-name="T103">ds</text:span><text:span text:style-name="T95">:</text:span><text:span text:style-name="T29">Transforms</text:span><text:span text:style-name="T95">&gt;<text:line-break/>                    &lt;</text:span><text:span text:style-name="T103">ds</text:span><text:span text:style-name="T95">:</text:span><text:span text:style-name="T29">DigestMethod</text:span><text:span text:style-name="T95"> </text:span><text:span text:style-name="T38">Algorithm</text:span><text:span text:style-name="T95">="http://www.w3.org/2001/04/xmlenc#sha256"/&gt;<text:line-break/>                    &lt;</text:span><text:span text:style-name="T103">ds</text:span><text:span text:style-name="T95">:</text:span><text:span text:style-name="T29">DigestValue</text:span><text:span text:style-name="T95">&gt;JBfoi8iBKRyWxXYlTTU1cdyybMTyJr+WDW+qCJdxoGE=&lt;/</text:span><text:span text:style-name="T103">ds</text:span><text:span text:style-name="T95">:</text:span><text:span text:style-name="T29">DigestValue</text:span><text:span text:style-name="T95">&gt;<text:line-break/>                &lt;/</text:span><text:span text:style-name="T103">ds</text:span><text:span text:style-name="T95">:</text:span><text:span text:style-name="T29">Reference</text:span><text:span text:style-name="T95">&gt;<text:line-break/>            &lt;/</text:span><text:span text:style-name="T103">ds</text:span><text:span text:style-name="T95">:</text:span><text:span text:style-name="T29">SignedInfo</text:span><text:span text:style-name="T95">&gt;<text:line-break/>            &lt;</text:span><text:span text:style-name="T103">ds</text:span><text:span text:style-name="T95">:</text:span><text:span text:style-name="T29">SignatureValue</text:span><text:span text:style-name="T95">&gt;mSMaH6wChPQRDT... JKrW3n/dL7seGbg==&lt;/</text:span><text:span text:style-name="T103">ds</text:span><text:span text:style-name="T95">:</text:span><text:span text:style-name="T29">SignatureValue</text:span><text:span text:style-name="T95">&gt;<text:line-break/>            &lt;</text:span><text:span text:style-name="T103">ds</text:span><text:span text:style-name="T95">:</text:span><text:span text:style-name="T29">KeyInfo</text:span><text:span text:style-name="T95">&gt;<text:line-break/>                &lt;</text:span><text:span text:style-name="T103">ds</text:span><text:span text:style-name="T95">:</text:span><text:span text:style-name="T29">X509Data</text:span><text:span text:style-name="T95">&gt;<text:line-break/>                    &lt;</text:span><text:span text:style-name="T103">ds</text:span><text:span text:style-name="T95">:</text:span><text:span text:style-name="T29">X509IssuerSerial</text:span><text:span text:style-name="T95">&gt;<text:line-break/>                        &lt;</text:span><text:span text:style-name="T103">ds</text:span><text:span text:style-name="T95">:</text:span><text:span text:style-name="T29">X509IssuerName</text:span><text:span text:style-name="T95">&gt;CN=Root CA,O=example.com,C=us&lt;/</text:span><text:span text:style-name="T103">ds</text:span><text:span text:style-name="T95">:</text:span><text:span text:style-name="T29">X509IssuerName</text:span><text:span text:style-name="T95">&gt;<text:line-break/>                        &lt;</text:span><text:span text:style-name="T103">ds</text:span><text:span text:style-name="T95">:</text:span><text:span text:style-name="T29">X509SerialNumber</text:span><text:span text:style-name="T95">&gt;2&lt;/</text:span><text:span text:style-name="T103">ds</text:span><text:span text:style-name="T95">:</text:span><text:span text:style-name="T29">X509SerialNumber</text:span><text:span text:style-name="T95">&gt;<text:line-break/>                    &lt;/</text:span><text:span text:style-name="T103">ds</text:span><text:span text:style-name="T95">:</text:span><text:span text:style-name="T29">X509IssuerSerial</text:span><text:span text:style-name="T95">&gt;<text:line-break/>                    </text:span><text:span text:style-name="T116">&lt;!-- The Issuer's Certificate: --&gt;</text:span><text:span text:style-name="T95"><text:line-break/>                    &lt;</text:span><text:span text:style-name="T103">ds</text:span><text:span text:style-name="T95">:</text:span><text:span text:style-name="T29">X509Certificate</text:span><text:span text:style-name="T95">&gt;MIIDbzCCAlegAw … gtzO/rITZcbKHyCZvQ==&lt;/</text:span><text:span text:style-name="T103">ds</text:span><text:span text:style-name="T95">:</text:span><text:span text:style-name="T29">X509Certificate</text:span><text:span text:style-name="T95">&gt;<text:line-break/>                &lt;/</text:span><text:span text:style-name="T103">ds</text:span><text:span text:style-name="T95">:</text:span><text:span text:style-name="T29">X509Data</text:span><text:span text:style-name="T95">&gt;<text:line-break/>            &lt;/</text:span><text:span text:style-name="T103">ds</text:span><text:span text:style-name="T95">:</text:span><text:span text:style-name="T29">KeyInfo</text:span><text:span text:style-name="T95">&gt;<text:line-break/>        &lt;/</text:span><text:span text:style-name="T103">ds</text:span><text:span text:style-name="T95">:</text:span><text:span text:style-name="T29">Signature</text:span><text:span text:style-name="T95">&gt;<text:line-break/>    &lt;/</text:span><text:span text:style-name="T29">LookupSpecifier</text:span><text:span text:style-name="T95">&gt;<text:line-break/></text:span></text:p>
            <text:p text:style-name="Standard"><text:span text:style-name="T95">&lt;/</text:span><text:span text:style-name="T29">CredentialDiscoveryRequest</text:span><text:span text:style-name="T95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1248536456" text:style-name="L3">
        <text:list-item>
          <text:p text:style-name="P123">Verify that the <text:span text:style-name="T82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23">Verify that the freshness <text:span text:style-name="T76">Nonce</text:span> matches <text:span text:style-name="CrossRef"><text:reference-ref text:reference-format="text" text:ref-name="SHA256">SHA256</text:reference-ref></text:span> (<text:span text:style-name="T76">ClientSessionID</text:span> || <text:span text:style-name="T76">ServerSessionID</text:span> || I<text:span text:style-name="T76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23">Enumerate all SKS keys and related certificates. <text:s/>See <text:span text:style-name="CrossRef"><text:reference-ref text:reference-format="text" text:ref-name="enumerate.keys">getKeyHandle</text:reference-ref></text:span></text:p>
        </text:list-item>
        <text:list-item>
          <text:p text:style-name="P123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76">X509Certificate</text:span> element which (together with the <text:span text:style-name="T82">Signature</text:span><text:span text:style-name="T60">),</text:span><text:span text:style-name="T63"> serv</text:span>es as an <text:span text:style-name="T1">Issuer Filter</text:span></text:p>
        </text:list-item>
        <text:list-item>
          <text:p text:style-name="P123">Collect the keys from step #4 that also feature the e-mail addresss <text:span text:style-name="T115">"</text:span><text:span text:style-name="T22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97" text:outline-level="1"><text:reference-mark-start text:name="sec.cons"/>Security Considerations<text:reference-mark-end text:name="sec.cons"/></text:h>
      <text:p text:style-name="P47">This document does not cover the security of the actual key-store since SKS does not differ from other systems like smart cards in this respect.</text:p>
      <text:p text:style-name="P47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7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will when receiving the response to the provisioning session request, detect if it has been manipulated and <text:span text:style-name="T1">cease the rest of the operation</text:span>.</text:p>
      <text:p text:style-name="P47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7">Replay attack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7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39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39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39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39">There is no protection against DoS (Denial of Service) attacks on SKS storage space due to malicious middleware.</text:p>
      <text:p text:style-name="P39">SKS does not have any notion of policy, it is up to the <text:span text:style-name="T1">issuer</text:span> to decide about suitable key protections options, key sizes, and private key backups.</text:p>
      <text:p text:style-name="P39"/>
      <text:h text:style-name="Heading_20_1" text:outline-level="1">Intellectual Property Rights</text:h>
      <text:p text:style-name="P39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111"></text:span></text:p>
      <text:p text:style-name="P39">Note: it is possible that there are pieces that already are patented by <text:span text:style-name="T1">other parties</text:span> but the author is currently unaware of any IPR encumbrances.</text:p>
      <text:p text:style-name="P39">A predecessor of this document has been submitted to <text:a xlink:type="simple" xlink:href="http://defensivepublications.org/">http://defensivepublications.org.</text:a></text:p>
      <text:h text:style-name="P97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s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86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97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38, WebPKI.org, 2010-04-30<text:tab/>Page <text:page-number text:select-page="current">52</text:page-number> of <text:page-count>5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5-08T19:14:41</meta:creation-date>
    <meta:editing-cycles>2</meta:editing-cycles>
    <meta:editing-duration>PT00H13M02S</meta:editing-duration>
    <dc:title>Secure Key Store - API and Architecture</dc:title>
    <meta:document-statistic meta:table-count="82" meta:image-count="0" meta:object-count="4" meta:page-count="52" meta:paragraph-count="1677" meta:word-count="10726" meta:character-count="79908"/>
    <dc:date>2010-05-08T19:14:42</dc:date>
    <dc:creator>Anders Rundgren</dc:creator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